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-CO2_state-to-state_3pes.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number-columns-repeated="13" table:default-cell-style-name="ce2"/>
        <table:table-row table:style-name="ro1">
          <table:table-cell table:number-columns-repeated="2"/>
          <table:table-cell office:value-type="string" calcext:value-type="string">
            <text:p>E1=0.0297</text:p>
          </table:table-cell>
          <table:table-cell office:value-type="string" calcext:value-type="string">
            <text:p>E2=0.1537</text:p>
          </table:table-cell>
          <table:table-cell table:style-name="Default" office:value-type="string" calcext:value-type="string">
            <text:p>E3 = 0.28</text:p>
          </table:table-cell>
          <table:table-cell office:value-type="string" calcext:value-type="string">
            <text:p>E7 = 0.53</text:p>
          </table:table-cell>
          <table:table-cell office:value-type="string" calcext:value-type="string">
            <text:p>E9 = 0.77</text:p>
          </table:table-cell>
          <table:table-cell office:value-type="string" calcext:value-type="string">
            <text:p>E13 = 1.51</text:p>
          </table:table-cell>
          <table:table-cell office:value-type="string" calcext:value-type="string">
            <text:p>E21 = 2.5</text:p>
          </table:table-cell>
          <table:table-cell office:value-type="string" calcext:value-type="string">
            <text:p>E29 = 3.5</text:p>
          </table:table-cell>
          <table:table-cell office:value-type="string" calcext:value-type="string">
            <text:p>E33=4.0</text:p>
          </table:table-cell>
          <table:table-cell/>
          <table:table-cell table:style-name="Default"/>
          <table:table-cell table:style-name="Default" office:value-type="string" calcext:value-type="string">
            <text:p>0.0297 eV</text:p>
          </table:table-cell>
          <table:table-cell table:style-name="Default" office:value-type="string" calcext:value-type="string">
            <text:p>0.154 eV</text:p>
          </table:table-cell>
          <table:table-cell table:style-name="Default" office:value-type="string" calcext:value-type="string">
            <text:p>0.28 eV</text:p>
          </table:table-cell>
          <table:table-cell table:style-name="Default" office:value-type="string" calcext:value-type="string">
            <text:p>0.53 eV</text:p>
          </table:table-cell>
          <table:table-cell table:style-name="Default" office:value-type="string" calcext:value-type="string">
            <text:p>0.77 eV</text:p>
          </table:table-cell>
          <table:table-cell table:style-name="Default" office:value-type="string" calcext:value-type="string">
            <text:p>1.51 eV</text:p>
          </table:table-cell>
          <table:table-cell table:style-name="Default" office:value-type="string" calcext:value-type="string">
            <text:p>2.5 eV</text:p>
          </table:table-cell>
          <table:table-cell table:style-name="Default" office:value-type="string" calcext:value-type="string">
            <text:p>3.5 eV</text:p>
          </table:table-cell>
          <table:table-cell table:style-name="Default" office:value-type="string" calcext:value-type="string">
            <text:p>4.0 eV</text:p>
          </table:table-cell>
          <table:table-cell table:style-name="Default"/>
          <table:table-cell table:style-name="Default" office:value-type="string" calcext:value-type="string">
            <text:p>rounding N</text:p>
          </table:table-cell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7.16" calcext:value-type="float">
            <text:p>357.16</text:p>
          </table:table-cell>
          <table:table-cell office:value-type="float" office:value="218.8513" calcext:value-type="float">
            <text:p>218.8513</text:p>
          </table:table-cell>
          <table:table-cell office:value-type="float" office:value="175.952" calcext:value-type="float">
            <text:p>175.952000</text:p>
          </table:table-cell>
          <table:table-cell office:value-type="float" office:value="146.8536" calcext:value-type="float">
            <text:p>146.8536</text:p>
          </table:table-cell>
          <table:table-cell office:value-type="float" office:value="145.377" calcext:value-type="float">
            <text:p>145.377</text:p>
          </table:table-cell>
          <table:table-cell office:value-type="float" office:value="136.2218" calcext:value-type="float">
            <text:p>136.2218</text:p>
          </table:table-cell>
          <table:table-cell office:value-type="float" office:value="116.0213" calcext:value-type="float">
            <text:p>116.0213</text:p>
          </table:table-cell>
          <table:table-cell office:value-type="float" office:value="101.2726" calcext:value-type="float">
            <text:p>101.2726</text:p>
          </table:table-cell>
          <table:table-cell office:value-type="float" office:value="95.37043" calcext:value-type="float">
            <text:p>95.37043</text:p>
          </table:table-cell>
          <table:table-cell/>
          <table:table-cell table:formula="of:=COM.MICROSOFT.CONCAT([.B2]-1)" office:value-type="string" office:string-value="0" calcext:value-type="string">
            <text:p>0</text:p>
          </table:table-cell>
          <table:table-cell table:formula="of:=COM.MICROSOFT.CONCAT(&quot;&amp; &quot;; ROUND([.C2];[.$X$2]))" office:value-type="string" office:string-value="&amp; 357.16" calcext:value-type="string">
            <text:p>&amp; 357.16</text:p>
          </table:table-cell>
          <table:table-cell table:formula="of:=COM.MICROSOFT.CONCAT(&quot;&amp; &quot;; ROUND([.D2];[.$X$2]))" office:value-type="string" office:string-value="&amp; 218.851" calcext:value-type="string">
            <text:p>&amp; 218.851</text:p>
          </table:table-cell>
          <table:table-cell table:formula="of:=COM.MICROSOFT.CONCAT(&quot;&amp; &quot;; ROUND([.E2];[.$X$2]))" office:value-type="string" office:string-value="&amp; 175.952" calcext:value-type="string">
            <text:p>&amp; 175.952</text:p>
          </table:table-cell>
          <table:table-cell table:formula="of:=COM.MICROSOFT.CONCAT(&quot;&amp; &quot;; ROUND([.F2];[.$X$2]))" office:value-type="string" office:string-value="&amp; 146.854" calcext:value-type="string">
            <text:p>&amp; 146.854</text:p>
          </table:table-cell>
          <table:table-cell table:formula="of:=COM.MICROSOFT.CONCAT(&quot;&amp; &quot;; ROUND([.G2];[.$X$2]))" office:value-type="string" office:string-value="&amp; 145.377" calcext:value-type="string">
            <text:p>&amp; 145.377</text:p>
          </table:table-cell>
          <table:table-cell table:formula="of:=COM.MICROSOFT.CONCAT(&quot;&amp; &quot;; ROUND([.H2];[.$X$2]))" office:value-type="string" office:string-value="&amp; 136.222" calcext:value-type="string">
            <text:p>&amp; 136.222</text:p>
          </table:table-cell>
          <table:table-cell table:formula="of:=COM.MICROSOFT.CONCAT(&quot;&amp; &quot;; ROUND([.I2];[.$X$2]))" office:value-type="string" office:string-value="&amp; 116.021" calcext:value-type="string">
            <text:p>&amp; 116.021</text:p>
          </table:table-cell>
          <table:table-cell table:formula="of:=COM.MICROSOFT.CONCAT(&quot;&amp; &quot;; ROUND([.J2];[.$X$2]))" office:value-type="string" office:string-value="&amp; 101.273" calcext:value-type="string">
            <text:p>&amp; 101.273</text:p>
          </table:table-cell>
          <table:table-cell table:formula="of:=COM.MICROSOFT.CONCAT(&quot;&amp; &quot;; ROUND([.K2];[.$X$2]); &quot; \\&quot;)" office:value-type="string" office:string-value="&amp; 95.37 \\" calcext:value-type="string">
            <text:p>&amp; 95.37 \\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.85817" calcext:value-type="float">
            <text:p>40.85817</text:p>
          </table:table-cell>
          <table:table-cell office:value-type="float" office:value="25.3275" calcext:value-type="float">
            <text:p>25.3275</text:p>
          </table:table-cell>
          <table:table-cell office:value-type="float" office:value="20.9632666666667" calcext:value-type="float">
            <text:p>20.963267</text:p>
          </table:table-cell>
          <table:table-cell office:value-type="float" office:value="15.3293" calcext:value-type="float">
            <text:p>15.3293</text:p>
          </table:table-cell>
          <table:table-cell office:value-type="float" office:value="13.26606" calcext:value-type="float">
            <text:p>13.26606</text:p>
          </table:table-cell>
          <table:table-cell office:value-type="float" office:value="10.87717" calcext:value-type="float">
            <text:p>10.87717</text:p>
          </table:table-cell>
          <table:table-cell office:value-type="float" office:value="8.609193" calcext:value-type="float">
            <text:p>8.609193</text:p>
          </table:table-cell>
          <table:table-cell office:value-type="float" office:value="7.512473" calcext:value-type="float">
            <text:p>7.512473</text:p>
          </table:table-cell>
          <table:table-cell office:value-type="float" office:value="7.122197" calcext:value-type="float">
            <text:p>7.122197</text:p>
          </table:table-cell>
          <table:table-cell/>
          <table:table-cell table:formula="of:=COM.MICROSOFT.CONCAT([.B3]-1)" office:value-type="string" office:string-value="2" calcext:value-type="string">
            <text:p>2</text:p>
          </table:table-cell>
          <table:table-cell table:formula="of:=COM.MICROSOFT.CONCAT(&quot;&amp; &quot;; ROUND([.C3];[.$X$2]))" office:value-type="string" office:string-value="&amp; 40.858" calcext:value-type="string">
            <text:p>&amp; 40.858</text:p>
          </table:table-cell>
          <table:table-cell table:formula="of:=COM.MICROSOFT.CONCAT(&quot;&amp; &quot;; ROUND([.D3];[.$X$2]))" office:value-type="string" office:string-value="&amp; 25.328" calcext:value-type="string">
            <text:p>&amp; 25.328</text:p>
          </table:table-cell>
          <table:table-cell table:formula="of:=COM.MICROSOFT.CONCAT(&quot;&amp; &quot;; ROUND([.E3];[.$X$2]))" office:value-type="string" office:string-value="&amp; 20.963" calcext:value-type="string">
            <text:p>&amp; 20.963</text:p>
          </table:table-cell>
          <table:table-cell table:formula="of:=COM.MICROSOFT.CONCAT(&quot;&amp; &quot;; ROUND([.F3];[.$X$2]))" office:value-type="string" office:string-value="&amp; 15.329" calcext:value-type="string">
            <text:p>&amp; 15.329</text:p>
          </table:table-cell>
          <table:table-cell table:formula="of:=COM.MICROSOFT.CONCAT(&quot;&amp; &quot;; ROUND([.G3];[.$X$2]))" office:value-type="string" office:string-value="&amp; 13.266" calcext:value-type="string">
            <text:p>&amp; 13.266</text:p>
          </table:table-cell>
          <table:table-cell table:formula="of:=COM.MICROSOFT.CONCAT(&quot;&amp; &quot;; ROUND([.H3];[.$X$2]))" office:value-type="string" office:string-value="&amp; 10.877" calcext:value-type="string">
            <text:p>&amp; 10.877</text:p>
          </table:table-cell>
          <table:table-cell table:formula="of:=COM.MICROSOFT.CONCAT(&quot;&amp; &quot;; ROUND([.I3];[.$X$2]))" office:value-type="string" office:string-value="&amp; 8.609" calcext:value-type="string">
            <text:p>&amp; 8.609</text:p>
          </table:table-cell>
          <table:table-cell table:formula="of:=COM.MICROSOFT.CONCAT(&quot;&amp; &quot;; ROUND([.J3];[.$X$2]))" office:value-type="string" office:string-value="&amp; 7.512" calcext:value-type="string">
            <text:p>&amp; 7.512</text:p>
          </table:table-cell>
          <table:table-cell table:formula="of:=COM.MICROSOFT.CONCAT(&quot;&amp; &quot;; ROUND([.K3];[.$X$2]); &quot; \\&quot;)" office:value-type="string" office:string-value="&amp; 7.122 \\" calcext:value-type="string">
            <text:p>&amp; 7.122 \\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63227" calcext:value-type="float">
            <text:p>14.63227</text:p>
          </table:table-cell>
          <table:table-cell office:value-type="float" office:value="9.30789" calcext:value-type="float">
            <text:p>9.30789</text:p>
          </table:table-cell>
          <table:table-cell office:value-type="float" office:value="7.77946" calcext:value-type="float">
            <text:p>7.779460</text:p>
          </table:table-cell>
          <table:table-cell office:value-type="float" office:value="4.615793" calcext:value-type="float">
            <text:p>4.615793</text:p>
          </table:table-cell>
          <table:table-cell office:value-type="float" office:value="3.97354" calcext:value-type="float">
            <text:p>3.97354</text:p>
          </table:table-cell>
          <table:table-cell office:value-type="float" office:value="3.294417" calcext:value-type="float">
            <text:p>3.294417</text:p>
          </table:table-cell>
          <table:table-cell office:value-type="float" office:value="2.780177" calcext:value-type="float">
            <text:p>2.780177</text:p>
          </table:table-cell>
          <table:table-cell office:value-type="float" office:value="2.489403" calcext:value-type="float">
            <text:p>2.489403</text:p>
          </table:table-cell>
          <table:table-cell office:value-type="float" office:value="2.425683" calcext:value-type="float">
            <text:p>2.425683</text:p>
          </table:table-cell>
          <table:table-cell/>
          <table:table-cell table:formula="of:=COM.MICROSOFT.CONCAT([.B4]-1)" office:value-type="string" office:string-value="4" calcext:value-type="string">
            <text:p>4</text:p>
          </table:table-cell>
          <table:table-cell table:formula="of:=COM.MICROSOFT.CONCAT(&quot;&amp; &quot;; ROUND([.C4];[.$X$2]))" office:value-type="string" office:string-value="&amp; 14.632" calcext:value-type="string">
            <text:p>&amp; 14.632</text:p>
          </table:table-cell>
          <table:table-cell table:formula="of:=COM.MICROSOFT.CONCAT(&quot;&amp; &quot;; ROUND([.D4];[.$X$2]))" office:value-type="string" office:string-value="&amp; 9.308" calcext:value-type="string">
            <text:p>&amp; 9.308</text:p>
          </table:table-cell>
          <table:table-cell table:formula="of:=COM.MICROSOFT.CONCAT(&quot;&amp; &quot;; ROUND([.E4];[.$X$2]))" office:value-type="string" office:string-value="&amp; 7.779" calcext:value-type="string">
            <text:p>&amp; 7.779</text:p>
          </table:table-cell>
          <table:table-cell table:formula="of:=COM.MICROSOFT.CONCAT(&quot;&amp; &quot;; ROUND([.F4];[.$X$2]))" office:value-type="string" office:string-value="&amp; 4.616" calcext:value-type="string">
            <text:p>&amp; 4.616</text:p>
          </table:table-cell>
          <table:table-cell table:formula="of:=COM.MICROSOFT.CONCAT(&quot;&amp; &quot;; ROUND([.G4];[.$X$2]))" office:value-type="string" office:string-value="&amp; 3.974" calcext:value-type="string">
            <text:p>&amp; 3.974</text:p>
          </table:table-cell>
          <table:table-cell table:formula="of:=COM.MICROSOFT.CONCAT(&quot;&amp; &quot;; ROUND([.H4];[.$X$2]))" office:value-type="string" office:string-value="&amp; 3.294" calcext:value-type="string">
            <text:p>&amp; 3.294</text:p>
          </table:table-cell>
          <table:table-cell table:formula="of:=COM.MICROSOFT.CONCAT(&quot;&amp; &quot;; ROUND([.I4];[.$X$2]))" office:value-type="string" office:string-value="&amp; 2.78" calcext:value-type="string">
            <text:p>&amp; 2.78</text:p>
          </table:table-cell>
          <table:table-cell table:formula="of:=COM.MICROSOFT.CONCAT(&quot;&amp; &quot;; ROUND([.J4];[.$X$2]))" office:value-type="string" office:string-value="&amp; 2.489" calcext:value-type="string">
            <text:p>&amp; 2.489</text:p>
          </table:table-cell>
          <table:table-cell table:formula="of:=COM.MICROSOFT.CONCAT(&quot;&amp; &quot;; ROUND([.K4];[.$X$2]); &quot; \\&quot;)" office:value-type="string" office:string-value="&amp; 2.426 \\" calcext:value-type="string">
            <text:p>&amp; 2.426 \\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494853" calcext:value-type="float">
            <text:p>9.494853</text:p>
          </table:table-cell>
          <table:table-cell office:value-type="float" office:value="6.424707" calcext:value-type="float">
            <text:p>6.424707</text:p>
          </table:table-cell>
          <table:table-cell office:value-type="float" office:value="5.18210666666667" calcext:value-type="float">
            <text:p>5.182107</text:p>
          </table:table-cell>
          <table:table-cell office:value-type="float" office:value="3.43319" calcext:value-type="float">
            <text:p>3.43319</text:p>
          </table:table-cell>
          <table:table-cell office:value-type="float" office:value="3.084023" calcext:value-type="float">
            <text:p>3.084023</text:p>
          </table:table-cell>
          <table:table-cell office:value-type="float" office:value="2.68625" calcext:value-type="float">
            <text:p>2.68625</text:p>
          </table:table-cell>
          <table:table-cell office:value-type="float" office:value="2.48409" calcext:value-type="float">
            <text:p>2.48409</text:p>
          </table:table-cell>
          <table:table-cell office:value-type="float" office:value="2.389083" calcext:value-type="float">
            <text:p>2.389083</text:p>
          </table:table-cell>
          <table:table-cell office:value-type="float" office:value="2.36678" calcext:value-type="float">
            <text:p>2.36678</text:p>
          </table:table-cell>
          <table:table-cell/>
          <table:table-cell table:formula="of:=COM.MICROSOFT.CONCAT([.B5]-1)" office:value-type="string" office:string-value="6" calcext:value-type="string">
            <text:p>6</text:p>
          </table:table-cell>
          <table:table-cell table:formula="of:=COM.MICROSOFT.CONCAT(&quot;&amp; &quot;; ROUND([.C5];[.$X$2]))" office:value-type="string" office:string-value="&amp; 9.495" calcext:value-type="string">
            <text:p>&amp; 9.495</text:p>
          </table:table-cell>
          <table:table-cell table:formula="of:=COM.MICROSOFT.CONCAT(&quot;&amp; &quot;; ROUND([.D5];[.$X$2]))" office:value-type="string" office:string-value="&amp; 6.425" calcext:value-type="string">
            <text:p>&amp; 6.425</text:p>
          </table:table-cell>
          <table:table-cell table:formula="of:=COM.MICROSOFT.CONCAT(&quot;&amp; &quot;; ROUND([.E5];[.$X$2]))" office:value-type="string" office:string-value="&amp; 5.182" calcext:value-type="string">
            <text:p>&amp; 5.182</text:p>
          </table:table-cell>
          <table:table-cell table:formula="of:=COM.MICROSOFT.CONCAT(&quot;&amp; &quot;; ROUND([.F5];[.$X$2]))" office:value-type="string" office:string-value="&amp; 3.433" calcext:value-type="string">
            <text:p>&amp; 3.433</text:p>
          </table:table-cell>
          <table:table-cell table:formula="of:=COM.MICROSOFT.CONCAT(&quot;&amp; &quot;; ROUND([.G5];[.$X$2]))" office:value-type="string" office:string-value="&amp; 3.084" calcext:value-type="string">
            <text:p>&amp; 3.084</text:p>
          </table:table-cell>
          <table:table-cell table:formula="of:=COM.MICROSOFT.CONCAT(&quot;&amp; &quot;; ROUND([.H5];[.$X$2]))" office:value-type="string" office:string-value="&amp; 2.686" calcext:value-type="string">
            <text:p>&amp; 2.686</text:p>
          </table:table-cell>
          <table:table-cell table:formula="of:=COM.MICROSOFT.CONCAT(&quot;&amp; &quot;; ROUND([.I5];[.$X$2]))" office:value-type="string" office:string-value="&amp; 2.484" calcext:value-type="string">
            <text:p>&amp; 2.484</text:p>
          </table:table-cell>
          <table:table-cell table:formula="of:=COM.MICROSOFT.CONCAT(&quot;&amp; &quot;; ROUND([.J5];[.$X$2]))" office:value-type="string" office:string-value="&amp; 2.389" calcext:value-type="string">
            <text:p>&amp; 2.389</text:p>
          </table:table-cell>
          <table:table-cell table:formula="of:=COM.MICROSOFT.CONCAT(&quot;&amp; &quot;; ROUND([.K5];[.$X$2]); &quot; \\&quot;)" office:value-type="string" office:string-value="&amp; 2.367 \\" calcext:value-type="string">
            <text:p>&amp; 2.367 \\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73707" calcext:value-type="float">
            <text:p>6.673707</text:p>
          </table:table-cell>
          <table:table-cell office:value-type="float" office:value="4.799077" calcext:value-type="float">
            <text:p>4.799077</text:p>
          </table:table-cell>
          <table:table-cell office:value-type="float" office:value="3.93990333333333" calcext:value-type="float">
            <text:p>3.939903</text:p>
          </table:table-cell>
          <table:table-cell office:value-type="float" office:value="2.662907" calcext:value-type="float">
            <text:p>2.662907</text:p>
          </table:table-cell>
          <table:table-cell office:value-type="float" office:value="2.426163" calcext:value-type="float">
            <text:p>2.426163</text:p>
          </table:table-cell>
          <table:table-cell office:value-type="float" office:value="2.08346" calcext:value-type="float">
            <text:p>2.08346</text:p>
          </table:table-cell>
          <table:table-cell office:value-type="float" office:value="1.837603" calcext:value-type="float">
            <text:p>1.837603</text:p>
          </table:table-cell>
          <table:table-cell office:value-type="float" office:value="1.801267" calcext:value-type="float">
            <text:p>1.801267</text:p>
          </table:table-cell>
          <table:table-cell office:value-type="float" office:value="1.815027" calcext:value-type="float">
            <text:p>1.815027</text:p>
          </table:table-cell>
          <table:table-cell/>
          <table:table-cell table:formula="of:=COM.MICROSOFT.CONCAT([.B6]-1)" office:value-type="string" office:string-value="8" calcext:value-type="string">
            <text:p>8</text:p>
          </table:table-cell>
          <table:table-cell table:formula="of:=COM.MICROSOFT.CONCAT(&quot;&amp; &quot;; ROUND([.C6];[.$X$2]))" office:value-type="string" office:string-value="&amp; 6.674" calcext:value-type="string">
            <text:p>&amp; 6.674</text:p>
          </table:table-cell>
          <table:table-cell table:formula="of:=COM.MICROSOFT.CONCAT(&quot;&amp; &quot;; ROUND([.D6];[.$X$2]))" office:value-type="string" office:string-value="&amp; 4.799" calcext:value-type="string">
            <text:p>&amp; 4.799</text:p>
          </table:table-cell>
          <table:table-cell table:formula="of:=COM.MICROSOFT.CONCAT(&quot;&amp; &quot;; ROUND([.E6];[.$X$2]))" office:value-type="string" office:string-value="&amp; 3.94" calcext:value-type="string">
            <text:p>&amp; 3.94</text:p>
          </table:table-cell>
          <table:table-cell table:formula="of:=COM.MICROSOFT.CONCAT(&quot;&amp; &quot;; ROUND([.F6];[.$X$2]))" office:value-type="string" office:string-value="&amp; 2.663" calcext:value-type="string">
            <text:p>&amp; 2.663</text:p>
          </table:table-cell>
          <table:table-cell table:formula="of:=COM.MICROSOFT.CONCAT(&quot;&amp; &quot;; ROUND([.G6];[.$X$2]))" office:value-type="string" office:string-value="&amp; 2.426" calcext:value-type="string">
            <text:p>&amp; 2.426</text:p>
          </table:table-cell>
          <table:table-cell table:formula="of:=COM.MICROSOFT.CONCAT(&quot;&amp; &quot;; ROUND([.H6];[.$X$2]))" office:value-type="string" office:string-value="&amp; 2.083" calcext:value-type="string">
            <text:p>&amp; 2.083</text:p>
          </table:table-cell>
          <table:table-cell table:formula="of:=COM.MICROSOFT.CONCAT(&quot;&amp; &quot;; ROUND([.I6];[.$X$2]))" office:value-type="string" office:string-value="&amp; 1.838" calcext:value-type="string">
            <text:p>&amp; 1.838</text:p>
          </table:table-cell>
          <table:table-cell table:formula="of:=COM.MICROSOFT.CONCAT(&quot;&amp; &quot;; ROUND([.J6];[.$X$2]))" office:value-type="string" office:string-value="&amp; 1.801" calcext:value-type="string">
            <text:p>&amp; 1.801</text:p>
          </table:table-cell>
          <table:table-cell table:formula="of:=COM.MICROSOFT.CONCAT(&quot;&amp; &quot;; ROUND([.K6];[.$X$2]); &quot; \\&quot;)" office:value-type="string" office:string-value="&amp; 1.815 \\" calcext:value-type="string">
            <text:p>&amp; 1.815 \\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.23031" calcext:value-type="float">
            <text:p>4.23031</text:p>
          </table:table-cell>
          <table:table-cell office:value-type="float" office:value="3.093547" calcext:value-type="float">
            <text:p>3.093547</text:p>
          </table:table-cell>
          <table:table-cell office:value-type="float" office:value="2.41706" calcext:value-type="float">
            <text:p>2.417060</text:p>
          </table:table-cell>
          <table:table-cell office:value-type="float" office:value="1.862147" calcext:value-type="float">
            <text:p>1.862147</text:p>
          </table:table-cell>
          <table:table-cell office:value-type="float" office:value="1.713137" calcext:value-type="float">
            <text:p>1.713137</text:p>
          </table:table-cell>
          <table:table-cell office:value-type="float" office:value="1.628103" calcext:value-type="float">
            <text:p>1.628103</text:p>
          </table:table-cell>
          <table:table-cell office:value-type="float" office:value="1.457197" calcext:value-type="float">
            <text:p>1.457197</text:p>
          </table:table-cell>
          <table:table-cell office:value-type="float" office:value="1.369457" calcext:value-type="float">
            <text:p>1.369457</text:p>
          </table:table-cell>
          <table:table-cell office:value-type="float" office:value="1.367167" calcext:value-type="float">
            <text:p>1.367167</text:p>
          </table:table-cell>
          <table:table-cell/>
          <table:table-cell table:formula="of:=COM.MICROSOFT.CONCAT([.B7]-1)" office:value-type="string" office:string-value="10" calcext:value-type="string">
            <text:p>10</text:p>
          </table:table-cell>
          <table:table-cell table:formula="of:=COM.MICROSOFT.CONCAT(&quot;&amp; &quot;; ROUND([.C7];[.$X$2]))" office:value-type="string" office:string-value="&amp; 4.23" calcext:value-type="string">
            <text:p>&amp; 4.23</text:p>
          </table:table-cell>
          <table:table-cell table:formula="of:=COM.MICROSOFT.CONCAT(&quot;&amp; &quot;; ROUND([.D7];[.$X$2]))" office:value-type="string" office:string-value="&amp; 3.094" calcext:value-type="string">
            <text:p>&amp; 3.094</text:p>
          </table:table-cell>
          <table:table-cell table:formula="of:=COM.MICROSOFT.CONCAT(&quot;&amp; &quot;; ROUND([.E7];[.$X$2]))" office:value-type="string" office:string-value="&amp; 2.417" calcext:value-type="string">
            <text:p>&amp; 2.417</text:p>
          </table:table-cell>
          <table:table-cell table:formula="of:=COM.MICROSOFT.CONCAT(&quot;&amp; &quot;; ROUND([.F7];[.$X$2]))" office:value-type="string" office:string-value="&amp; 1.862" calcext:value-type="string">
            <text:p>&amp; 1.862</text:p>
          </table:table-cell>
          <table:table-cell table:formula="of:=COM.MICROSOFT.CONCAT(&quot;&amp; &quot;; ROUND([.G7];[.$X$2]))" office:value-type="string" office:string-value="&amp; 1.713" calcext:value-type="string">
            <text:p>&amp; 1.713</text:p>
          </table:table-cell>
          <table:table-cell table:formula="of:=COM.MICROSOFT.CONCAT(&quot;&amp; &quot;; ROUND([.H7];[.$X$2]))" office:value-type="string" office:string-value="&amp; 1.628" calcext:value-type="string">
            <text:p>&amp; 1.628</text:p>
          </table:table-cell>
          <table:table-cell table:formula="of:=COM.MICROSOFT.CONCAT(&quot;&amp; &quot;; ROUND([.I7];[.$X$2]))" office:value-type="string" office:string-value="&amp; 1.457" calcext:value-type="string">
            <text:p>&amp; 1.457</text:p>
          </table:table-cell>
          <table:table-cell table:formula="of:=COM.MICROSOFT.CONCAT(&quot;&amp; &quot;; ROUND([.J7];[.$X$2]))" office:value-type="string" office:string-value="&amp; 1.369" calcext:value-type="string">
            <text:p>&amp; 1.369</text:p>
          </table:table-cell>
          <table:table-cell table:formula="of:=COM.MICROSOFT.CONCAT(&quot;&amp; &quot;; ROUND([.K7];[.$X$2]); &quot; \\&quot;)" office:value-type="string" office:string-value="&amp; 1.367 \\" calcext:value-type="string">
            <text:p>&amp; 1.367 \\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917623" calcext:value-type="float">
            <text:p>2.917623</text:p>
          </table:table-cell>
          <table:table-cell office:value-type="float" office:value="2.700963" calcext:value-type="float">
            <text:p>2.700963</text:p>
          </table:table-cell>
          <table:table-cell office:value-type="float" office:value="2.49687333333333" calcext:value-type="float">
            <text:p>2.496873</text:p>
          </table:table-cell>
          <table:table-cell office:value-type="float" office:value="2.09328" calcext:value-type="float">
            <text:p>2.09328</text:p>
          </table:table-cell>
          <table:table-cell office:value-type="float" office:value="1.942137" calcext:value-type="float">
            <text:p>1.942137</text:p>
          </table:table-cell>
          <table:table-cell office:value-type="float" office:value="1.739503" calcext:value-type="float">
            <text:p>1.739503</text:p>
          </table:table-cell>
          <table:table-cell office:value-type="float" office:value="1.585817" calcext:value-type="float">
            <text:p>1.585817</text:p>
          </table:table-cell>
          <table:table-cell office:value-type="float" office:value="1.47712" calcext:value-type="float">
            <text:p>1.47712</text:p>
          </table:table-cell>
          <table:table-cell office:value-type="float" office:value="1.45161" calcext:value-type="float">
            <text:p>1.45161</text:p>
          </table:table-cell>
          <table:table-cell/>
          <table:table-cell table:formula="of:=COM.MICROSOFT.CONCAT([.B8]-1)" office:value-type="string" office:string-value="12" calcext:value-type="string">
            <text:p>12</text:p>
          </table:table-cell>
          <table:table-cell table:formula="of:=COM.MICROSOFT.CONCAT(&quot;&amp; &quot;; ROUND([.C8];[.$X$2]))" office:value-type="string" office:string-value="&amp; 2.918" calcext:value-type="string">
            <text:p>&amp; 2.918</text:p>
          </table:table-cell>
          <table:table-cell table:formula="of:=COM.MICROSOFT.CONCAT(&quot;&amp; &quot;; ROUND([.D8];[.$X$2]))" office:value-type="string" office:string-value="&amp; 2.701" calcext:value-type="string">
            <text:p>&amp; 2.701</text:p>
          </table:table-cell>
          <table:table-cell table:formula="of:=COM.MICROSOFT.CONCAT(&quot;&amp; &quot;; ROUND([.E8];[.$X$2]))" office:value-type="string" office:string-value="&amp; 2.497" calcext:value-type="string">
            <text:p>&amp; 2.497</text:p>
          </table:table-cell>
          <table:table-cell table:formula="of:=COM.MICROSOFT.CONCAT(&quot;&amp; &quot;; ROUND([.F8];[.$X$2]))" office:value-type="string" office:string-value="&amp; 2.093" calcext:value-type="string">
            <text:p>&amp; 2.093</text:p>
          </table:table-cell>
          <table:table-cell table:formula="of:=COM.MICROSOFT.CONCAT(&quot;&amp; &quot;; ROUND([.G8];[.$X$2]))" office:value-type="string" office:string-value="&amp; 1.942" calcext:value-type="string">
            <text:p>&amp; 1.942</text:p>
          </table:table-cell>
          <table:table-cell table:formula="of:=COM.MICROSOFT.CONCAT(&quot;&amp; &quot;; ROUND([.H8];[.$X$2]))" office:value-type="string" office:string-value="&amp; 1.74" calcext:value-type="string">
            <text:p>&amp; 1.74</text:p>
          </table:table-cell>
          <table:table-cell table:formula="of:=COM.MICROSOFT.CONCAT(&quot;&amp; &quot;; ROUND([.I8];[.$X$2]))" office:value-type="string" office:string-value="&amp; 1.586" calcext:value-type="string">
            <text:p>&amp; 1.586</text:p>
          </table:table-cell>
          <table:table-cell table:formula="of:=COM.MICROSOFT.CONCAT(&quot;&amp; &quot;; ROUND([.J8];[.$X$2]))" office:value-type="string" office:string-value="&amp; 1.477" calcext:value-type="string">
            <text:p>&amp; 1.477</text:p>
          </table:table-cell>
          <table:table-cell table:formula="of:=COM.MICROSOFT.CONCAT(&quot;&amp; &quot;; ROUND([.K8];[.$X$2]); &quot; \\&quot;)" office:value-type="string" office:string-value="&amp; 1.452 \\" calcext:value-type="string">
            <text:p>&amp; 1.452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9096" calcext:value-type="float">
            <text:p>2.9096</text:p>
          </table:table-cell>
          <table:table-cell office:value-type="float" office:value="2.609697" calcext:value-type="float">
            <text:p>2.609697</text:p>
          </table:table-cell>
          <table:table-cell office:value-type="float" office:value="2.33740666666667" calcext:value-type="float">
            <text:p>2.337407</text:p>
          </table:table-cell>
          <table:table-cell office:value-type="float" office:value="1.797667" calcext:value-type="float">
            <text:p>1.797667</text:p>
          </table:table-cell>
          <table:table-cell office:value-type="float" office:value="1.68267" calcext:value-type="float">
            <text:p>1.68267</text:p>
          </table:table-cell>
          <table:table-cell office:value-type="float" office:value="1.412793" calcext:value-type="float">
            <text:p>1.412793</text:p>
          </table:table-cell>
          <table:table-cell office:value-type="float" office:value="1.303817" calcext:value-type="float">
            <text:p>1.303817</text:p>
          </table:table-cell>
          <table:table-cell office:value-type="float" office:value="1.274783" calcext:value-type="float">
            <text:p>1.274783</text:p>
          </table:table-cell>
          <table:table-cell office:value-type="float" office:value="1.26502" calcext:value-type="float">
            <text:p>1.26502</text:p>
          </table:table-cell>
          <table:table-cell/>
          <table:table-cell table:formula="of:=COM.MICROSOFT.CONCAT([.B9]-1)" office:value-type="string" office:string-value="14" calcext:value-type="string">
            <text:p>14</text:p>
          </table:table-cell>
          <table:table-cell table:formula="of:=COM.MICROSOFT.CONCAT(&quot;&amp; &quot;; ROUND([.C9];[.$X$2]))" office:value-type="string" office:string-value="&amp; 2.91" calcext:value-type="string">
            <text:p>&amp; 2.91</text:p>
          </table:table-cell>
          <table:table-cell table:formula="of:=COM.MICROSOFT.CONCAT(&quot;&amp; &quot;; ROUND([.D9];[.$X$2]))" office:value-type="string" office:string-value="&amp; 2.61" calcext:value-type="string">
            <text:p>&amp; 2.61</text:p>
          </table:table-cell>
          <table:table-cell table:formula="of:=COM.MICROSOFT.CONCAT(&quot;&amp; &quot;; ROUND([.E9];[.$X$2]))" office:value-type="string" office:string-value="&amp; 2.337" calcext:value-type="string">
            <text:p>&amp; 2.337</text:p>
          </table:table-cell>
          <table:table-cell table:formula="of:=COM.MICROSOFT.CONCAT(&quot;&amp; &quot;; ROUND([.F9];[.$X$2]))" office:value-type="string" office:string-value="&amp; 1.798" calcext:value-type="string">
            <text:p>&amp; 1.798</text:p>
          </table:table-cell>
          <table:table-cell table:formula="of:=COM.MICROSOFT.CONCAT(&quot;&amp; &quot;; ROUND([.G9];[.$X$2]))" office:value-type="string" office:string-value="&amp; 1.683" calcext:value-type="string">
            <text:p>&amp; 1.683</text:p>
          </table:table-cell>
          <table:table-cell table:formula="of:=COM.MICROSOFT.CONCAT(&quot;&amp; &quot;; ROUND([.H9];[.$X$2]))" office:value-type="string" office:string-value="&amp; 1.413" calcext:value-type="string">
            <text:p>&amp; 1.413</text:p>
          </table:table-cell>
          <table:table-cell table:formula="of:=COM.MICROSOFT.CONCAT(&quot;&amp; &quot;; ROUND([.I9];[.$X$2]))" office:value-type="string" office:string-value="&amp; 1.304" calcext:value-type="string">
            <text:p>&amp; 1.304</text:p>
          </table:table-cell>
          <table:table-cell table:formula="of:=COM.MICROSOFT.CONCAT(&quot;&amp; &quot;; ROUND([.J9];[.$X$2]))" office:value-type="string" office:string-value="&amp; 1.275" calcext:value-type="string">
            <text:p>&amp; 1.275</text:p>
          </table:table-cell>
          <table:table-cell table:formula="of:=COM.MICROSOFT.CONCAT(&quot;&amp; &quot;; ROUND([.K9];[.$X$2]); &quot; \\&quot;)" office:value-type="string" office:string-value="&amp; 1.265 \\" calcext:value-type="string">
            <text:p>&amp; 1.265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.10966" calcext:value-type="float">
            <text:p>2.10966</text:p>
          </table:table-cell>
          <table:table-cell office:value-type="float" office:value="2.10068" calcext:value-type="float">
            <text:p>2.10068</text:p>
          </table:table-cell>
          <table:table-cell office:value-type="float" office:value="1.73861" calcext:value-type="float">
            <text:p>1.738610</text:p>
          </table:table-cell>
          <table:table-cell office:value-type="float" office:value="1.3604" calcext:value-type="float">
            <text:p>1.3604</text:p>
          </table:table-cell>
          <table:table-cell office:value-type="float" office:value="1.258103" calcext:value-type="float">
            <text:p>1.258103</text:p>
          </table:table-cell>
          <table:table-cell office:value-type="float" office:value="1.172638" calcext:value-type="float">
            <text:p>1.172638</text:p>
          </table:table-cell>
          <table:table-cell office:value-type="float" office:value="1.055593" calcext:value-type="float">
            <text:p>1.055593</text:p>
          </table:table-cell>
          <table:table-cell office:value-type="float" office:value="1.016597" calcext:value-type="float">
            <text:p>1.016597</text:p>
          </table:table-cell>
          <table:table-cell office:value-type="float" office:value="0.9833513" calcext:value-type="float">
            <text:p>0.9833513</text:p>
          </table:table-cell>
          <table:table-cell/>
          <table:table-cell table:formula="of:=COM.MICROSOFT.CONCAT([.B10]-1)" office:value-type="string" office:string-value="16" calcext:value-type="string">
            <text:p>16</text:p>
          </table:table-cell>
          <table:table-cell table:formula="of:=COM.MICROSOFT.CONCAT(&quot;&amp; &quot;; ROUND([.C10];[.$X$2]))" office:value-type="string" office:string-value="&amp; 2.11" calcext:value-type="string">
            <text:p>&amp; 2.11</text:p>
          </table:table-cell>
          <table:table-cell table:formula="of:=COM.MICROSOFT.CONCAT(&quot;&amp; &quot;; ROUND([.D10];[.$X$2]))" office:value-type="string" office:string-value="&amp; 2.101" calcext:value-type="string">
            <text:p>&amp; 2.101</text:p>
          </table:table-cell>
          <table:table-cell table:formula="of:=COM.MICROSOFT.CONCAT(&quot;&amp; &quot;; ROUND([.E10];[.$X$2]))" office:value-type="string" office:string-value="&amp; 1.739" calcext:value-type="string">
            <text:p>&amp; 1.739</text:p>
          </table:table-cell>
          <table:table-cell table:formula="of:=COM.MICROSOFT.CONCAT(&quot;&amp; &quot;; ROUND([.F10];[.$X$2]))" office:value-type="string" office:string-value="&amp; 1.36" calcext:value-type="string">
            <text:p>&amp; 1.36</text:p>
          </table:table-cell>
          <table:table-cell table:formula="of:=COM.MICROSOFT.CONCAT(&quot;&amp; &quot;; ROUND([.G10];[.$X$2]))" office:value-type="string" office:string-value="&amp; 1.258" calcext:value-type="string">
            <text:p>&amp; 1.258</text:p>
          </table:table-cell>
          <table:table-cell table:formula="of:=COM.MICROSOFT.CONCAT(&quot;&amp; &quot;; ROUND([.H10];[.$X$2]))" office:value-type="string" office:string-value="&amp; 1.173" calcext:value-type="string">
            <text:p>&amp; 1.173</text:p>
          </table:table-cell>
          <table:table-cell table:formula="of:=COM.MICROSOFT.CONCAT(&quot;&amp; &quot;; ROUND([.I10];[.$X$2]))" office:value-type="string" office:string-value="&amp; 1.056" calcext:value-type="string">
            <text:p>&amp; 1.056</text:p>
          </table:table-cell>
          <table:table-cell table:formula="of:=COM.MICROSOFT.CONCAT(&quot;&amp; &quot;; ROUND([.J10];[.$X$2]))" office:value-type="string" office:string-value="&amp; 1.017" calcext:value-type="string">
            <text:p>&amp; 1.017</text:p>
          </table:table-cell>
          <table:table-cell table:formula="of:=COM.MICROSOFT.CONCAT(&quot;&amp; &quot;; ROUND([.K10];[.$X$2]); &quot; \\&quot;)" office:value-type="string" office:string-value="&amp; 0.983 \\" calcext:value-type="string">
            <text:p>&amp; 0.983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.960187" calcext:value-type="float">
            <text:p>1.960187</text:p>
          </table:table-cell>
          <table:table-cell office:value-type="float" office:value="1.98833" calcext:value-type="float">
            <text:p>1.98833</text:p>
          </table:table-cell>
          <table:table-cell office:value-type="float" office:value="1.79946333333333" calcext:value-type="float">
            <text:p>1.799463</text:p>
          </table:table-cell>
          <table:table-cell office:value-type="float" office:value="1.520713" calcext:value-type="float">
            <text:p>1.520713</text:p>
          </table:table-cell>
          <table:table-cell office:value-type="float" office:value="1.41487" calcext:value-type="float">
            <text:p>1.41487</text:p>
          </table:table-cell>
          <table:table-cell office:value-type="float" office:value="1.405907" calcext:value-type="float">
            <text:p>1.405907</text:p>
          </table:table-cell>
          <table:table-cell office:value-type="float" office:value="1.31117" calcext:value-type="float">
            <text:p>1.31117</text:p>
          </table:table-cell>
          <table:table-cell office:value-type="float" office:value="1.180353" calcext:value-type="float">
            <text:p>1.180353</text:p>
          </table:table-cell>
          <table:table-cell office:value-type="float" office:value="1.141807" calcext:value-type="float">
            <text:p>1.141807</text:p>
          </table:table-cell>
          <table:table-cell/>
          <table:table-cell table:formula="of:=COM.MICROSOFT.CONCAT([.B11]-1)" office:value-type="string" office:string-value="18" calcext:value-type="string">
            <text:p>18</text:p>
          </table:table-cell>
          <table:table-cell table:formula="of:=COM.MICROSOFT.CONCAT(&quot;&amp; &quot;; ROUND([.C11];[.$X$2]))" office:value-type="string" office:string-value="&amp; 1.96" calcext:value-type="string">
            <text:p>&amp; 1.96</text:p>
          </table:table-cell>
          <table:table-cell table:formula="of:=COM.MICROSOFT.CONCAT(&quot;&amp; &quot;; ROUND([.D11];[.$X$2]))" office:value-type="string" office:string-value="&amp; 1.988" calcext:value-type="string">
            <text:p>&amp; 1.988</text:p>
          </table:table-cell>
          <table:table-cell table:formula="of:=COM.MICROSOFT.CONCAT(&quot;&amp; &quot;; ROUND([.E11];[.$X$2]))" office:value-type="string" office:string-value="&amp; 1.799" calcext:value-type="string">
            <text:p>&amp; 1.799</text:p>
          </table:table-cell>
          <table:table-cell table:formula="of:=COM.MICROSOFT.CONCAT(&quot;&amp; &quot;; ROUND([.F11];[.$X$2]))" office:value-type="string" office:string-value="&amp; 1.521" calcext:value-type="string">
            <text:p>&amp; 1.521</text:p>
          </table:table-cell>
          <table:table-cell table:formula="of:=COM.MICROSOFT.CONCAT(&quot;&amp; &quot;; ROUND([.G11];[.$X$2]))" office:value-type="string" office:string-value="&amp; 1.415" calcext:value-type="string">
            <text:p>&amp; 1.415</text:p>
          </table:table-cell>
          <table:table-cell table:formula="of:=COM.MICROSOFT.CONCAT(&quot;&amp; &quot;; ROUND([.H11];[.$X$2]))" office:value-type="string" office:string-value="&amp; 1.406" calcext:value-type="string">
            <text:p>&amp; 1.406</text:p>
          </table:table-cell>
          <table:table-cell table:formula="of:=COM.MICROSOFT.CONCAT(&quot;&amp; &quot;; ROUND([.I11];[.$X$2]))" office:value-type="string" office:string-value="&amp; 1.311" calcext:value-type="string">
            <text:p>&amp; 1.311</text:p>
          </table:table-cell>
          <table:table-cell table:formula="of:=COM.MICROSOFT.CONCAT(&quot;&amp; &quot;; ROUND([.J11];[.$X$2]))" office:value-type="string" office:string-value="&amp; 1.18" calcext:value-type="string">
            <text:p>&amp; 1.18</text:p>
          </table:table-cell>
          <table:table-cell table:formula="of:=COM.MICROSOFT.CONCAT(&quot;&amp; &quot;; ROUND([.K11];[.$X$2]); &quot; \\&quot;)" office:value-type="string" office:string-value="&amp; 1.142 \\" calcext:value-type="string">
            <text:p>&amp; 1.142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721253" calcext:value-type="float">
            <text:p>1.721253</text:p>
          </table:table-cell>
          <table:table-cell office:value-type="float" office:value="1.838243" calcext:value-type="float">
            <text:p>1.838243</text:p>
          </table:table-cell>
          <table:table-cell office:value-type="float" office:value="1.64539666666667" calcext:value-type="float">
            <text:p>1.645397</text:p>
          </table:table-cell>
          <table:table-cell office:value-type="float" office:value="1.291257" calcext:value-type="float">
            <text:p>1.291257</text:p>
          </table:table-cell>
          <table:table-cell office:value-type="float" office:value="1.370183" calcext:value-type="float">
            <text:p>1.370183</text:p>
          </table:table-cell>
          <table:table-cell office:value-type="float" office:value="1.288843" calcext:value-type="float">
            <text:p>1.288843</text:p>
          </table:table-cell>
          <table:table-cell office:value-type="float" office:value="1.050976" calcext:value-type="float">
            <text:p>1.050976</text:p>
          </table:table-cell>
          <table:table-cell office:value-type="float" office:value="0.993821" calcext:value-type="float">
            <text:p>0.993821</text:p>
          </table:table-cell>
          <table:table-cell office:value-type="float" office:value="0.941381" calcext:value-type="float">
            <text:p>0.941381</text:p>
          </table:table-cell>
          <table:table-cell/>
          <table:table-cell table:formula="of:=COM.MICROSOFT.CONCAT([.B12]-1)" office:value-type="string" office:string-value="20" calcext:value-type="string">
            <text:p>20</text:p>
          </table:table-cell>
          <table:table-cell table:formula="of:=COM.MICROSOFT.CONCAT(&quot;&amp; &quot;; ROUND([.C12];[.$X$2]))" office:value-type="string" office:string-value="&amp; 1.721" calcext:value-type="string">
            <text:p>&amp; 1.721</text:p>
          </table:table-cell>
          <table:table-cell table:formula="of:=COM.MICROSOFT.CONCAT(&quot;&amp; &quot;; ROUND([.D12];[.$X$2]))" office:value-type="string" office:string-value="&amp; 1.838" calcext:value-type="string">
            <text:p>&amp; 1.838</text:p>
          </table:table-cell>
          <table:table-cell table:formula="of:=COM.MICROSOFT.CONCAT(&quot;&amp; &quot;; ROUND([.E12];[.$X$2]))" office:value-type="string" office:string-value="&amp; 1.645" calcext:value-type="string">
            <text:p>&amp; 1.645</text:p>
          </table:table-cell>
          <table:table-cell table:formula="of:=COM.MICROSOFT.CONCAT(&quot;&amp; &quot;; ROUND([.F12];[.$X$2]))" office:value-type="string" office:string-value="&amp; 1.291" calcext:value-type="string">
            <text:p>&amp; 1.291</text:p>
          </table:table-cell>
          <table:table-cell table:formula="of:=COM.MICROSOFT.CONCAT(&quot;&amp; &quot;; ROUND([.G12];[.$X$2]))" office:value-type="string" office:string-value="&amp; 1.37" calcext:value-type="string">
            <text:p>&amp; 1.37</text:p>
          </table:table-cell>
          <table:table-cell table:formula="of:=COM.MICROSOFT.CONCAT(&quot;&amp; &quot;; ROUND([.H12];[.$X$2]))" office:value-type="string" office:string-value="&amp; 1.289" calcext:value-type="string">
            <text:p>&amp; 1.289</text:p>
          </table:table-cell>
          <table:table-cell table:formula="of:=COM.MICROSOFT.CONCAT(&quot;&amp; &quot;; ROUND([.I12];[.$X$2]))" office:value-type="string" office:string-value="&amp; 1.051" calcext:value-type="string">
            <text:p>&amp; 1.051</text:p>
          </table:table-cell>
          <table:table-cell table:formula="of:=COM.MICROSOFT.CONCAT(&quot;&amp; &quot;; ROUND([.J12];[.$X$2]))" office:value-type="string" office:string-value="&amp; 0.994" calcext:value-type="string">
            <text:p>&amp; 0.994</text:p>
          </table:table-cell>
          <table:table-cell table:formula="of:=COM.MICROSOFT.CONCAT(&quot;&amp; &quot;; ROUND([.K12];[.$X$2]); &quot; \\&quot;)" office:value-type="string" office:string-value="&amp; 0.941 \\" calcext:value-type="string">
            <text:p>&amp; 0.941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010143" calcext:value-type="float">
            <text:p>0.9010143</text:p>
          </table:table-cell>
          <table:table-cell office:value-type="float" office:value="1.581467" calcext:value-type="float">
            <text:p>1.581467</text:p>
          </table:table-cell>
          <table:table-cell office:value-type="float" office:value="1.35361366666667" calcext:value-type="float">
            <text:p>1.353614</text:p>
          </table:table-cell>
          <table:table-cell office:value-type="float" office:value="1.051539" calcext:value-type="float">
            <text:p>1.051539</text:p>
          </table:table-cell>
          <table:table-cell office:value-type="float" office:value="1.127994" calcext:value-type="float">
            <text:p>1.127994</text:p>
          </table:table-cell>
          <table:table-cell office:value-type="float" office:value="1.013908" calcext:value-type="float">
            <text:p>1.013908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8703437" calcext:value-type="float">
            <text:p>0.8703437</text:p>
          </table:table-cell>
          <table:table-cell office:value-type="float" office:value="0.8675793" calcext:value-type="float">
            <text:p>0.8675793</text:p>
          </table:table-cell>
          <table:table-cell/>
          <table:table-cell table:formula="of:=COM.MICROSOFT.CONCAT([.B13]-1)" office:value-type="string" office:string-value="22" calcext:value-type="string">
            <text:p>22</text:p>
          </table:table-cell>
          <table:table-cell table:formula="of:=COM.MICROSOFT.CONCAT(&quot;&amp; &quot;; ROUND([.C13];[.$X$2]))" office:value-type="string" office:string-value="&amp; 0.901" calcext:value-type="string">
            <text:p>&amp; 0.901</text:p>
          </table:table-cell>
          <table:table-cell table:formula="of:=COM.MICROSOFT.CONCAT(&quot;&amp; &quot;; ROUND([.D13];[.$X$2]))" office:value-type="string" office:string-value="&amp; 1.581" calcext:value-type="string">
            <text:p>&amp; 1.581</text:p>
          </table:table-cell>
          <table:table-cell table:formula="of:=COM.MICROSOFT.CONCAT(&quot;&amp; &quot;; ROUND([.E13];[.$X$2]))" office:value-type="string" office:string-value="&amp; 1.354" calcext:value-type="string">
            <text:p>&amp; 1.354</text:p>
          </table:table-cell>
          <table:table-cell table:formula="of:=COM.MICROSOFT.CONCAT(&quot;&amp; &quot;; ROUND([.F13];[.$X$2]))" office:value-type="string" office:string-value="&amp; 1.052" calcext:value-type="string">
            <text:p>&amp; 1.052</text:p>
          </table:table-cell>
          <table:table-cell table:formula="of:=COM.MICROSOFT.CONCAT(&quot;&amp; &quot;; ROUND([.G13];[.$X$2]))" office:value-type="string" office:string-value="&amp; 1.128" calcext:value-type="string">
            <text:p>&amp; 1.128</text:p>
          </table:table-cell>
          <table:table-cell table:formula="of:=COM.MICROSOFT.CONCAT(&quot;&amp; &quot;; ROUND([.H13];[.$X$2]))" office:value-type="string" office:string-value="&amp; 1.014" calcext:value-type="string">
            <text:p>&amp; 1.014</text:p>
          </table:table-cell>
          <table:table-cell table:formula="of:=COM.MICROSOFT.CONCAT(&quot;&amp; &quot;; ROUND([.I13];[.$X$2]))" office:value-type="string" office:string-value="&amp; 0.933" calcext:value-type="string">
            <text:p>&amp; 0.933</text:p>
          </table:table-cell>
          <table:table-cell table:formula="of:=COM.MICROSOFT.CONCAT(&quot;&amp; &quot;; ROUND([.J13];[.$X$2]))" office:value-type="string" office:string-value="&amp; 0.87" calcext:value-type="string">
            <text:p>&amp; 0.87</text:p>
          </table:table-cell>
          <table:table-cell table:formula="of:=COM.MICROSOFT.CONCAT(&quot;&amp; &quot;; ROUND([.K13];[.$X$2]); &quot; \\&quot;)" office:value-type="string" office:string-value="&amp; 0.868 \\" calcext:value-type="string">
            <text:p>&amp; 0.868 \\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098352" calcext:value-type="float">
            <text:p>0.3098352</text:p>
          </table:table-cell>
          <table:table-cell office:value-type="float" office:value="1.563983" calcext:value-type="float">
            <text:p>1.563983</text:p>
          </table:table-cell>
          <table:table-cell office:value-type="float" office:value="1.44328" calcext:value-type="float">
            <text:p>1.443280</text:p>
          </table:table-cell>
          <table:table-cell office:value-type="float" office:value="1.25185" calcext:value-type="float">
            <text:p>1.25185</text:p>
          </table:table-cell>
          <table:table-cell office:value-type="float" office:value="1.16039" calcext:value-type="float">
            <text:p>1.16039</text:p>
          </table:table-cell>
          <table:table-cell office:value-type="float" office:value="1.20994" calcext:value-type="float">
            <text:p>1.20994</text:p>
          </table:table-cell>
          <table:table-cell office:value-type="float" office:value="1.04915" calcext:value-type="float">
            <text:p>1.04915</text:p>
          </table:table-cell>
          <table:table-cell office:value-type="float" office:value="0.9839673" calcext:value-type="float">
            <text:p>0.9839673</text:p>
          </table:table-cell>
          <table:table-cell office:value-type="float" office:value="0.9470743" calcext:value-type="float">
            <text:p>0.9470743</text:p>
          </table:table-cell>
          <table:table-cell/>
          <table:table-cell table:formula="of:=COM.MICROSOFT.CONCAT([.B14]-1)" office:value-type="string" office:string-value="24" calcext:value-type="string">
            <text:p>24</text:p>
          </table:table-cell>
          <table:table-cell table:formula="of:=COM.MICROSOFT.CONCAT(&quot;&amp; &quot;; ROUND([.C14];[.$X$2]))" office:value-type="string" office:string-value="&amp; 0.31" calcext:value-type="string">
            <text:p>&amp; 0.31</text:p>
          </table:table-cell>
          <table:table-cell table:formula="of:=COM.MICROSOFT.CONCAT(&quot;&amp; &quot;; ROUND([.D14];[.$X$2]))" office:value-type="string" office:string-value="&amp; 1.564" calcext:value-type="string">
            <text:p>&amp; 1.564</text:p>
          </table:table-cell>
          <table:table-cell table:formula="of:=COM.MICROSOFT.CONCAT(&quot;&amp; &quot;; ROUND([.E14];[.$X$2]))" office:value-type="string" office:string-value="&amp; 1.443" calcext:value-type="string">
            <text:p>&amp; 1.443</text:p>
          </table:table-cell>
          <table:table-cell table:formula="of:=COM.MICROSOFT.CONCAT(&quot;&amp; &quot;; ROUND([.F14];[.$X$2]))" office:value-type="string" office:string-value="&amp; 1.252" calcext:value-type="string">
            <text:p>&amp; 1.252</text:p>
          </table:table-cell>
          <table:table-cell table:formula="of:=COM.MICROSOFT.CONCAT(&quot;&amp; &quot;; ROUND([.G14];[.$X$2]))" office:value-type="string" office:string-value="&amp; 1.16" calcext:value-type="string">
            <text:p>&amp; 1.16</text:p>
          </table:table-cell>
          <table:table-cell table:formula="of:=COM.MICROSOFT.CONCAT(&quot;&amp; &quot;; ROUND([.H14];[.$X$2]))" office:value-type="string" office:string-value="&amp; 1.21" calcext:value-type="string">
            <text:p>&amp; 1.21</text:p>
          </table:table-cell>
          <table:table-cell table:formula="of:=COM.MICROSOFT.CONCAT(&quot;&amp; &quot;; ROUND([.I14];[.$X$2]))" office:value-type="string" office:string-value="&amp; 1.049" calcext:value-type="string">
            <text:p>&amp; 1.049</text:p>
          </table:table-cell>
          <table:table-cell table:formula="of:=COM.MICROSOFT.CONCAT(&quot;&amp; &quot;; ROUND([.J14];[.$X$2]))" office:value-type="string" office:string-value="&amp; 0.984" calcext:value-type="string">
            <text:p>&amp; 0.984</text:p>
          </table:table-cell>
          <table:table-cell table:formula="of:=COM.MICROSOFT.CONCAT(&quot;&amp; &quot;; ROUND([.K14];[.$X$2]); &quot; \\&quot;)" office:value-type="string" office:string-value="&amp; 0.947 \\" calcext:value-type="string">
            <text:p>&amp; 0.94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.419733" calcext:value-type="float">
            <text:p>1.419733</text:p>
          </table:table-cell>
          <table:table-cell office:value-type="float" office:value="1.29090333333333" calcext:value-type="float">
            <text:p>1.290903</text:p>
          </table:table-cell>
          <table:table-cell office:value-type="float" office:value="1.057406" calcext:value-type="float">
            <text:p>1.057406</text:p>
          </table:table-cell>
          <table:table-cell office:value-type="float" office:value="1.049307" calcext:value-type="float">
            <text:p>1.049307</text:p>
          </table:table-cell>
          <table:table-cell office:value-type="float" office:value="1.10307" calcext:value-type="float">
            <text:p>1.10307</text:p>
          </table:table-cell>
          <table:table-cell office:value-type="float" office:value="0.8750417" calcext:value-type="float">
            <text:p>0.8750417</text:p>
          </table:table-cell>
          <table:table-cell office:value-type="float" office:value="0.8746817" calcext:value-type="float">
            <text:p>0.8746817</text:p>
          </table:table-cell>
          <table:table-cell office:value-type="float" office:value="0.8876643" calcext:value-type="float">
            <text:p>0.8876643</text:p>
          </table:table-cell>
          <table:table-cell/>
          <table:table-cell table:formula="of:=COM.MICROSOFT.CONCAT([.B15]-1)" office:value-type="string" office:string-value="26" calcext:value-type="string">
            <text:p>26</text:p>
          </table:table-cell>
          <table:table-cell table:formula="of:=COM.MICROSOFT.CONCAT(&quot;&amp; &quot;; [.C15])" office:value-type="string" office:string-value="&amp; " calcext:value-type="string">
            <text:p>&amp; </text:p>
          </table:table-cell>
          <table:table-cell table:formula="of:=COM.MICROSOFT.CONCAT(&quot;&amp; &quot;; ROUND([.D15];[.$X$2]))" office:value-type="string" office:string-value="&amp; 1.42" calcext:value-type="string">
            <text:p>&amp; 1.42</text:p>
          </table:table-cell>
          <table:table-cell table:formula="of:=COM.MICROSOFT.CONCAT(&quot;&amp; &quot;; ROUND([.E15];[.$X$2]))" office:value-type="string" office:string-value="&amp; 1.291" calcext:value-type="string">
            <text:p>&amp; 1.291</text:p>
          </table:table-cell>
          <table:table-cell table:formula="of:=COM.MICROSOFT.CONCAT(&quot;&amp; &quot;; ROUND([.F15];[.$X$2]))" office:value-type="string" office:string-value="&amp; 1.057" calcext:value-type="string">
            <text:p>&amp; 1.057</text:p>
          </table:table-cell>
          <table:table-cell table:formula="of:=COM.MICROSOFT.CONCAT(&quot;&amp; &quot;; ROUND([.G15];[.$X$2]))" office:value-type="string" office:string-value="&amp; 1.049" calcext:value-type="string">
            <text:p>&amp; 1.049</text:p>
          </table:table-cell>
          <table:table-cell table:formula="of:=COM.MICROSOFT.CONCAT(&quot;&amp; &quot;; ROUND([.H15];[.$X$2]))" office:value-type="string" office:string-value="&amp; 1.103" calcext:value-type="string">
            <text:p>&amp; 1.103</text:p>
          </table:table-cell>
          <table:table-cell table:formula="of:=COM.MICROSOFT.CONCAT(&quot;&amp; &quot;; ROUND([.I15];[.$X$2]))" office:value-type="string" office:string-value="&amp; 0.875" calcext:value-type="string">
            <text:p>&amp; 0.875</text:p>
          </table:table-cell>
          <table:table-cell table:formula="of:=COM.MICROSOFT.CONCAT(&quot;&amp; &quot;; ROUND([.J15];[.$X$2]))" office:value-type="string" office:string-value="&amp; 0.875" calcext:value-type="string">
            <text:p>&amp; 0.875</text:p>
          </table:table-cell>
          <table:table-cell table:formula="of:=COM.MICROSOFT.CONCAT(&quot;&amp; &quot;; ROUND([.K15];[.$X$2]); &quot; \\&quot;)" office:value-type="string" office:string-value="&amp; 0.888 \\" calcext:value-type="string">
            <text:p>&amp; 0.888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.050888" calcext:value-type="float">
            <text:p>1.050888</text:p>
          </table:table-cell>
          <table:table-cell office:value-type="float" office:value="1.00902533333333" calcext:value-type="float">
            <text:p>1.009025</text:p>
          </table:table-cell>
          <table:table-cell office:value-type="float" office:value="0.8483157" calcext:value-type="float">
            <text:p>0.8483157</text:p>
          </table:table-cell>
          <table:table-cell office:value-type="float" office:value="0.9739187" calcext:value-type="float">
            <text:p>0.9739187</text:p>
          </table:table-cell>
          <table:table-cell office:value-type="float" office:value="0.9204583" calcext:value-type="float">
            <text:p>0.9204583</text:p>
          </table:table-cell>
          <table:table-cell office:value-type="float" office:value="0.761264" calcext:value-type="float">
            <text:p>0.761264</text:p>
          </table:table-cell>
          <table:table-cell office:value-type="float" office:value="0.7403283" calcext:value-type="float">
            <text:p>0.7403283</text:p>
          </table:table-cell>
          <table:table-cell office:value-type="float" office:value="0.715607" calcext:value-type="float">
            <text:p>0.715607</text:p>
          </table:table-cell>
          <table:table-cell/>
          <table:table-cell table:formula="of:=COM.MICROSOFT.CONCAT([.B16]-1)" office:value-type="string" office:string-value="28" calcext:value-type="string">
            <text:p>28</text:p>
          </table:table-cell>
          <table:table-cell table:formula="of:=COM.MICROSOFT.CONCAT(&quot;&amp; &quot;; [.C16])" office:value-type="string" office:string-value="&amp; " calcext:value-type="string">
            <text:p>&amp; </text:p>
          </table:table-cell>
          <table:table-cell table:formula="of:=COM.MICROSOFT.CONCAT(&quot;&amp; &quot;; ROUND([.D16];[.$X$2]))" office:value-type="string" office:string-value="&amp; 1.051" calcext:value-type="string">
            <text:p>&amp; 1.051</text:p>
          </table:table-cell>
          <table:table-cell table:formula="of:=COM.MICROSOFT.CONCAT(&quot;&amp; &quot;; ROUND([.E16];[.$X$2]))" office:value-type="string" office:string-value="&amp; 1.009" calcext:value-type="string">
            <text:p>&amp; 1.009</text:p>
          </table:table-cell>
          <table:table-cell table:formula="of:=COM.MICROSOFT.CONCAT(&quot;&amp; &quot;; ROUND([.F16];[.$X$2]))" office:value-type="string" office:string-value="&amp; 0.848" calcext:value-type="string">
            <text:p>&amp; 0.848</text:p>
          </table:table-cell>
          <table:table-cell table:formula="of:=COM.MICROSOFT.CONCAT(&quot;&amp; &quot;; ROUND([.G16];[.$X$2]))" office:value-type="string" office:string-value="&amp; 0.974" calcext:value-type="string">
            <text:p>&amp; 0.974</text:p>
          </table:table-cell>
          <table:table-cell table:formula="of:=COM.MICROSOFT.CONCAT(&quot;&amp; &quot;; ROUND([.H16];[.$X$2]))" office:value-type="string" office:string-value="&amp; 0.92" calcext:value-type="string">
            <text:p>&amp; 0.92</text:p>
          </table:table-cell>
          <table:table-cell table:formula="of:=COM.MICROSOFT.CONCAT(&quot;&amp; &quot;; ROUND([.I16];[.$X$2]))" office:value-type="string" office:string-value="&amp; 0.761" calcext:value-type="string">
            <text:p>&amp; 0.761</text:p>
          </table:table-cell>
          <table:table-cell table:formula="of:=COM.MICROSOFT.CONCAT(&quot;&amp; &quot;; ROUND([.J16];[.$X$2]))" office:value-type="string" office:string-value="&amp; 0.74" calcext:value-type="string">
            <text:p>&amp; 0.74</text:p>
          </table:table-cell>
          <table:table-cell table:formula="of:=COM.MICROSOFT.CONCAT(&quot;&amp; &quot;; ROUND([.K16];[.$X$2]); &quot; \\&quot;)" office:value-type="string" office:string-value="&amp; 0.716 \\" calcext:value-type="string">
            <text:p>&amp; 0.71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.19162" calcext:value-type="float">
            <text:p>1.19162</text:p>
          </table:table-cell>
          <table:table-cell office:value-type="float" office:value="1.14963366666667" calcext:value-type="float">
            <text:p>1.149634</text:p>
          </table:table-cell>
          <table:table-cell office:value-type="float" office:value="0.9764237" calcext:value-type="float">
            <text:p>0.9764237</text:p>
          </table:table-cell>
          <table:table-cell office:value-type="float" office:value="1.026725" calcext:value-type="float">
            <text:p>1.026725</text:p>
          </table:table-cell>
          <table:table-cell office:value-type="float" office:value="0.9782447" calcext:value-type="float">
            <text:p>0.9782447</text:p>
          </table:table-cell>
          <table:table-cell office:value-type="float" office:value="0.8911517" calcext:value-type="float">
            <text:p>0.8911517</text:p>
          </table:table-cell>
          <table:table-cell office:value-type="float" office:value="0.8461747" calcext:value-type="float">
            <text:p>0.8461747</text:p>
          </table:table-cell>
          <table:table-cell office:value-type="float" office:value="0.8368293" calcext:value-type="float">
            <text:p>0.8368293</text:p>
          </table:table-cell>
          <table:table-cell/>
          <table:table-cell table:formula="of:=COM.MICROSOFT.CONCAT([.B17]-1)" office:value-type="string" office:string-value="30" calcext:value-type="string">
            <text:p>30</text:p>
          </table:table-cell>
          <table:table-cell table:formula="of:=COM.MICROSOFT.CONCAT(&quot;&amp; &quot;; [.C17])" office:value-type="string" office:string-value="&amp; " calcext:value-type="string">
            <text:p>&amp; </text:p>
          </table:table-cell>
          <table:table-cell table:formula="of:=COM.MICROSOFT.CONCAT(&quot;&amp; &quot;; ROUND([.D17];[.$X$2]))" office:value-type="string" office:string-value="&amp; 1.192" calcext:value-type="string">
            <text:p>&amp; 1.192</text:p>
          </table:table-cell>
          <table:table-cell table:formula="of:=COM.MICROSOFT.CONCAT(&quot;&amp; &quot;; ROUND([.E17];[.$X$2]))" office:value-type="string" office:string-value="&amp; 1.15" calcext:value-type="string">
            <text:p>&amp; 1.15</text:p>
          </table:table-cell>
          <table:table-cell table:formula="of:=COM.MICROSOFT.CONCAT(&quot;&amp; &quot;; ROUND([.F17];[.$X$2]))" office:value-type="string" office:string-value="&amp; 0.976" calcext:value-type="string">
            <text:p>&amp; 0.976</text:p>
          </table:table-cell>
          <table:table-cell table:formula="of:=COM.MICROSOFT.CONCAT(&quot;&amp; &quot;; ROUND([.G17];[.$X$2]))" office:value-type="string" office:string-value="&amp; 1.027" calcext:value-type="string">
            <text:p>&amp; 1.027</text:p>
          </table:table-cell>
          <table:table-cell table:formula="of:=COM.MICROSOFT.CONCAT(&quot;&amp; &quot;; ROUND([.H17];[.$X$2]))" office:value-type="string" office:string-value="&amp; 0.978" calcext:value-type="string">
            <text:p>&amp; 0.978</text:p>
          </table:table-cell>
          <table:table-cell table:formula="of:=COM.MICROSOFT.CONCAT(&quot;&amp; &quot;; ROUND([.I17];[.$X$2]))" office:value-type="string" office:string-value="&amp; 0.891" calcext:value-type="string">
            <text:p>&amp; 0.891</text:p>
          </table:table-cell>
          <table:table-cell table:formula="of:=COM.MICROSOFT.CONCAT(&quot;&amp; &quot;; ROUND([.J17];[.$X$2]))" office:value-type="string" office:string-value="&amp; 0.846" calcext:value-type="string">
            <text:p>&amp; 0.846</text:p>
          </table:table-cell>
          <table:table-cell table:formula="of:=COM.MICROSOFT.CONCAT(&quot;&amp; &quot;; ROUND([.K17];[.$X$2]); &quot; \\&quot;)" office:value-type="string" office:string-value="&amp; 0.837 \\" calcext:value-type="string">
            <text:p>&amp; 0.83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.100102" calcext:value-type="float">
            <text:p>1.100102</text:p>
          </table:table-cell>
          <table:table-cell office:value-type="float" office:value="1.07576666666667" calcext:value-type="float">
            <text:p>1.075767</text:p>
          </table:table-cell>
          <table:table-cell office:value-type="float" office:value="0.8531373" calcext:value-type="float">
            <text:p>0.8531373</text:p>
          </table:table-cell>
          <table:table-cell office:value-type="float" office:value="0.8215207" calcext:value-type="float">
            <text:p>0.8215207</text:p>
          </table:table-cell>
          <table:table-cell office:value-type="float" office:value="0.878327" calcext:value-type="float">
            <text:p>0.878327</text:p>
          </table:table-cell>
          <table:table-cell office:value-type="float" office:value="0.7846417" calcext:value-type="float">
            <text:p>0.7846417</text:p>
          </table:table-cell>
          <table:table-cell office:value-type="float" office:value="0.735995" calcext:value-type="float">
            <text:p>0.735995</text:p>
          </table:table-cell>
          <table:table-cell office:value-type="float" office:value="0.7122917" calcext:value-type="float">
            <text:p>0.7122917</text:p>
          </table:table-cell>
          <table:table-cell/>
          <table:table-cell table:formula="of:=COM.MICROSOFT.CONCAT([.B18]-1)" office:value-type="string" office:string-value="32" calcext:value-type="string">
            <text:p>32</text:p>
          </table:table-cell>
          <table:table-cell table:formula="of:=COM.MICROSOFT.CONCAT(&quot;&amp; &quot;; [.C18])" office:value-type="string" office:string-value="&amp; " calcext:value-type="string">
            <text:p>&amp; </text:p>
          </table:table-cell>
          <table:table-cell table:formula="of:=COM.MICROSOFT.CONCAT(&quot;&amp; &quot;; ROUND([.D18];[.$X$2]))" office:value-type="string" office:string-value="&amp; 1.1" calcext:value-type="string">
            <text:p>&amp; 1.1</text:p>
          </table:table-cell>
          <table:table-cell table:formula="of:=COM.MICROSOFT.CONCAT(&quot;&amp; &quot;; ROUND([.E18];[.$X$2]))" office:value-type="string" office:string-value="&amp; 1.076" calcext:value-type="string">
            <text:p>&amp; 1.076</text:p>
          </table:table-cell>
          <table:table-cell table:formula="of:=COM.MICROSOFT.CONCAT(&quot;&amp; &quot;; ROUND([.F18];[.$X$2]))" office:value-type="string" office:string-value="&amp; 0.853" calcext:value-type="string">
            <text:p>&amp; 0.853</text:p>
          </table:table-cell>
          <table:table-cell table:formula="of:=COM.MICROSOFT.CONCAT(&quot;&amp; &quot;; ROUND([.G18];[.$X$2]))" office:value-type="string" office:string-value="&amp; 0.822" calcext:value-type="string">
            <text:p>&amp; 0.822</text:p>
          </table:table-cell>
          <table:table-cell table:formula="of:=COM.MICROSOFT.CONCAT(&quot;&amp; &quot;; ROUND([.H18];[.$X$2]))" office:value-type="string" office:string-value="&amp; 0.878" calcext:value-type="string">
            <text:p>&amp; 0.878</text:p>
          </table:table-cell>
          <table:table-cell table:formula="of:=COM.MICROSOFT.CONCAT(&quot;&amp; &quot;; ROUND([.I18];[.$X$2]))" office:value-type="string" office:string-value="&amp; 0.785" calcext:value-type="string">
            <text:p>&amp; 0.785</text:p>
          </table:table-cell>
          <table:table-cell table:formula="of:=COM.MICROSOFT.CONCAT(&quot;&amp; &quot;; ROUND([.J18];[.$X$2]))" office:value-type="string" office:string-value="&amp; 0.736" calcext:value-type="string">
            <text:p>&amp; 0.736</text:p>
          </table:table-cell>
          <table:table-cell table:formula="of:=COM.MICROSOFT.CONCAT(&quot;&amp; &quot;; ROUND([.K18];[.$X$2]); &quot; \\&quot;)" office:value-type="string" office:string-value="&amp; 0.712 \\" calcext:value-type="string">
            <text:p>&amp; 0.712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8225767" calcext:value-type="float">
            <text:p>0.8225767</text:p>
          </table:table-cell>
          <table:table-cell office:value-type="float" office:value="0.759055666666667" calcext:value-type="float">
            <text:p>0.759056</text:p>
          </table:table-cell>
          <table:table-cell office:value-type="float" office:value="0.678903" calcext:value-type="float">
            <text:p>0.678903</text:p>
          </table:table-cell>
          <table:table-cell office:value-type="float" office:value="0.7394857" calcext:value-type="float">
            <text:p>0.7394857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0.6901133" calcext:value-type="float">
            <text:p>0.6901133</text:p>
          </table:table-cell>
          <table:table-cell office:value-type="float" office:value="0.7066447" calcext:value-type="float">
            <text:p>0.7066447</text:p>
          </table:table-cell>
          <table:table-cell office:value-type="float" office:value="0.710413" calcext:value-type="float">
            <text:p>0.710413</text:p>
          </table:table-cell>
          <table:table-cell/>
          <table:table-cell table:formula="of:=COM.MICROSOFT.CONCAT([.B19]-1)" office:value-type="string" office:string-value="34" calcext:value-type="string">
            <text:p>34</text:p>
          </table:table-cell>
          <table:table-cell table:formula="of:=COM.MICROSOFT.CONCAT(&quot;&amp; &quot;; [.C19])" office:value-type="string" office:string-value="&amp; " calcext:value-type="string">
            <text:p>&amp; </text:p>
          </table:table-cell>
          <table:table-cell table:formula="of:=COM.MICROSOFT.CONCAT(&quot;&amp; &quot;; ROUND([.D19];[.$X$2]))" office:value-type="string" office:string-value="&amp; 0.823" calcext:value-type="string">
            <text:p>&amp; 0.823</text:p>
          </table:table-cell>
          <table:table-cell table:formula="of:=COM.MICROSOFT.CONCAT(&quot;&amp; &quot;; ROUND([.E19];[.$X$2]))" office:value-type="string" office:string-value="&amp; 0.759" calcext:value-type="string">
            <text:p>&amp; 0.759</text:p>
          </table:table-cell>
          <table:table-cell table:formula="of:=COM.MICROSOFT.CONCAT(&quot;&amp; &quot;; ROUND([.F19];[.$X$2]))" office:value-type="string" office:string-value="&amp; 0.679" calcext:value-type="string">
            <text:p>&amp; 0.679</text:p>
          </table:table-cell>
          <table:table-cell table:formula="of:=COM.MICROSOFT.CONCAT(&quot;&amp; &quot;; ROUND([.G19];[.$X$2]))" office:value-type="string" office:string-value="&amp; 0.739" calcext:value-type="string">
            <text:p>&amp; 0.739</text:p>
          </table:table-cell>
          <table:table-cell table:formula="of:=COM.MICROSOFT.CONCAT(&quot;&amp; &quot;; ROUND([.H19];[.$X$2]))" office:value-type="string" office:string-value="&amp; 0.822" calcext:value-type="string">
            <text:p>&amp; 0.822</text:p>
          </table:table-cell>
          <table:table-cell table:formula="of:=COM.MICROSOFT.CONCAT(&quot;&amp; &quot;; ROUND([.I19];[.$X$2]))" office:value-type="string" office:string-value="&amp; 0.69" calcext:value-type="string">
            <text:p>&amp; 0.69</text:p>
          </table:table-cell>
          <table:table-cell table:formula="of:=COM.MICROSOFT.CONCAT(&quot;&amp; &quot;; ROUND([.J19];[.$X$2]))" office:value-type="string" office:string-value="&amp; 0.707" calcext:value-type="string">
            <text:p>&amp; 0.707</text:p>
          </table:table-cell>
          <table:table-cell table:formula="of:=COM.MICROSOFT.CONCAT(&quot;&amp; &quot;; ROUND([.K19];[.$X$2]); &quot; \\&quot;)" office:value-type="string" office:string-value="&amp; 0.71 \\" calcext:value-type="string">
            <text:p>&amp; 0.71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0.647084" calcext:value-type="float">
            <text:p>0.647084</text:p>
          </table:table-cell>
          <table:table-cell office:value-type="float" office:value="0.77994" calcext:value-type="float">
            <text:p>0.779940</text:p>
          </table:table-cell>
          <table:table-cell office:value-type="float" office:value="0.7881493" calcext:value-type="float">
            <text:p>0.7881493</text:p>
          </table:table-cell>
          <table:table-cell office:value-type="float" office:value="0.9180887" calcext:value-type="float">
            <text:p>0.9180887</text:p>
          </table:table-cell>
          <table:table-cell office:value-type="float" office:value="0.8519033" calcext:value-type="float">
            <text:p>0.8519033</text:p>
          </table:table-cell>
          <table:table-cell office:value-type="float" office:value="0.8181207" calcext:value-type="float">
            <text:p>0.8181207</text:p>
          </table:table-cell>
          <table:table-cell office:value-type="float" office:value="0.8122753" calcext:value-type="float">
            <text:p>0.8122753</text:p>
          </table:table-cell>
          <table:table-cell office:value-type="float" office:value="0.7720023" calcext:value-type="float">
            <text:p>0.7720023</text:p>
          </table:table-cell>
          <table:table-cell/>
          <table:table-cell table:formula="of:=COM.MICROSOFT.CONCAT([.B20]-1)" office:value-type="string" office:string-value="36" calcext:value-type="string">
            <text:p>36</text:p>
          </table:table-cell>
          <table:table-cell table:formula="of:=COM.MICROSOFT.CONCAT(&quot;&amp; &quot;; [.C20])" office:value-type="string" office:string-value="&amp; " calcext:value-type="string">
            <text:p>&amp; </text:p>
          </table:table-cell>
          <table:table-cell table:formula="of:=COM.MICROSOFT.CONCAT(&quot;&amp; &quot;; ROUND([.D20];[.$X$2]))" office:value-type="string" office:string-value="&amp; 0.647" calcext:value-type="string">
            <text:p>&amp; 0.647</text:p>
          </table:table-cell>
          <table:table-cell table:formula="of:=COM.MICROSOFT.CONCAT(&quot;&amp; &quot;; ROUND([.E20];[.$X$2]))" office:value-type="string" office:string-value="&amp; 0.78" calcext:value-type="string">
            <text:p>&amp; 0.78</text:p>
          </table:table-cell>
          <table:table-cell table:formula="of:=COM.MICROSOFT.CONCAT(&quot;&amp; &quot;; ROUND([.F20];[.$X$2]))" office:value-type="string" office:string-value="&amp; 0.788" calcext:value-type="string">
            <text:p>&amp; 0.788</text:p>
          </table:table-cell>
          <table:table-cell table:formula="of:=COM.MICROSOFT.CONCAT(&quot;&amp; &quot;; ROUND([.G20];[.$X$2]))" office:value-type="string" office:string-value="&amp; 0.918" calcext:value-type="string">
            <text:p>&amp; 0.918</text:p>
          </table:table-cell>
          <table:table-cell table:formula="of:=COM.MICROSOFT.CONCAT(&quot;&amp; &quot;; ROUND([.H20];[.$X$2]))" office:value-type="string" office:string-value="&amp; 0.852" calcext:value-type="string">
            <text:p>&amp; 0.852</text:p>
          </table:table-cell>
          <table:table-cell table:formula="of:=COM.MICROSOFT.CONCAT(&quot;&amp; &quot;; ROUND([.I20];[.$X$2]))" office:value-type="string" office:string-value="&amp; 0.818" calcext:value-type="string">
            <text:p>&amp; 0.818</text:p>
          </table:table-cell>
          <table:table-cell table:formula="of:=COM.MICROSOFT.CONCAT(&quot;&amp; &quot;; ROUND([.J20];[.$X$2]))" office:value-type="string" office:string-value="&amp; 0.812" calcext:value-type="string">
            <text:p>&amp; 0.812</text:p>
          </table:table-cell>
          <table:table-cell table:formula="of:=COM.MICROSOFT.CONCAT(&quot;&amp; &quot;; ROUND([.K20];[.$X$2]); &quot; \\&quot;)" office:value-type="string" office:string-value="&amp; 0.772 \\" calcext:value-type="string">
            <text:p>&amp; 0.772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.661469" calcext:value-type="float">
            <text:p>0.661469</text:p>
          </table:table-cell>
          <table:table-cell office:value-type="float" office:value="0.830088333333333" calcext:value-type="float">
            <text:p>0.830088</text:p>
          </table:table-cell>
          <table:table-cell office:value-type="float" office:value="0.749605" calcext:value-type="float">
            <text:p>0.749605</text:p>
          </table:table-cell>
          <table:table-cell office:value-type="float" office:value="0.786075" calcext:value-type="float">
            <text:p>0.786075</text:p>
          </table:table-cell>
          <table:table-cell office:value-type="float" office:value="0.7809273" calcext:value-type="float">
            <text:p>0.7809273</text:p>
          </table:table-cell>
          <table:table-cell office:value-type="float" office:value="0.7004627" calcext:value-type="float">
            <text:p>0.7004627</text:p>
          </table:table-cell>
          <table:table-cell office:value-type="float" office:value="0.6460873" calcext:value-type="float">
            <text:p>0.6460873</text:p>
          </table:table-cell>
          <table:table-cell office:value-type="float" office:value="0.6672783" calcext:value-type="float">
            <text:p>0.6672783</text:p>
          </table:table-cell>
          <table:table-cell/>
          <table:table-cell table:formula="of:=COM.MICROSOFT.CONCAT([.B21]-1)" office:value-type="string" office:string-value="38" calcext:value-type="string">
            <text:p>38</text:p>
          </table:table-cell>
          <table:table-cell table:formula="of:=COM.MICROSOFT.CONCAT(&quot;&amp; &quot;; [.C21])" office:value-type="string" office:string-value="&amp; " calcext:value-type="string">
            <text:p>&amp; </text:p>
          </table:table-cell>
          <table:table-cell table:formula="of:=COM.MICROSOFT.CONCAT(&quot;&amp; &quot;; ROUND([.D21];[.$X$2]))" office:value-type="string" office:string-value="&amp; 0.661" calcext:value-type="string">
            <text:p>&amp; 0.661</text:p>
          </table:table-cell>
          <table:table-cell table:formula="of:=COM.MICROSOFT.CONCAT(&quot;&amp; &quot;; ROUND([.E21];[.$X$2]))" office:value-type="string" office:string-value="&amp; 0.83" calcext:value-type="string">
            <text:p>&amp; 0.83</text:p>
          </table:table-cell>
          <table:table-cell table:formula="of:=COM.MICROSOFT.CONCAT(&quot;&amp; &quot;; ROUND([.F21];[.$X$2]))" office:value-type="string" office:string-value="&amp; 0.75" calcext:value-type="string">
            <text:p>&amp; 0.75</text:p>
          </table:table-cell>
          <table:table-cell table:formula="of:=COM.MICROSOFT.CONCAT(&quot;&amp; &quot;; ROUND([.G21];[.$X$2]))" office:value-type="string" office:string-value="&amp; 0.786" calcext:value-type="string">
            <text:p>&amp; 0.786</text:p>
          </table:table-cell>
          <table:table-cell table:formula="of:=COM.MICROSOFT.CONCAT(&quot;&amp; &quot;; ROUND([.H21];[.$X$2]))" office:value-type="string" office:string-value="&amp; 0.781" calcext:value-type="string">
            <text:p>&amp; 0.781</text:p>
          </table:table-cell>
          <table:table-cell table:formula="of:=COM.MICROSOFT.CONCAT(&quot;&amp; &quot;; ROUND([.I21];[.$X$2]))" office:value-type="string" office:string-value="&amp; 0.7" calcext:value-type="string">
            <text:p>&amp; 0.7</text:p>
          </table:table-cell>
          <table:table-cell table:formula="of:=COM.MICROSOFT.CONCAT(&quot;&amp; &quot;; ROUND([.J21];[.$X$2]))" office:value-type="string" office:string-value="&amp; 0.646" calcext:value-type="string">
            <text:p>&amp; 0.646</text:p>
          </table:table-cell>
          <table:table-cell table:formula="of:=COM.MICROSOFT.CONCAT(&quot;&amp; &quot;; ROUND([.K21];[.$X$2]); &quot; \\&quot;)" office:value-type="string" office:string-value="&amp; 0.667 \\" calcext:value-type="string">
            <text:p>&amp; 0.66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0.6363957" calcext:value-type="float">
            <text:p>0.6363957</text:p>
          </table:table-cell>
          <table:table-cell office:value-type="float" office:value="0.701568333333333" calcext:value-type="float">
            <text:p>0.701568</text:p>
          </table:table-cell>
          <table:table-cell office:value-type="float" office:value="0.5941193" calcext:value-type="float">
            <text:p>0.5941193</text:p>
          </table:table-cell>
          <table:table-cell office:value-type="float" office:value="0.6127797" calcext:value-type="float">
            <text:p>0.6127797</text:p>
          </table:table-cell>
          <table:table-cell office:value-type="float" office:value="0.7200087" calcext:value-type="float">
            <text:p>0.7200087</text:p>
          </table:table-cell>
          <table:table-cell office:value-type="float" office:value="0.6678503" calcext:value-type="float">
            <text:p>0.6678503</text:p>
          </table:table-cell>
          <table:table-cell office:value-type="float" office:value="0.6269027" calcext:value-type="float">
            <text:p>0.6269027</text:p>
          </table:table-cell>
          <table:table-cell office:value-type="float" office:value="0.6181543" calcext:value-type="float">
            <text:p>0.6181543</text:p>
          </table:table-cell>
          <table:table-cell/>
          <table:table-cell table:formula="of:=COM.MICROSOFT.CONCAT([.B22]-1)" office:value-type="string" office:string-value="40" calcext:value-type="string">
            <text:p>40</text:p>
          </table:table-cell>
          <table:table-cell table:formula="of:=COM.MICROSOFT.CONCAT(&quot;&amp; &quot;; [.C22])" office:value-type="string" office:string-value="&amp; " calcext:value-type="string">
            <text:p>&amp; </text:p>
          </table:table-cell>
          <table:table-cell table:formula="of:=COM.MICROSOFT.CONCAT(&quot;&amp; &quot;; ROUND([.D22];[.$X$2]))" office:value-type="string" office:string-value="&amp; 0.636" calcext:value-type="string">
            <text:p>&amp; 0.636</text:p>
          </table:table-cell>
          <table:table-cell table:formula="of:=COM.MICROSOFT.CONCAT(&quot;&amp; &quot;; ROUND([.E22];[.$X$2]))" office:value-type="string" office:string-value="&amp; 0.702" calcext:value-type="string">
            <text:p>&amp; 0.702</text:p>
          </table:table-cell>
          <table:table-cell table:formula="of:=COM.MICROSOFT.CONCAT(&quot;&amp; &quot;; ROUND([.F22];[.$X$2]))" office:value-type="string" office:string-value="&amp; 0.594" calcext:value-type="string">
            <text:p>&amp; 0.594</text:p>
          </table:table-cell>
          <table:table-cell table:formula="of:=COM.MICROSOFT.CONCAT(&quot;&amp; &quot;; ROUND([.G22];[.$X$2]))" office:value-type="string" office:string-value="&amp; 0.613" calcext:value-type="string">
            <text:p>&amp; 0.613</text:p>
          </table:table-cell>
          <table:table-cell table:formula="of:=COM.MICROSOFT.CONCAT(&quot;&amp; &quot;; ROUND([.H22];[.$X$2]))" office:value-type="string" office:string-value="&amp; 0.72" calcext:value-type="string">
            <text:p>&amp; 0.72</text:p>
          </table:table-cell>
          <table:table-cell table:formula="of:=COM.MICROSOFT.CONCAT(&quot;&amp; &quot;; ROUND([.I22];[.$X$2]))" office:value-type="string" office:string-value="&amp; 0.668" calcext:value-type="string">
            <text:p>&amp; 0.668</text:p>
          </table:table-cell>
          <table:table-cell table:formula="of:=COM.MICROSOFT.CONCAT(&quot;&amp; &quot;; ROUND([.J22];[.$X$2]))" office:value-type="string" office:string-value="&amp; 0.627" calcext:value-type="string">
            <text:p>&amp; 0.627</text:p>
          </table:table-cell>
          <table:table-cell table:formula="of:=COM.MICROSOFT.CONCAT(&quot;&amp; &quot;; ROUND([.K22];[.$X$2]); &quot; \\&quot;)" office:value-type="string" office:string-value="&amp; 0.618 \\" calcext:value-type="string">
            <text:p>&amp; 0.618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.4973917" calcext:value-type="float">
            <text:p>0.4973917</text:p>
          </table:table-cell>
          <table:table-cell office:value-type="float" office:value="0.57838" calcext:value-type="float">
            <text:p>0.578380</text:p>
          </table:table-cell>
          <table:table-cell office:value-type="float" office:value="0.6423503" calcext:value-type="float">
            <text:p>0.6423503</text:p>
          </table:table-cell>
          <table:table-cell office:value-type="float" office:value="0.727756" calcext:value-type="float">
            <text:p>0.727756</text:p>
          </table:table-cell>
          <table:table-cell office:value-type="float" office:value="0.7303403" calcext:value-type="float">
            <text:p>0.7303403</text:p>
          </table:table-cell>
          <table:table-cell office:value-type="float" office:value="0.7486323" calcext:value-type="float">
            <text:p>0.7486323</text:p>
          </table:table-cell>
          <table:table-cell office:value-type="float" office:value="0.7283643" calcext:value-type="float">
            <text:p>0.7283643</text:p>
          </table:table-cell>
          <table:table-cell office:value-type="float" office:value="0.7370073" calcext:value-type="float">
            <text:p>0.7370073</text:p>
          </table:table-cell>
          <table:table-cell/>
          <table:table-cell table:formula="of:=COM.MICROSOFT.CONCAT([.B23]-1)" office:value-type="string" office:string-value="42" calcext:value-type="string">
            <text:p>42</text:p>
          </table:table-cell>
          <table:table-cell table:formula="of:=COM.MICROSOFT.CONCAT(&quot;&amp; &quot;; [.C23])" office:value-type="string" office:string-value="&amp; " calcext:value-type="string">
            <text:p>&amp; </text:p>
          </table:table-cell>
          <table:table-cell table:formula="of:=COM.MICROSOFT.CONCAT(&quot;&amp; &quot;; ROUND([.D23];[.$X$2]))" office:value-type="string" office:string-value="&amp; 0.497" calcext:value-type="string">
            <text:p>&amp; 0.497</text:p>
          </table:table-cell>
          <table:table-cell table:formula="of:=COM.MICROSOFT.CONCAT(&quot;&amp; &quot;; ROUND([.E23];[.$X$2]))" office:value-type="string" office:string-value="&amp; 0.578" calcext:value-type="string">
            <text:p>&amp; 0.578</text:p>
          </table:table-cell>
          <table:table-cell table:formula="of:=COM.MICROSOFT.CONCAT(&quot;&amp; &quot;; ROUND([.F23];[.$X$2]))" office:value-type="string" office:string-value="&amp; 0.642" calcext:value-type="string">
            <text:p>&amp; 0.642</text:p>
          </table:table-cell>
          <table:table-cell table:formula="of:=COM.MICROSOFT.CONCAT(&quot;&amp; &quot;; ROUND([.G23];[.$X$2]))" office:value-type="string" office:string-value="&amp; 0.728" calcext:value-type="string">
            <text:p>&amp; 0.728</text:p>
          </table:table-cell>
          <table:table-cell table:formula="of:=COM.MICROSOFT.CONCAT(&quot;&amp; &quot;; ROUND([.H23];[.$X$2]))" office:value-type="string" office:string-value="&amp; 0.73" calcext:value-type="string">
            <text:p>&amp; 0.73</text:p>
          </table:table-cell>
          <table:table-cell table:formula="of:=COM.MICROSOFT.CONCAT(&quot;&amp; &quot;; ROUND([.I23];[.$X$2]))" office:value-type="string" office:string-value="&amp; 0.749" calcext:value-type="string">
            <text:p>&amp; 0.749</text:p>
          </table:table-cell>
          <table:table-cell table:formula="of:=COM.MICROSOFT.CONCAT(&quot;&amp; &quot;; ROUND([.J23];[.$X$2]))" office:value-type="string" office:string-value="&amp; 0.728" calcext:value-type="string">
            <text:p>&amp; 0.728</text:p>
          </table:table-cell>
          <table:table-cell table:formula="of:=COM.MICROSOFT.CONCAT(&quot;&amp; &quot;; ROUND([.K23];[.$X$2]); &quot; \\&quot;)" office:value-type="string" office:string-value="&amp; 0.737 \\" calcext:value-type="string">
            <text:p>&amp; 0.73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.4084267" calcext:value-type="float">
            <text:p>0.4084267</text:p>
          </table:table-cell>
          <table:table-cell office:value-type="float" office:value="0.608452" calcext:value-type="float">
            <text:p>0.608452</text:p>
          </table:table-cell>
          <table:table-cell office:value-type="float" office:value="0.6677483" calcext:value-type="float">
            <text:p>0.6677483</text:p>
          </table:table-cell>
          <table:table-cell office:value-type="float" office:value="0.7017833" calcext:value-type="float">
            <text:p>0.7017833</text:p>
          </table:table-cell>
          <table:table-cell office:value-type="float" office:value="0.6841547" calcext:value-type="float">
            <text:p>0.6841547</text:p>
          </table:table-cell>
          <table:table-cell office:value-type="float" office:value="0.792572" calcext:value-type="float">
            <text:p>0.792572</text:p>
          </table:table-cell>
          <table:table-cell office:value-type="float" office:value="0.692094" calcext:value-type="float">
            <text:p>0.692094</text:p>
          </table:table-cell>
          <table:table-cell office:value-type="float" office:value="0.7006323" calcext:value-type="float">
            <text:p>0.7006323</text:p>
          </table:table-cell>
          <table:table-cell/>
          <table:table-cell table:formula="of:=COM.MICROSOFT.CONCAT([.B24]-1)" office:value-type="string" office:string-value="44" calcext:value-type="string">
            <text:p>44</text:p>
          </table:table-cell>
          <table:table-cell table:formula="of:=COM.MICROSOFT.CONCAT(&quot;&amp; &quot;; [.C24])" office:value-type="string" office:string-value="&amp; " calcext:value-type="string">
            <text:p>&amp; </text:p>
          </table:table-cell>
          <table:table-cell table:formula="of:=COM.MICROSOFT.CONCAT(&quot;&amp; &quot;; ROUND([.D24];[.$X$2]))" office:value-type="string" office:string-value="&amp; 0.408" calcext:value-type="string">
            <text:p>&amp; 0.408</text:p>
          </table:table-cell>
          <table:table-cell table:formula="of:=COM.MICROSOFT.CONCAT(&quot;&amp; &quot;; ROUND([.E24];[.$X$2]))" office:value-type="string" office:string-value="&amp; 0.608" calcext:value-type="string">
            <text:p>&amp; 0.608</text:p>
          </table:table-cell>
          <table:table-cell table:formula="of:=COM.MICROSOFT.CONCAT(&quot;&amp; &quot;; ROUND([.F24];[.$X$2]))" office:value-type="string" office:string-value="&amp; 0.668" calcext:value-type="string">
            <text:p>&amp; 0.668</text:p>
          </table:table-cell>
          <table:table-cell table:formula="of:=COM.MICROSOFT.CONCAT(&quot;&amp; &quot;; ROUND([.G24];[.$X$2]))" office:value-type="string" office:string-value="&amp; 0.702" calcext:value-type="string">
            <text:p>&amp; 0.702</text:p>
          </table:table-cell>
          <table:table-cell table:formula="of:=COM.MICROSOFT.CONCAT(&quot;&amp; &quot;; ROUND([.H24];[.$X$2]))" office:value-type="string" office:string-value="&amp; 0.684" calcext:value-type="string">
            <text:p>&amp; 0.684</text:p>
          </table:table-cell>
          <table:table-cell table:formula="of:=COM.MICROSOFT.CONCAT(&quot;&amp; &quot;; ROUND([.I24];[.$X$2]))" office:value-type="string" office:string-value="&amp; 0.793" calcext:value-type="string">
            <text:p>&amp; 0.793</text:p>
          </table:table-cell>
          <table:table-cell table:formula="of:=COM.MICROSOFT.CONCAT(&quot;&amp; &quot;; ROUND([.J24];[.$X$2]))" office:value-type="string" office:string-value="&amp; 0.692" calcext:value-type="string">
            <text:p>&amp; 0.692</text:p>
          </table:table-cell>
          <table:table-cell table:formula="of:=COM.MICROSOFT.CONCAT(&quot;&amp; &quot;; ROUND([.K24];[.$X$2]); &quot; \\&quot;)" office:value-type="string" office:string-value="&amp; 0.701 \\" calcext:value-type="string">
            <text:p>&amp; 0.701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.3762007" calcext:value-type="float">
            <text:p>0.3762007</text:p>
          </table:table-cell>
          <table:table-cell office:value-type="float" office:value="0.571799" calcext:value-type="float">
            <text:p>0.571799</text:p>
          </table:table-cell>
          <table:table-cell office:value-type="float" office:value="0.562512" calcext:value-type="float">
            <text:p>0.562512</text:p>
          </table:table-cell>
          <table:table-cell office:value-type="float" office:value="0.5411223" calcext:value-type="float">
            <text:p>0.5411223</text:p>
          </table:table-cell>
          <table:table-cell office:value-type="float" office:value="0.5957027" calcext:value-type="float">
            <text:p>0.5957027</text:p>
          </table:table-cell>
          <table:table-cell office:value-type="float" office:value="0.6327367" calcext:value-type="float">
            <text:p>0.6327367</text:p>
          </table:table-cell>
          <table:table-cell office:value-type="float" office:value="0.5833133" calcext:value-type="float">
            <text:p>0.5833133</text:p>
          </table:table-cell>
          <table:table-cell office:value-type="float" office:value="0.5844227" calcext:value-type="float">
            <text:p>0.5844227</text:p>
          </table:table-cell>
          <table:table-cell/>
          <table:table-cell table:formula="of:=COM.MICROSOFT.CONCAT([.B25]-1)" office:value-type="string" office:string-value="46" calcext:value-type="string">
            <text:p>46</text:p>
          </table:table-cell>
          <table:table-cell table:formula="of:=COM.MICROSOFT.CONCAT(&quot;&amp; &quot;; [.C25])" office:value-type="string" office:string-value="&amp; " calcext:value-type="string">
            <text:p>&amp; </text:p>
          </table:table-cell>
          <table:table-cell table:formula="of:=COM.MICROSOFT.CONCAT(&quot;&amp; &quot;; ROUND([.D25];[.$X$2]))" office:value-type="string" office:string-value="&amp; 0.376" calcext:value-type="string">
            <text:p>&amp; 0.376</text:p>
          </table:table-cell>
          <table:table-cell table:formula="of:=COM.MICROSOFT.CONCAT(&quot;&amp; &quot;; ROUND([.E25];[.$X$2]))" office:value-type="string" office:string-value="&amp; 0.572" calcext:value-type="string">
            <text:p>&amp; 0.572</text:p>
          </table:table-cell>
          <table:table-cell table:formula="of:=COM.MICROSOFT.CONCAT(&quot;&amp; &quot;; ROUND([.F25];[.$X$2]))" office:value-type="string" office:string-value="&amp; 0.563" calcext:value-type="string">
            <text:p>&amp; 0.563</text:p>
          </table:table-cell>
          <table:table-cell table:formula="of:=COM.MICROSOFT.CONCAT(&quot;&amp; &quot;; ROUND([.G25];[.$X$2]))" office:value-type="string" office:string-value="&amp; 0.541" calcext:value-type="string">
            <text:p>&amp; 0.541</text:p>
          </table:table-cell>
          <table:table-cell table:formula="of:=COM.MICROSOFT.CONCAT(&quot;&amp; &quot;; ROUND([.H25];[.$X$2]))" office:value-type="string" office:string-value="&amp; 0.596" calcext:value-type="string">
            <text:p>&amp; 0.596</text:p>
          </table:table-cell>
          <table:table-cell table:formula="of:=COM.MICROSOFT.CONCAT(&quot;&amp; &quot;; ROUND([.I25];[.$X$2]))" office:value-type="string" office:string-value="&amp; 0.633" calcext:value-type="string">
            <text:p>&amp; 0.633</text:p>
          </table:table-cell>
          <table:table-cell table:formula="of:=COM.MICROSOFT.CONCAT(&quot;&amp; &quot;; ROUND([.J25];[.$X$2]))" office:value-type="string" office:string-value="&amp; 0.583" calcext:value-type="string">
            <text:p>&amp; 0.583</text:p>
          </table:table-cell>
          <table:table-cell table:formula="of:=COM.MICROSOFT.CONCAT(&quot;&amp; &quot;; ROUND([.K25];[.$X$2]); &quot; \\&quot;)" office:value-type="string" office:string-value="&amp; 0.584 \\" calcext:value-type="string">
            <text:p>&amp; 0.584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.282167" calcext:value-type="float">
            <text:p>0.282167</text:p>
          </table:table-cell>
          <table:table-cell office:value-type="float" office:value="0.473704333333333" calcext:value-type="float">
            <text:p>0.473704</text:p>
          </table:table-cell>
          <table:table-cell office:value-type="float" office:value="0.5299323" calcext:value-type="float">
            <text:p>0.5299323</text:p>
          </table:table-cell>
          <table:table-cell office:value-type="float" office:value="0.5565137" calcext:value-type="float">
            <text:p>0.5565137</text:p>
          </table:table-cell>
          <table:table-cell office:value-type="float" office:value="0.6525107" calcext:value-type="float">
            <text:p>0.6525107</text:p>
          </table:table-cell>
          <table:table-cell office:value-type="float" office:value="0.6874923" calcext:value-type="float">
            <text:p>0.6874923</text:p>
          </table:table-cell>
          <table:table-cell office:value-type="float" office:value="0.6809007" calcext:value-type="float">
            <text:p>0.6809007</text:p>
          </table:table-cell>
          <table:table-cell office:value-type="float" office:value="0.6876883" calcext:value-type="float">
            <text:p>0.6876883</text:p>
          </table:table-cell>
          <table:table-cell/>
          <table:table-cell table:formula="of:=COM.MICROSOFT.CONCAT([.B26]-1)" office:value-type="string" office:string-value="48" calcext:value-type="string">
            <text:p>48</text:p>
          </table:table-cell>
          <table:table-cell table:formula="of:=COM.MICROSOFT.CONCAT(&quot;&amp; &quot;; [.C26])" office:value-type="string" office:string-value="&amp; " calcext:value-type="string">
            <text:p>&amp; </text:p>
          </table:table-cell>
          <table:table-cell table:formula="of:=COM.MICROSOFT.CONCAT(&quot;&amp; &quot;; ROUND([.D26];[.$X$2]))" office:value-type="string" office:string-value="&amp; 0.282" calcext:value-type="string">
            <text:p>&amp; 0.282</text:p>
          </table:table-cell>
          <table:table-cell table:formula="of:=COM.MICROSOFT.CONCAT(&quot;&amp; &quot;; ROUND([.E26];[.$X$2]))" office:value-type="string" office:string-value="&amp; 0.474" calcext:value-type="string">
            <text:p>&amp; 0.474</text:p>
          </table:table-cell>
          <table:table-cell table:formula="of:=COM.MICROSOFT.CONCAT(&quot;&amp; &quot;; ROUND([.F26];[.$X$2]))" office:value-type="string" office:string-value="&amp; 0.53" calcext:value-type="string">
            <text:p>&amp; 0.53</text:p>
          </table:table-cell>
          <table:table-cell table:formula="of:=COM.MICROSOFT.CONCAT(&quot;&amp; &quot;; ROUND([.G26];[.$X$2]))" office:value-type="string" office:string-value="&amp; 0.557" calcext:value-type="string">
            <text:p>&amp; 0.557</text:p>
          </table:table-cell>
          <table:table-cell table:formula="of:=COM.MICROSOFT.CONCAT(&quot;&amp; &quot;; ROUND([.H26];[.$X$2]))" office:value-type="string" office:string-value="&amp; 0.653" calcext:value-type="string">
            <text:p>&amp; 0.653</text:p>
          </table:table-cell>
          <table:table-cell table:formula="of:=COM.MICROSOFT.CONCAT(&quot;&amp; &quot;; ROUND([.I26];[.$X$2]))" office:value-type="string" office:string-value="&amp; 0.687" calcext:value-type="string">
            <text:p>&amp; 0.687</text:p>
          </table:table-cell>
          <table:table-cell table:formula="of:=COM.MICROSOFT.CONCAT(&quot;&amp; &quot;; ROUND([.J26];[.$X$2]))" office:value-type="string" office:string-value="&amp; 0.681" calcext:value-type="string">
            <text:p>&amp; 0.681</text:p>
          </table:table-cell>
          <table:table-cell table:formula="of:=COM.MICROSOFT.CONCAT(&quot;&amp; &quot;; ROUND([.K26];[.$X$2]); &quot; \\&quot;)" office:value-type="string" office:string-value="&amp; 0.688 \\" calcext:value-type="string">
            <text:p>&amp; 0.688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1909696" calcext:value-type="float">
            <text:p>0.1909696</text:p>
          </table:table-cell>
          <table:table-cell office:value-type="float" office:value="0.425215333333333" calcext:value-type="float">
            <text:p>0.425215</text:p>
          </table:table-cell>
          <table:table-cell office:value-type="float" office:value="0.559795" calcext:value-type="float">
            <text:p>0.559795</text:p>
          </table:table-cell>
          <table:table-cell office:value-type="float" office:value="0.59545" calcext:value-type="float">
            <text:p>0.59545</text:p>
          </table:table-cell>
          <table:table-cell office:value-type="float" office:value="0.6198323" calcext:value-type="float">
            <text:p>0.6198323</text:p>
          </table:table-cell>
          <table:table-cell office:value-type="float" office:value="0.6616713" calcext:value-type="float">
            <text:p>0.6616713</text:p>
          </table:table-cell>
          <table:table-cell office:value-type="float" office:value="0.608772" calcext:value-type="float">
            <text:p>0.608772</text:p>
          </table:table-cell>
          <table:table-cell office:value-type="float" office:value="0.5792643" calcext:value-type="float">
            <text:p>0.5792643</text:p>
          </table:table-cell>
          <table:table-cell/>
          <table:table-cell table:formula="of:=COM.MICROSOFT.CONCAT([.B27]-1)" office:value-type="string" office:string-value="50" calcext:value-type="string">
            <text:p>50</text:p>
          </table:table-cell>
          <table:table-cell table:formula="of:=COM.MICROSOFT.CONCAT(&quot;&amp; &quot;; [.C27])" office:value-type="string" office:string-value="&amp; " calcext:value-type="string">
            <text:p>&amp; </text:p>
          </table:table-cell>
          <table:table-cell table:formula="of:=COM.MICROSOFT.CONCAT(&quot;&amp; &quot;; ROUND([.D27];[.$X$2]))" office:value-type="string" office:string-value="&amp; 0.191" calcext:value-type="string">
            <text:p>&amp; 0.191</text:p>
          </table:table-cell>
          <table:table-cell table:formula="of:=COM.MICROSOFT.CONCAT(&quot;&amp; &quot;; ROUND([.E27];[.$X$2]))" office:value-type="string" office:string-value="&amp; 0.425" calcext:value-type="string">
            <text:p>&amp; 0.425</text:p>
          </table:table-cell>
          <table:table-cell table:formula="of:=COM.MICROSOFT.CONCAT(&quot;&amp; &quot;; ROUND([.F27];[.$X$2]))" office:value-type="string" office:string-value="&amp; 0.56" calcext:value-type="string">
            <text:p>&amp; 0.56</text:p>
          </table:table-cell>
          <table:table-cell table:formula="of:=COM.MICROSOFT.CONCAT(&quot;&amp; &quot;; ROUND([.G27];[.$X$2]))" office:value-type="string" office:string-value="&amp; 0.595" calcext:value-type="string">
            <text:p>&amp; 0.595</text:p>
          </table:table-cell>
          <table:table-cell table:formula="of:=COM.MICROSOFT.CONCAT(&quot;&amp; &quot;; ROUND([.H27];[.$X$2]))" office:value-type="string" office:string-value="&amp; 0.62" calcext:value-type="string">
            <text:p>&amp; 0.62</text:p>
          </table:table-cell>
          <table:table-cell table:formula="of:=COM.MICROSOFT.CONCAT(&quot;&amp; &quot;; ROUND([.I27];[.$X$2]))" office:value-type="string" office:string-value="&amp; 0.662" calcext:value-type="string">
            <text:p>&amp; 0.662</text:p>
          </table:table-cell>
          <table:table-cell table:formula="of:=COM.MICROSOFT.CONCAT(&quot;&amp; &quot;; ROUND([.J27];[.$X$2]))" office:value-type="string" office:string-value="&amp; 0.609" calcext:value-type="string">
            <text:p>&amp; 0.609</text:p>
          </table:table-cell>
          <table:table-cell table:formula="of:=COM.MICROSOFT.CONCAT(&quot;&amp; &quot;; ROUND([.K27];[.$X$2]); &quot; \\&quot;)" office:value-type="string" office:string-value="&amp; 0.579 \\" calcext:value-type="string">
            <text:p>&amp; 0.57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.148338" calcext:value-type="float">
            <text:p>0.148338</text:p>
          </table:table-cell>
          <table:table-cell office:value-type="float" office:value="0.442519333333333" calcext:value-type="float">
            <text:p>0.442519</text:p>
          </table:table-cell>
          <table:table-cell office:value-type="float" office:value="0.4977647" calcext:value-type="float">
            <text:p>0.4977647</text:p>
          </table:table-cell>
          <table:table-cell office:value-type="float" office:value="0.5105183" calcext:value-type="float">
            <text:p>0.5105183</text:p>
          </table:table-cell>
          <table:table-cell office:value-type="float" office:value="0.503869" calcext:value-type="float">
            <text:p>0.503869</text:p>
          </table:table-cell>
          <table:table-cell office:value-type="float" office:value="0.5939797" calcext:value-type="float">
            <text:p>0.5939797</text:p>
          </table:table-cell>
          <table:table-cell office:value-type="float" office:value="0.5788547" calcext:value-type="float">
            <text:p>0.5788547</text:p>
          </table:table-cell>
          <table:table-cell office:value-type="float" office:value="0.589762" calcext:value-type="float">
            <text:p>0.589762</text:p>
          </table:table-cell>
          <table:table-cell/>
          <table:table-cell table:formula="of:=COM.MICROSOFT.CONCAT([.B28]-1)" office:value-type="string" office:string-value="52" calcext:value-type="string">
            <text:p>52</text:p>
          </table:table-cell>
          <table:table-cell table:formula="of:=COM.MICROSOFT.CONCAT(&quot;&amp; &quot;; [.C28])" office:value-type="string" office:string-value="&amp; " calcext:value-type="string">
            <text:p>&amp; </text:p>
          </table:table-cell>
          <table:table-cell table:formula="of:=COM.MICROSOFT.CONCAT(&quot;&amp; &quot;; ROUND([.D28];[.$X$2]))" office:value-type="string" office:string-value="&amp; 0.148" calcext:value-type="string">
            <text:p>&amp; 0.148</text:p>
          </table:table-cell>
          <table:table-cell table:formula="of:=COM.MICROSOFT.CONCAT(&quot;&amp; &quot;; ROUND([.E28];[.$X$2]))" office:value-type="string" office:string-value="&amp; 0.443" calcext:value-type="string">
            <text:p>&amp; 0.443</text:p>
          </table:table-cell>
          <table:table-cell table:formula="of:=COM.MICROSOFT.CONCAT(&quot;&amp; &quot;; ROUND([.F28];[.$X$2]))" office:value-type="string" office:string-value="&amp; 0.498" calcext:value-type="string">
            <text:p>&amp; 0.498</text:p>
          </table:table-cell>
          <table:table-cell table:formula="of:=COM.MICROSOFT.CONCAT(&quot;&amp; &quot;; ROUND([.G28];[.$X$2]))" office:value-type="string" office:string-value="&amp; 0.511" calcext:value-type="string">
            <text:p>&amp; 0.511</text:p>
          </table:table-cell>
          <table:table-cell table:formula="of:=COM.MICROSOFT.CONCAT(&quot;&amp; &quot;; ROUND([.H28];[.$X$2]))" office:value-type="string" office:string-value="&amp; 0.504" calcext:value-type="string">
            <text:p>&amp; 0.504</text:p>
          </table:table-cell>
          <table:table-cell table:formula="of:=COM.MICROSOFT.CONCAT(&quot;&amp; &quot;; ROUND([.I28];[.$X$2]))" office:value-type="string" office:string-value="&amp; 0.594" calcext:value-type="string">
            <text:p>&amp; 0.594</text:p>
          </table:table-cell>
          <table:table-cell table:formula="of:=COM.MICROSOFT.CONCAT(&quot;&amp; &quot;; ROUND([.J28];[.$X$2]))" office:value-type="string" office:string-value="&amp; 0.579" calcext:value-type="string">
            <text:p>&amp; 0.579</text:p>
          </table:table-cell>
          <table:table-cell table:formula="of:=COM.MICROSOFT.CONCAT(&quot;&amp; &quot;; ROUND([.K28];[.$X$2]); &quot; \\&quot;)" office:value-type="string" office:string-value="&amp; 0.59 \\" calcext:value-type="string">
            <text:p>&amp; 0.5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.1113882" calcext:value-type="float">
            <text:p>0.1113882</text:p>
          </table:table-cell>
          <table:table-cell office:value-type="float" office:value="0.396117666666667" calcext:value-type="float">
            <text:p>0.396118</text:p>
          </table:table-cell>
          <table:table-cell office:value-type="float" office:value="0.4515977" calcext:value-type="float">
            <text:p>0.4515977</text:p>
          </table:table-cell>
          <table:table-cell office:value-type="float" office:value="0.494258" calcext:value-type="float">
            <text:p>0.494258</text:p>
          </table:table-cell>
          <table:table-cell office:value-type="float" office:value="0.5754487" calcext:value-type="float">
            <text:p>0.5754487</text:p>
          </table:table-cell>
          <table:table-cell office:value-type="float" office:value="0.6499707" calcext:value-type="float">
            <text:p>0.6499707</text:p>
          </table:table-cell>
          <table:table-cell office:value-type="float" office:value="0.608493" calcext:value-type="float">
            <text:p>0.608493</text:p>
          </table:table-cell>
          <table:table-cell office:value-type="float" office:value="0.554116" calcext:value-type="float">
            <text:p>0.554116</text:p>
          </table:table-cell>
          <table:table-cell/>
          <table:table-cell table:formula="of:=COM.MICROSOFT.CONCAT([.B29]-1)" office:value-type="string" office:string-value="54" calcext:value-type="string">
            <text:p>54</text:p>
          </table:table-cell>
          <table:table-cell table:formula="of:=COM.MICROSOFT.CONCAT(&quot;&amp; &quot;; [.C29])" office:value-type="string" office:string-value="&amp; " calcext:value-type="string">
            <text:p>&amp; </text:p>
          </table:table-cell>
          <table:table-cell table:formula="of:=COM.MICROSOFT.CONCAT(&quot;&amp; &quot;; ROUND([.D29];[.$X$2]))" office:value-type="string" office:string-value="&amp; 0.111" calcext:value-type="string">
            <text:p>&amp; 0.111</text:p>
          </table:table-cell>
          <table:table-cell table:formula="of:=COM.MICROSOFT.CONCAT(&quot;&amp; &quot;; ROUND([.E29];[.$X$2]))" office:value-type="string" office:string-value="&amp; 0.396" calcext:value-type="string">
            <text:p>&amp; 0.396</text:p>
          </table:table-cell>
          <table:table-cell table:formula="of:=COM.MICROSOFT.CONCAT(&quot;&amp; &quot;; ROUND([.F29];[.$X$2]))" office:value-type="string" office:string-value="&amp; 0.452" calcext:value-type="string">
            <text:p>&amp; 0.452</text:p>
          </table:table-cell>
          <table:table-cell table:formula="of:=COM.MICROSOFT.CONCAT(&quot;&amp; &quot;; ROUND([.G29];[.$X$2]))" office:value-type="string" office:string-value="&amp; 0.494" calcext:value-type="string">
            <text:p>&amp; 0.494</text:p>
          </table:table-cell>
          <table:table-cell table:formula="of:=COM.MICROSOFT.CONCAT(&quot;&amp; &quot;; ROUND([.H29];[.$X$2]))" office:value-type="string" office:string-value="&amp; 0.575" calcext:value-type="string">
            <text:p>&amp; 0.575</text:p>
          </table:table-cell>
          <table:table-cell table:formula="of:=COM.MICROSOFT.CONCAT(&quot;&amp; &quot;; ROUND([.I29];[.$X$2]))" office:value-type="string" office:string-value="&amp; 0.65" calcext:value-type="string">
            <text:p>&amp; 0.65</text:p>
          </table:table-cell>
          <table:table-cell table:formula="of:=COM.MICROSOFT.CONCAT(&quot;&amp; &quot;; ROUND([.J29];[.$X$2]))" office:value-type="string" office:string-value="&amp; 0.608" calcext:value-type="string">
            <text:p>&amp; 0.608</text:p>
          </table:table-cell>
          <table:table-cell table:formula="of:=COM.MICROSOFT.CONCAT(&quot;&amp; &quot;; ROUND([.K29];[.$X$2]); &quot; \\&quot;)" office:value-type="string" office:string-value="&amp; 0.554 \\" calcext:value-type="string">
            <text:p>&amp; 0.554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331035" calcext:value-type="float">
            <text:p>0.331035</text:p>
          </table:table-cell>
          <table:table-cell office:value-type="float" office:value="0.4615493" calcext:value-type="float">
            <text:p>0.4615493</text:p>
          </table:table-cell>
          <table:table-cell office:value-type="float" office:value="0.4955563" calcext:value-type="float">
            <text:p>0.4955563</text:p>
          </table:table-cell>
          <table:table-cell office:value-type="float" office:value="0.5459453" calcext:value-type="float">
            <text:p>0.5459453</text:p>
          </table:table-cell>
          <table:table-cell office:value-type="float" office:value="0.6185007" calcext:value-type="float">
            <text:p>0.6185007</text:p>
          </table:table-cell>
          <table:table-cell office:value-type="float" office:value="0.602973" calcext:value-type="float">
            <text:p>0.602973</text:p>
          </table:table-cell>
          <table:table-cell office:value-type="float" office:value="0.5894647" calcext:value-type="float">
            <text:p>0.5894647</text:p>
          </table:table-cell>
          <table:table-cell/>
          <table:table-cell table:formula="of:=COM.MICROSOFT.CONCAT([.B30]-1)" office:value-type="string" office:string-value="56" calcext:value-type="string">
            <text:p>56</text:p>
          </table:table-cell>
          <table:table-cell table:formula="of:=COM.MICROSOFT.CONCAT(&quot;&amp; &quot;; [.C30])" office:value-type="string" office:string-value="&amp; " calcext:value-type="string">
            <text:p>&amp; </text:p>
          </table:table-cell>
          <table:table-cell table:formula="of:=COM.MICROSOFT.CONCAT(&quot;&amp; &quot;; [.D30])" office:value-type="string" office:string-value="&amp; " calcext:value-type="string">
            <text:p>&amp; </text:p>
          </table:table-cell>
          <table:table-cell table:formula="of:=COM.MICROSOFT.CONCAT(&quot;&amp; &quot;; ROUND([.E30];[.$X$2]))" office:value-type="string" office:string-value="&amp; 0.331" calcext:value-type="string">
            <text:p>&amp; 0.331</text:p>
          </table:table-cell>
          <table:table-cell table:formula="of:=COM.MICROSOFT.CONCAT(&quot;&amp; &quot;; ROUND([.F30];[.$X$2]))" office:value-type="string" office:string-value="&amp; 0.462" calcext:value-type="string">
            <text:p>&amp; 0.462</text:p>
          </table:table-cell>
          <table:table-cell table:formula="of:=COM.MICROSOFT.CONCAT(&quot;&amp; &quot;; ROUND([.G30];[.$X$2]))" office:value-type="string" office:string-value="&amp; 0.496" calcext:value-type="string">
            <text:p>&amp; 0.496</text:p>
          </table:table-cell>
          <table:table-cell table:formula="of:=COM.MICROSOFT.CONCAT(&quot;&amp; &quot;; ROUND([.H30];[.$X$2]))" office:value-type="string" office:string-value="&amp; 0.546" calcext:value-type="string">
            <text:p>&amp; 0.546</text:p>
          </table:table-cell>
          <table:table-cell table:formula="of:=COM.MICROSOFT.CONCAT(&quot;&amp; &quot;; ROUND([.I30];[.$X$2]))" office:value-type="string" office:string-value="&amp; 0.619" calcext:value-type="string">
            <text:p>&amp; 0.619</text:p>
          </table:table-cell>
          <table:table-cell table:formula="of:=COM.MICROSOFT.CONCAT(&quot;&amp; &quot;; ROUND([.J30];[.$X$2]))" office:value-type="string" office:string-value="&amp; 0.603" calcext:value-type="string">
            <text:p>&amp; 0.603</text:p>
          </table:table-cell>
          <table:table-cell table:formula="of:=COM.MICROSOFT.CONCAT(&quot;&amp; &quot;; ROUND([.K30];[.$X$2]); &quot; \\&quot;)" office:value-type="string" office:string-value="&amp; 0.589 \\" calcext:value-type="string">
            <text:p>&amp; 0.58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299478333333333" calcext:value-type="float">
            <text:p>0.299478</text:p>
          </table:table-cell>
          <table:table-cell office:value-type="float" office:value="0.4477237" calcext:value-type="float">
            <text:p>0.4477237</text:p>
          </table:table-cell>
          <table:table-cell office:value-type="float" office:value="0.4650673" calcext:value-type="float">
            <text:p>0.4650673</text:p>
          </table:table-cell>
          <table:table-cell office:value-type="float" office:value="0.4721067" calcext:value-type="float">
            <text:p>0.4721067</text:p>
          </table:table-cell>
          <table:table-cell office:value-type="float" office:value="0.5568397" calcext:value-type="float">
            <text:p>0.5568397</text:p>
          </table:table-cell>
          <table:table-cell office:value-type="float" office:value="0.574798" calcext:value-type="float">
            <text:p>0.574798</text:p>
          </table:table-cell>
          <table:table-cell office:value-type="float" office:value="0.537145" calcext:value-type="float">
            <text:p>0.537145</text:p>
          </table:table-cell>
          <table:table-cell/>
          <table:table-cell table:formula="of:=COM.MICROSOFT.CONCAT([.B31]-1)" office:value-type="string" office:string-value="58" calcext:value-type="string">
            <text:p>58</text:p>
          </table:table-cell>
          <table:table-cell table:formula="of:=COM.MICROSOFT.CONCAT(&quot;&amp; &quot;; [.C31])" office:value-type="string" office:string-value="&amp; " calcext:value-type="string">
            <text:p>&amp; </text:p>
          </table:table-cell>
          <table:table-cell table:formula="of:=COM.MICROSOFT.CONCAT(&quot;&amp; &quot;; [.D31])" office:value-type="string" office:string-value="&amp; " calcext:value-type="string">
            <text:p>&amp; </text:p>
          </table:table-cell>
          <table:table-cell table:formula="of:=COM.MICROSOFT.CONCAT(&quot;&amp; &quot;; ROUND([.E31];[.$X$2]))" office:value-type="string" office:string-value="&amp; 0.299" calcext:value-type="string">
            <text:p>&amp; 0.299</text:p>
          </table:table-cell>
          <table:table-cell table:formula="of:=COM.MICROSOFT.CONCAT(&quot;&amp; &quot;; ROUND([.F31];[.$X$2]))" office:value-type="string" office:string-value="&amp; 0.448" calcext:value-type="string">
            <text:p>&amp; 0.448</text:p>
          </table:table-cell>
          <table:table-cell table:formula="of:=COM.MICROSOFT.CONCAT(&quot;&amp; &quot;; ROUND([.G31];[.$X$2]))" office:value-type="string" office:string-value="&amp; 0.465" calcext:value-type="string">
            <text:p>&amp; 0.465</text:p>
          </table:table-cell>
          <table:table-cell table:formula="of:=COM.MICROSOFT.CONCAT(&quot;&amp; &quot;; ROUND([.H31];[.$X$2]))" office:value-type="string" office:string-value="&amp; 0.472" calcext:value-type="string">
            <text:p>&amp; 0.472</text:p>
          </table:table-cell>
          <table:table-cell table:formula="of:=COM.MICROSOFT.CONCAT(&quot;&amp; &quot;; ROUND([.I31];[.$X$2]))" office:value-type="string" office:string-value="&amp; 0.557" calcext:value-type="string">
            <text:p>&amp; 0.557</text:p>
          </table:table-cell>
          <table:table-cell table:formula="of:=COM.MICROSOFT.CONCAT(&quot;&amp; &quot;; ROUND([.J31];[.$X$2]))" office:value-type="string" office:string-value="&amp; 0.575" calcext:value-type="string">
            <text:p>&amp; 0.575</text:p>
          </table:table-cell>
          <table:table-cell table:formula="of:=COM.MICROSOFT.CONCAT(&quot;&amp; &quot;; ROUND([.K31];[.$X$2]); &quot; \\&quot;)" office:value-type="string" office:string-value="&amp; 0.537 \\" calcext:value-type="string">
            <text:p>&amp; 0.53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.294926666666667" calcext:value-type="float">
            <text:p>0.294927</text:p>
          </table:table-cell>
          <table:table-cell office:value-type="float" office:value="0.3927707" calcext:value-type="float">
            <text:p>0.3927707</text:p>
          </table:table-cell>
          <table:table-cell office:value-type="float" office:value="0.4320723" calcext:value-type="float">
            <text:p>0.4320723</text:p>
          </table:table-cell>
          <table:table-cell office:value-type="float" office:value="0.4681417" calcext:value-type="float">
            <text:p>0.4681417</text:p>
          </table:table-cell>
          <table:table-cell office:value-type="float" office:value="0.5565693" calcext:value-type="float">
            <text:p>0.5565693</text:p>
          </table:table-cell>
          <table:table-cell office:value-type="float" office:value="0.5914613" calcext:value-type="float">
            <text:p>0.5914613</text:p>
          </table:table-cell>
          <table:table-cell office:value-type="float" office:value="0.5558893" calcext:value-type="float">
            <text:p>0.5558893</text:p>
          </table:table-cell>
          <table:table-cell/>
          <table:table-cell table:formula="of:=COM.MICROSOFT.CONCAT([.B32]-1)" office:value-type="string" office:string-value="60" calcext:value-type="string">
            <text:p>60</text:p>
          </table:table-cell>
          <table:table-cell table:formula="of:=COM.MICROSOFT.CONCAT(&quot;&amp; &quot;; [.C32])" office:value-type="string" office:string-value="&amp; " calcext:value-type="string">
            <text:p>&amp; </text:p>
          </table:table-cell>
          <table:table-cell table:formula="of:=COM.MICROSOFT.CONCAT(&quot;&amp; &quot;; [.D32])" office:value-type="string" office:string-value="&amp; " calcext:value-type="string">
            <text:p>&amp; </text:p>
          </table:table-cell>
          <table:table-cell table:formula="of:=COM.MICROSOFT.CONCAT(&quot;&amp; &quot;; ROUND([.E32];[.$X$2]))" office:value-type="string" office:string-value="&amp; 0.295" calcext:value-type="string">
            <text:p>&amp; 0.295</text:p>
          </table:table-cell>
          <table:table-cell table:formula="of:=COM.MICROSOFT.CONCAT(&quot;&amp; &quot;; ROUND([.F32];[.$X$2]))" office:value-type="string" office:string-value="&amp; 0.393" calcext:value-type="string">
            <text:p>&amp; 0.393</text:p>
          </table:table-cell>
          <table:table-cell table:formula="of:=COM.MICROSOFT.CONCAT(&quot;&amp; &quot;; ROUND([.G32];[.$X$2]))" office:value-type="string" office:string-value="&amp; 0.432" calcext:value-type="string">
            <text:p>&amp; 0.432</text:p>
          </table:table-cell>
          <table:table-cell table:formula="of:=COM.MICROSOFT.CONCAT(&quot;&amp; &quot;; ROUND([.H32];[.$X$2]))" office:value-type="string" office:string-value="&amp; 0.468" calcext:value-type="string">
            <text:p>&amp; 0.468</text:p>
          </table:table-cell>
          <table:table-cell table:formula="of:=COM.MICROSOFT.CONCAT(&quot;&amp; &quot;; ROUND([.I32];[.$X$2]))" office:value-type="string" office:string-value="&amp; 0.557" calcext:value-type="string">
            <text:p>&amp; 0.557</text:p>
          </table:table-cell>
          <table:table-cell table:formula="of:=COM.MICROSOFT.CONCAT(&quot;&amp; &quot;; ROUND([.J32];[.$X$2]))" office:value-type="string" office:string-value="&amp; 0.591" calcext:value-type="string">
            <text:p>&amp; 0.591</text:p>
          </table:table-cell>
          <table:table-cell table:formula="of:=COM.MICROSOFT.CONCAT(&quot;&amp; &quot;; ROUND([.K32];[.$X$2]); &quot; \\&quot;)" office:value-type="string" office:string-value="&amp; 0.556 \\" calcext:value-type="string">
            <text:p>&amp; 0.55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246600666666667" calcext:value-type="float">
            <text:p>0.246601</text:p>
          </table:table-cell>
          <table:table-cell office:value-type="float" office:value="0.3873633" calcext:value-type="float">
            <text:p>0.3873633</text:p>
          </table:table-cell>
          <table:table-cell office:value-type="float" office:value="0.4469067" calcext:value-type="float">
            <text:p>0.4469067</text:p>
          </table:table-cell>
          <table:table-cell office:value-type="float" office:value="0.4961303" calcext:value-type="float">
            <text:p>0.4961303</text:p>
          </table:table-cell>
          <table:table-cell office:value-type="float" office:value="0.568866" calcext:value-type="float">
            <text:p>0.568866</text:p>
          </table:table-cell>
          <table:table-cell office:value-type="float" office:value="0.5791513" calcext:value-type="float">
            <text:p>0.5791513</text:p>
          </table:table-cell>
          <table:table-cell office:value-type="float" office:value="0.582933" calcext:value-type="float">
            <text:p>0.582933</text:p>
          </table:table-cell>
          <table:table-cell/>
          <table:table-cell table:formula="of:=COM.MICROSOFT.CONCAT([.B33]-1)" office:value-type="string" office:string-value="62" calcext:value-type="string">
            <text:p>62</text:p>
          </table:table-cell>
          <table:table-cell table:formula="of:=COM.MICROSOFT.CONCAT(&quot;&amp; &quot;; [.C33])" office:value-type="string" office:string-value="&amp; " calcext:value-type="string">
            <text:p>&amp; </text:p>
          </table:table-cell>
          <table:table-cell table:formula="of:=COM.MICROSOFT.CONCAT(&quot;&amp; &quot;; [.D33])" office:value-type="string" office:string-value="&amp; " calcext:value-type="string">
            <text:p>&amp; </text:p>
          </table:table-cell>
          <table:table-cell table:formula="of:=COM.MICROSOFT.CONCAT(&quot;&amp; &quot;; ROUND([.E33];[.$X$2]))" office:value-type="string" office:string-value="&amp; 0.247" calcext:value-type="string">
            <text:p>&amp; 0.247</text:p>
          </table:table-cell>
          <table:table-cell table:formula="of:=COM.MICROSOFT.CONCAT(&quot;&amp; &quot;; ROUND([.F33];[.$X$2]))" office:value-type="string" office:string-value="&amp; 0.387" calcext:value-type="string">
            <text:p>&amp; 0.387</text:p>
          </table:table-cell>
          <table:table-cell table:formula="of:=COM.MICROSOFT.CONCAT(&quot;&amp; &quot;; ROUND([.G33];[.$X$2]))" office:value-type="string" office:string-value="&amp; 0.447" calcext:value-type="string">
            <text:p>&amp; 0.447</text:p>
          </table:table-cell>
          <table:table-cell table:formula="of:=COM.MICROSOFT.CONCAT(&quot;&amp; &quot;; ROUND([.H33];[.$X$2]))" office:value-type="string" office:string-value="&amp; 0.496" calcext:value-type="string">
            <text:p>&amp; 0.496</text:p>
          </table:table-cell>
          <table:table-cell table:formula="of:=COM.MICROSOFT.CONCAT(&quot;&amp; &quot;; ROUND([.I33];[.$X$2]))" office:value-type="string" office:string-value="&amp; 0.569" calcext:value-type="string">
            <text:p>&amp; 0.569</text:p>
          </table:table-cell>
          <table:table-cell table:formula="of:=COM.MICROSOFT.CONCAT(&quot;&amp; &quot;; ROUND([.J33];[.$X$2]))" office:value-type="string" office:string-value="&amp; 0.579" calcext:value-type="string">
            <text:p>&amp; 0.579</text:p>
          </table:table-cell>
          <table:table-cell table:formula="of:=COM.MICROSOFT.CONCAT(&quot;&amp; &quot;; ROUND([.K33];[.$X$2]); &quot; \\&quot;)" office:value-type="string" office:string-value="&amp; 0.583 \\" calcext:value-type="string">
            <text:p>&amp; 0.583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187279333333333" calcext:value-type="float">
            <text:p>0.187279</text:p>
          </table:table-cell>
          <table:table-cell office:value-type="float" office:value="0.3940693" calcext:value-type="float">
            <text:p>0.3940693</text:p>
          </table:table-cell>
          <table:table-cell office:value-type="float" office:value="0.4107083" calcext:value-type="float">
            <text:p>0.4107083</text:p>
          </table:table-cell>
          <table:table-cell office:value-type="float" office:value="0.4661033" calcext:value-type="float">
            <text:p>0.466103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1919" calcext:value-type="float">
            <text:p>0.521919</text:p>
          </table:table-cell>
          <table:table-cell office:value-type="float" office:value="0.5350577" calcext:value-type="float">
            <text:p>0.5350577</text:p>
          </table:table-cell>
          <table:table-cell/>
          <table:table-cell table:formula="of:=COM.MICROSOFT.CONCAT([.B34]-1)" office:value-type="string" office:string-value="64" calcext:value-type="string">
            <text:p>64</text:p>
          </table:table-cell>
          <table:table-cell table:formula="of:=COM.MICROSOFT.CONCAT(&quot;&amp; &quot;; [.C34])" office:value-type="string" office:string-value="&amp; " calcext:value-type="string">
            <text:p>&amp; </text:p>
          </table:table-cell>
          <table:table-cell table:formula="of:=COM.MICROSOFT.CONCAT(&quot;&amp; &quot;; [.D34])" office:value-type="string" office:string-value="&amp; " calcext:value-type="string">
            <text:p>&amp; </text:p>
          </table:table-cell>
          <table:table-cell table:formula="of:=COM.MICROSOFT.CONCAT(&quot;&amp; &quot;; ROUND([.E34];[.$X$2]))" office:value-type="string" office:string-value="&amp; 0.187" calcext:value-type="string">
            <text:p>&amp; 0.187</text:p>
          </table:table-cell>
          <table:table-cell table:formula="of:=COM.MICROSOFT.CONCAT(&quot;&amp; &quot;; ROUND([.F34];[.$X$2]))" office:value-type="string" office:string-value="&amp; 0.394" calcext:value-type="string">
            <text:p>&amp; 0.394</text:p>
          </table:table-cell>
          <table:table-cell table:formula="of:=COM.MICROSOFT.CONCAT(&quot;&amp; &quot;; ROUND([.G34];[.$X$2]))" office:value-type="string" office:string-value="&amp; 0.411" calcext:value-type="string">
            <text:p>&amp; 0.411</text:p>
          </table:table-cell>
          <table:table-cell table:formula="of:=COM.MICROSOFT.CONCAT(&quot;&amp; &quot;; ROUND([.H34];[.$X$2]))" office:value-type="string" office:string-value="&amp; 0.466" calcext:value-type="string">
            <text:p>&amp; 0.466</text:p>
          </table:table-cell>
          <table:table-cell table:formula="of:=COM.MICROSOFT.CONCAT(&quot;&amp; &quot;; ROUND([.I34];[.$X$2]))" office:value-type="string" office:string-value="&amp; 0.474" calcext:value-type="string">
            <text:p>&amp; 0.474</text:p>
          </table:table-cell>
          <table:table-cell table:formula="of:=COM.MICROSOFT.CONCAT(&quot;&amp; &quot;; ROUND([.J34];[.$X$2]))" office:value-type="string" office:string-value="&amp; 0.522" calcext:value-type="string">
            <text:p>&amp; 0.522</text:p>
          </table:table-cell>
          <table:table-cell table:formula="of:=COM.MICROSOFT.CONCAT(&quot;&amp; &quot;; ROUND([.K34];[.$X$2]); &quot; \\&quot;)" office:value-type="string" office:string-value="&amp; 0.535 \\" calcext:value-type="string">
            <text:p>&amp; 0.535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137865966666667" calcext:value-type="float">
            <text:p>0.137866</text:p>
          </table:table-cell>
          <table:table-cell office:value-type="float" office:value="0.372115" calcext:value-type="float">
            <text:p>0.372115</text:p>
          </table:table-cell>
          <table:table-cell office:value-type="float" office:value="0.3899413" calcext:value-type="float">
            <text:p>0.3899413</text:p>
          </table:table-cell>
          <table:table-cell office:value-type="float" office:value="0.4126143" calcext:value-type="float">
            <text:p>0.4126143</text:p>
          </table:table-cell>
          <table:table-cell office:value-type="float" office:value="0.4655343" calcext:value-type="float">
            <text:p>0.4655343</text:p>
          </table:table-cell>
          <table:table-cell office:value-type="float" office:value="0.5282673" calcext:value-type="float">
            <text:p>0.5282673</text:p>
          </table:table-cell>
          <table:table-cell office:value-type="float" office:value="0.5488757" calcext:value-type="float">
            <text:p>0.5488757</text:p>
          </table:table-cell>
          <table:table-cell/>
          <table:table-cell table:formula="of:=COM.MICROSOFT.CONCAT([.B35]-1)" office:value-type="string" office:string-value="66" calcext:value-type="string">
            <text:p>66</text:p>
          </table:table-cell>
          <table:table-cell table:formula="of:=COM.MICROSOFT.CONCAT(&quot;&amp; &quot;; [.C35])" office:value-type="string" office:string-value="&amp; " calcext:value-type="string">
            <text:p>&amp; </text:p>
          </table:table-cell>
          <table:table-cell table:formula="of:=COM.MICROSOFT.CONCAT(&quot;&amp; &quot;; [.D35])" office:value-type="string" office:string-value="&amp; " calcext:value-type="string">
            <text:p>&amp; </text:p>
          </table:table-cell>
          <table:table-cell table:formula="of:=COM.MICROSOFT.CONCAT(&quot;&amp; &quot;; ROUND([.E35];[.$X$2]))" office:value-type="string" office:string-value="&amp; 0.138" calcext:value-type="string">
            <text:p>&amp; 0.138</text:p>
          </table:table-cell>
          <table:table-cell table:formula="of:=COM.MICROSOFT.CONCAT(&quot;&amp; &quot;; ROUND([.F35];[.$X$2]))" office:value-type="string" office:string-value="&amp; 0.372" calcext:value-type="string">
            <text:p>&amp; 0.372</text:p>
          </table:table-cell>
          <table:table-cell table:formula="of:=COM.MICROSOFT.CONCAT(&quot;&amp; &quot;; ROUND([.G35];[.$X$2]))" office:value-type="string" office:string-value="&amp; 0.39" calcext:value-type="string">
            <text:p>&amp; 0.39</text:p>
          </table:table-cell>
          <table:table-cell table:formula="of:=COM.MICROSOFT.CONCAT(&quot;&amp; &quot;; ROUND([.H35];[.$X$2]))" office:value-type="string" office:string-value="&amp; 0.413" calcext:value-type="string">
            <text:p>&amp; 0.413</text:p>
          </table:table-cell>
          <table:table-cell table:formula="of:=COM.MICROSOFT.CONCAT(&quot;&amp; &quot;; ROUND([.I35];[.$X$2]))" office:value-type="string" office:string-value="&amp; 0.466" calcext:value-type="string">
            <text:p>&amp; 0.466</text:p>
          </table:table-cell>
          <table:table-cell table:formula="of:=COM.MICROSOFT.CONCAT(&quot;&amp; &quot;; ROUND([.J35];[.$X$2]))" office:value-type="string" office:string-value="&amp; 0.528" calcext:value-type="string">
            <text:p>&amp; 0.528</text:p>
          </table:table-cell>
          <table:table-cell table:formula="of:=COM.MICROSOFT.CONCAT(&quot;&amp; &quot;; ROUND([.K35];[.$X$2]); &quot; \\&quot;)" office:value-type="string" office:string-value="&amp; 0.549 \\" calcext:value-type="string">
            <text:p>&amp; 0.54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112187323333333" calcext:value-type="float">
            <text:p>0.112187</text:p>
          </table:table-cell>
          <table:table-cell office:value-type="float" office:value="0.3376807" calcext:value-type="float">
            <text:p>0.3376807</text:p>
          </table:table-cell>
          <table:table-cell office:value-type="float" office:value="0.3848343" calcext:value-type="float">
            <text:p>0.3848343</text:p>
          </table:table-cell>
          <table:table-cell office:value-type="float" office:value="0.434181" calcext:value-type="float">
            <text:p>0.434181</text:p>
          </table:table-cell>
          <table:table-cell office:value-type="float" office:value="0.4795647" calcext:value-type="float">
            <text:p>0.4795647</text:p>
          </table:table-cell>
          <table:table-cell office:value-type="float" office:value="0.5151853" calcext:value-type="float">
            <text:p>0.5151853</text:p>
          </table:table-cell>
          <table:table-cell office:value-type="float" office:value="0.5320007" calcext:value-type="float">
            <text:p>0.5320007</text:p>
          </table:table-cell>
          <table:table-cell/>
          <table:table-cell table:formula="of:=COM.MICROSOFT.CONCAT([.B36]-1)" office:value-type="string" office:string-value="68" calcext:value-type="string">
            <text:p>68</text:p>
          </table:table-cell>
          <table:table-cell table:formula="of:=COM.MICROSOFT.CONCAT(&quot;&amp; &quot;; [.C36])" office:value-type="string" office:string-value="&amp; " calcext:value-type="string">
            <text:p>&amp; </text:p>
          </table:table-cell>
          <table:table-cell table:formula="of:=COM.MICROSOFT.CONCAT(&quot;&amp; &quot;; [.D36])" office:value-type="string" office:string-value="&amp; " calcext:value-type="string">
            <text:p>&amp; </text:p>
          </table:table-cell>
          <table:table-cell table:formula="of:=COM.MICROSOFT.CONCAT(&quot;&amp; &quot;; ROUND([.E36];[.$X$2]))" office:value-type="string" office:string-value="&amp; 0.112" calcext:value-type="string">
            <text:p>&amp; 0.112</text:p>
          </table:table-cell>
          <table:table-cell table:formula="of:=COM.MICROSOFT.CONCAT(&quot;&amp; &quot;; ROUND([.F36];[.$X$2]))" office:value-type="string" office:string-value="&amp; 0.338" calcext:value-type="string">
            <text:p>&amp; 0.338</text:p>
          </table:table-cell>
          <table:table-cell table:formula="of:=COM.MICROSOFT.CONCAT(&quot;&amp; &quot;; ROUND([.G36];[.$X$2]))" office:value-type="string" office:string-value="&amp; 0.385" calcext:value-type="string">
            <text:p>&amp; 0.385</text:p>
          </table:table-cell>
          <table:table-cell table:formula="of:=COM.MICROSOFT.CONCAT(&quot;&amp; &quot;; ROUND([.H36];[.$X$2]))" office:value-type="string" office:string-value="&amp; 0.434" calcext:value-type="string">
            <text:p>&amp; 0.434</text:p>
          </table:table-cell>
          <table:table-cell table:formula="of:=COM.MICROSOFT.CONCAT(&quot;&amp; &quot;; ROUND([.I36];[.$X$2]))" office:value-type="string" office:string-value="&amp; 0.48" calcext:value-type="string">
            <text:p>&amp; 0.48</text:p>
          </table:table-cell>
          <table:table-cell table:formula="of:=COM.MICROSOFT.CONCAT(&quot;&amp; &quot;; ROUND([.J36];[.$X$2]))" office:value-type="string" office:string-value="&amp; 0.515" calcext:value-type="string">
            <text:p>&amp; 0.515</text:p>
          </table:table-cell>
          <table:table-cell table:formula="of:=COM.MICROSOFT.CONCAT(&quot;&amp; &quot;; ROUND([.K36];[.$X$2]); &quot; \\&quot;)" office:value-type="string" office:string-value="&amp; 0.532 \\" calcext:value-type="string">
            <text:p>&amp; 0.532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.0773768326666667" calcext:value-type="float">
            <text:p>0.077377</text:p>
          </table:table-cell>
          <table:table-cell office:value-type="float" office:value="0.3377247" calcext:value-type="float">
            <text:p>0.3377247</text:p>
          </table:table-cell>
          <table:table-cell office:value-type="float" office:value="0.3757187" calcext:value-type="float">
            <text:p>0.3757187</text:p>
          </table:table-cell>
          <table:table-cell office:value-type="float" office:value="0.4128303" calcext:value-type="float">
            <text:p>0.4128303</text:p>
          </table:table-cell>
          <table:table-cell office:value-type="float" office:value="0.4983717" calcext:value-type="float">
            <text:p>0.4983717</text:p>
          </table:table-cell>
          <table:table-cell office:value-type="float" office:value="0.5368143" calcext:value-type="float">
            <text:p>0.5368143</text:p>
          </table:table-cell>
          <table:table-cell office:value-type="float" office:value="0.5172927" calcext:value-type="float">
            <text:p>0.5172927</text:p>
          </table:table-cell>
          <table:table-cell/>
          <table:table-cell table:formula="of:=COM.MICROSOFT.CONCAT([.B37]-1)" office:value-type="string" office:string-value="70" calcext:value-type="string">
            <text:p>70</text:p>
          </table:table-cell>
          <table:table-cell table:formula="of:=COM.MICROSOFT.CONCAT(&quot;&amp; &quot;; [.C37])" office:value-type="string" office:string-value="&amp; " calcext:value-type="string">
            <text:p>&amp; </text:p>
          </table:table-cell>
          <table:table-cell table:formula="of:=COM.MICROSOFT.CONCAT(&quot;&amp; &quot;; [.D37])" office:value-type="string" office:string-value="&amp; " calcext:value-type="string">
            <text:p>&amp; </text:p>
          </table:table-cell>
          <table:table-cell table:formula="of:=COM.MICROSOFT.CONCAT(&quot;&amp; &quot;; ROUND([.E37];[.$X$2]))" office:value-type="string" office:string-value="&amp; 0.077" calcext:value-type="string">
            <text:p>&amp; 0.077</text:p>
          </table:table-cell>
          <table:table-cell table:formula="of:=COM.MICROSOFT.CONCAT(&quot;&amp; &quot;; ROUND([.F37];[.$X$2]))" office:value-type="string" office:string-value="&amp; 0.338" calcext:value-type="string">
            <text:p>&amp; 0.338</text:p>
          </table:table-cell>
          <table:table-cell table:formula="of:=COM.MICROSOFT.CONCAT(&quot;&amp; &quot;; ROUND([.G37];[.$X$2]))" office:value-type="string" office:string-value="&amp; 0.376" calcext:value-type="string">
            <text:p>&amp; 0.376</text:p>
          </table:table-cell>
          <table:table-cell table:formula="of:=COM.MICROSOFT.CONCAT(&quot;&amp; &quot;; ROUND([.H37];[.$X$2]))" office:value-type="string" office:string-value="&amp; 0.413" calcext:value-type="string">
            <text:p>&amp; 0.413</text:p>
          </table:table-cell>
          <table:table-cell table:formula="of:=COM.MICROSOFT.CONCAT(&quot;&amp; &quot;; ROUND([.I37];[.$X$2]))" office:value-type="string" office:string-value="&amp; 0.498" calcext:value-type="string">
            <text:p>&amp; 0.498</text:p>
          </table:table-cell>
          <table:table-cell table:formula="of:=COM.MICROSOFT.CONCAT(&quot;&amp; &quot;; ROUND([.J37];[.$X$2]))" office:value-type="string" office:string-value="&amp; 0.537" calcext:value-type="string">
            <text:p>&amp; 0.537</text:p>
          </table:table-cell>
          <table:table-cell table:formula="of:=COM.MICROSOFT.CONCAT(&quot;&amp; &quot;; ROUND([.K37];[.$X$2]); &quot; \\&quot;)" office:value-type="string" office:string-value="&amp; 0.517 \\" calcext:value-type="string">
            <text:p>&amp; 0.51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.03645709705" calcext:value-type="float">
            <text:p>0.036457</text:p>
          </table:table-cell>
          <table:table-cell office:value-type="float" office:value="0.340054" calcext:value-type="float">
            <text:p>0.340054</text:p>
          </table:table-cell>
          <table:table-cell office:value-type="float" office:value="0.356056" calcext:value-type="float">
            <text:p>0.356056</text:p>
          </table:table-cell>
          <table:table-cell office:value-type="float" office:value="0.3760573" calcext:value-type="float">
            <text:p>0.3760573</text:p>
          </table:table-cell>
          <table:table-cell office:value-type="float" office:value="0.4437143" calcext:value-type="float">
            <text:p>0.4437143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.5056883" calcext:value-type="float">
            <text:p>0.5056883</text:p>
          </table:table-cell>
          <table:table-cell/>
          <table:table-cell table:formula="of:=COM.MICROSOFT.CONCAT([.B38]-1)" office:value-type="string" office:string-value="72" calcext:value-type="string">
            <text:p>72</text:p>
          </table:table-cell>
          <table:table-cell table:formula="of:=COM.MICROSOFT.CONCAT(&quot;&amp; &quot;; [.C38])" office:value-type="string" office:string-value="&amp; " calcext:value-type="string">
            <text:p>&amp; </text:p>
          </table:table-cell>
          <table:table-cell table:formula="of:=COM.MICROSOFT.CONCAT(&quot;&amp; &quot;; [.D38])" office:value-type="string" office:string-value="&amp; " calcext:value-type="string">
            <text:p>&amp; </text:p>
          </table:table-cell>
          <table:table-cell table:formula="of:=COM.MICROSOFT.CONCAT(&quot;&amp; &quot;; ROUND([.E38];[.$X$2]))" office:value-type="string" office:string-value="&amp; 0.036" calcext:value-type="string">
            <text:p>&amp; 0.036</text:p>
          </table:table-cell>
          <table:table-cell table:formula="of:=COM.MICROSOFT.CONCAT(&quot;&amp; &quot;; ROUND([.F38];[.$X$2]))" office:value-type="string" office:string-value="&amp; 0.34" calcext:value-type="string">
            <text:p>&amp; 0.34</text:p>
          </table:table-cell>
          <table:table-cell table:formula="of:=COM.MICROSOFT.CONCAT(&quot;&amp; &quot;; ROUND([.G38];[.$X$2]))" office:value-type="string" office:string-value="&amp; 0.356" calcext:value-type="string">
            <text:p>&amp; 0.356</text:p>
          </table:table-cell>
          <table:table-cell table:formula="of:=COM.MICROSOFT.CONCAT(&quot;&amp; &quot;; ROUND([.H38];[.$X$2]))" office:value-type="string" office:string-value="&amp; 0.376" calcext:value-type="string">
            <text:p>&amp; 0.376</text:p>
          </table:table-cell>
          <table:table-cell table:formula="of:=COM.MICROSOFT.CONCAT(&quot;&amp; &quot;; ROUND([.I38];[.$X$2]))" office:value-type="string" office:string-value="&amp; 0.444" calcext:value-type="string">
            <text:p>&amp; 0.444</text:p>
          </table:table-cell>
          <table:table-cell table:formula="of:=COM.MICROSOFT.CONCAT(&quot;&amp; &quot;; ROUND([.J38];[.$X$2]))" office:value-type="string" office:string-value="&amp; 0.468" calcext:value-type="string">
            <text:p>&amp; 0.468</text:p>
          </table:table-cell>
          <table:table-cell table:formula="of:=COM.MICROSOFT.CONCAT(&quot;&amp; &quot;; ROUND([.K38];[.$X$2]); &quot; \\&quot;)" office:value-type="string" office:string-value="&amp; 0.506 \\" calcext:value-type="string">
            <text:p>&amp; 0.50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00777514046916667" calcext:value-type="float">
            <text:p>0.007775</text:p>
          </table:table-cell>
          <table:table-cell office:value-type="float" office:value="0.29556" calcext:value-type="float">
            <text:p>0.29556</text:p>
          </table:table-cell>
          <table:table-cell office:value-type="float" office:value="0.33379" calcext:value-type="float">
            <text:p>0.33379</text:p>
          </table:table-cell>
          <table:table-cell office:value-type="float" office:value="0.397827" calcext:value-type="float">
            <text:p>0.397827</text:p>
          </table:table-cell>
          <table:table-cell office:value-type="float" office:value="0.4558433" calcext:value-type="float">
            <text:p>0.4558433</text:p>
          </table:table-cell>
          <table:table-cell office:value-type="float" office:value="0.4555547" calcext:value-type="float">
            <text:p>0.4555547</text:p>
          </table:table-cell>
          <table:table-cell office:value-type="float" office:value="0.4564593" calcext:value-type="float">
            <text:p>0.4564593</text:p>
          </table:table-cell>
          <table:table-cell/>
          <table:table-cell table:formula="of:=COM.MICROSOFT.CONCAT([.B39]-1)" office:value-type="string" office:string-value="74" calcext:value-type="string">
            <text:p>74</text:p>
          </table:table-cell>
          <table:table-cell table:formula="of:=COM.MICROSOFT.CONCAT(&quot;&amp; &quot;; [.C39])" office:value-type="string" office:string-value="&amp; " calcext:value-type="string">
            <text:p>&amp; </text:p>
          </table:table-cell>
          <table:table-cell table:formula="of:=COM.MICROSOFT.CONCAT(&quot;&amp; &quot;; [.D39])" office:value-type="string" office:string-value="&amp; " calcext:value-type="string">
            <text:p>&amp; </text:p>
          </table:table-cell>
          <table:table-cell table:formula="of:=COM.MICROSOFT.CONCAT(&quot;&amp; &quot;; ROUND([.E39];[.$X$2]))" office:value-type="string" office:string-value="&amp; 0.008" calcext:value-type="string">
            <text:p>&amp; 0.008</text:p>
          </table:table-cell>
          <table:table-cell table:formula="of:=COM.MICROSOFT.CONCAT(&quot;&amp; &quot;; ROUND([.F39];[.$X$2]))" office:value-type="string" office:string-value="&amp; 0.296" calcext:value-type="string">
            <text:p>&amp; 0.296</text:p>
          </table:table-cell>
          <table:table-cell table:formula="of:=COM.MICROSOFT.CONCAT(&quot;&amp; &quot;; ROUND([.G39];[.$X$2]))" office:value-type="string" office:string-value="&amp; 0.334" calcext:value-type="string">
            <text:p>&amp; 0.334</text:p>
          </table:table-cell>
          <table:table-cell table:formula="of:=COM.MICROSOFT.CONCAT(&quot;&amp; &quot;; ROUND([.H39];[.$X$2]))" office:value-type="string" office:string-value="&amp; 0.398" calcext:value-type="string">
            <text:p>&amp; 0.398</text:p>
          </table:table-cell>
          <table:table-cell table:formula="of:=COM.MICROSOFT.CONCAT(&quot;&amp; &quot;; ROUND([.I39];[.$X$2]))" office:value-type="string" office:string-value="&amp; 0.456" calcext:value-type="string">
            <text:p>&amp; 0.456</text:p>
          </table:table-cell>
          <table:table-cell table:formula="of:=COM.MICROSOFT.CONCAT(&quot;&amp; &quot;; ROUND([.J39];[.$X$2]))" office:value-type="string" office:string-value="&amp; 0.456" calcext:value-type="string">
            <text:p>&amp; 0.456</text:p>
          </table:table-cell>
          <table:table-cell table:formula="of:=COM.MICROSOFT.CONCAT(&quot;&amp; &quot;; ROUND([.K39];[.$X$2]); &quot; \\&quot;)" office:value-type="string" office:string-value="&amp; 0.456 \\" calcext:value-type="string">
            <text:p>&amp; 0.45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table:style-name="Default"/>
          <table:table-cell office:value-type="float" office:value="0.264139" calcext:value-type="float">
            <text:p>0.264139</text:p>
          </table:table-cell>
          <table:table-cell office:value-type="float" office:value="0.317022" calcext:value-type="float">
            <text:p>0.317022</text:p>
          </table:table-cell>
          <table:table-cell office:value-type="float" office:value="0.417691" calcext:value-type="float">
            <text:p>0.417691</text:p>
          </table:table-cell>
          <table:table-cell office:value-type="float" office:value="0.429153" calcext:value-type="float">
            <text:p>0.429153</text:p>
          </table:table-cell>
          <table:table-cell office:value-type="float" office:value="0.4469983" calcext:value-type="float">
            <text:p>0.4469983</text:p>
          </table:table-cell>
          <table:table-cell office:value-type="float" office:value="0.4500803" calcext:value-type="float">
            <text:p>0.4500803</text:p>
          </table:table-cell>
          <table:table-cell/>
          <table:table-cell table:formula="of:=COM.MICROSOFT.CONCAT([.B40]-1)" office:value-type="string" office:string-value="76" calcext:value-type="string">
            <text:p>76</text:p>
          </table:table-cell>
          <table:table-cell table:formula="of:=COM.MICROSOFT.CONCAT(&quot;&amp; &quot;; [.C40])" office:value-type="string" office:string-value="&amp; " calcext:value-type="string">
            <text:p>&amp; </text:p>
          </table:table-cell>
          <table:table-cell table:formula="of:=COM.MICROSOFT.CONCAT(&quot;&amp; &quot;; [.D40])" office:value-type="string" office:string-value="&amp; " calcext:value-type="string">
            <text:p>&amp; </text:p>
          </table:table-cell>
          <table:table-cell table:formula="of:=COM.MICROSOFT.CONCAT(&quot;&amp; &quot;; [.E40])" office:value-type="string" office:string-value="&amp; " calcext:value-type="string">
            <text:p>&amp; </text:p>
          </table:table-cell>
          <table:table-cell table:formula="of:=COM.MICROSOFT.CONCAT(&quot;&amp; &quot;; ROUND([.F40];[.$X$2]))" office:value-type="string" office:string-value="&amp; 0.264" calcext:value-type="string">
            <text:p>&amp; 0.264</text:p>
          </table:table-cell>
          <table:table-cell table:formula="of:=COM.MICROSOFT.CONCAT(&quot;&amp; &quot;; ROUND([.G40];[.$X$2]))" office:value-type="string" office:string-value="&amp; 0.317" calcext:value-type="string">
            <text:p>&amp; 0.317</text:p>
          </table:table-cell>
          <table:table-cell table:formula="of:=COM.MICROSOFT.CONCAT(&quot;&amp; &quot;; ROUND([.H40];[.$X$2]))" office:value-type="string" office:string-value="&amp; 0.418" calcext:value-type="string">
            <text:p>&amp; 0.418</text:p>
          </table:table-cell>
          <table:table-cell table:formula="of:=COM.MICROSOFT.CONCAT(&quot;&amp; &quot;; ROUND([.I40];[.$X$2]))" office:value-type="string" office:string-value="&amp; 0.429" calcext:value-type="string">
            <text:p>&amp; 0.429</text:p>
          </table:table-cell>
          <table:table-cell table:formula="of:=COM.MICROSOFT.CONCAT(&quot;&amp; &quot;; ROUND([.J40];[.$X$2]))" office:value-type="string" office:string-value="&amp; 0.447" calcext:value-type="string">
            <text:p>&amp; 0.447</text:p>
          </table:table-cell>
          <table:table-cell table:formula="of:=COM.MICROSOFT.CONCAT(&quot;&amp; &quot;; ROUND([.K40];[.$X$2]); &quot; \\&quot;)" office:value-type="string" office:string-value="&amp; 0.45 \\" calcext:value-type="string">
            <text:p>&amp; 0.45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  <table:table-cell office:value-type="float" office:value="0.282318" calcext:value-type="float">
            <text:p>0.282318</text:p>
          </table:table-cell>
          <table:table-cell office:value-type="float" office:value="0.3243433" calcext:value-type="float">
            <text:p>0.3243433</text:p>
          </table:table-cell>
          <table:table-cell office:value-type="float" office:value="0.3661043" calcext:value-type="float">
            <text:p>0.3661043</text:p>
          </table:table-cell>
          <table:table-cell office:value-type="float" office:value="0.4045813" calcext:value-type="float">
            <text:p>0.4045813</text:p>
          </table:table-cell>
          <table:table-cell office:value-type="float" office:value="0.4242757" calcext:value-type="float">
            <text:p>0.4242757</text:p>
          </table:table-cell>
          <table:table-cell office:value-type="float" office:value="0.42743" calcext:value-type="float">
            <text:p>0.42743</text:p>
          </table:table-cell>
          <table:table-cell/>
          <table:table-cell table:formula="of:=COM.MICROSOFT.CONCAT([.B41]-1)" office:value-type="string" office:string-value="78" calcext:value-type="string">
            <text:p>78</text:p>
          </table:table-cell>
          <table:table-cell table:formula="of:=COM.MICROSOFT.CONCAT(&quot;&amp; &quot;; [.C41])" office:value-type="string" office:string-value="&amp; " calcext:value-type="string">
            <text:p>&amp; </text:p>
          </table:table-cell>
          <table:table-cell table:formula="of:=COM.MICROSOFT.CONCAT(&quot;&amp; &quot;; [.D41])" office:value-type="string" office:string-value="&amp; " calcext:value-type="string">
            <text:p>&amp; </text:p>
          </table:table-cell>
          <table:table-cell table:formula="of:=COM.MICROSOFT.CONCAT(&quot;&amp; &quot;; [.E41])" office:value-type="string" office:string-value="&amp; " calcext:value-type="string">
            <text:p>&amp; </text:p>
          </table:table-cell>
          <table:table-cell table:formula="of:=COM.MICROSOFT.CONCAT(&quot;&amp; &quot;; ROUND([.F41];[.$X$2]))" office:value-type="string" office:string-value="&amp; 0.282" calcext:value-type="string">
            <text:p>&amp; 0.282</text:p>
          </table:table-cell>
          <table:table-cell table:formula="of:=COM.MICROSOFT.CONCAT(&quot;&amp; &quot;; ROUND([.G41];[.$X$2]))" office:value-type="string" office:string-value="&amp; 0.324" calcext:value-type="string">
            <text:p>&amp; 0.324</text:p>
          </table:table-cell>
          <table:table-cell table:formula="of:=COM.MICROSOFT.CONCAT(&quot;&amp; &quot;; ROUND([.H41];[.$X$2]))" office:value-type="string" office:string-value="&amp; 0.366" calcext:value-type="string">
            <text:p>&amp; 0.366</text:p>
          </table:table-cell>
          <table:table-cell table:formula="of:=COM.MICROSOFT.CONCAT(&quot;&amp; &quot;; ROUND([.I41];[.$X$2]))" office:value-type="string" office:string-value="&amp; 0.405" calcext:value-type="string">
            <text:p>&amp; 0.405</text:p>
          </table:table-cell>
          <table:table-cell table:formula="of:=COM.MICROSOFT.CONCAT(&quot;&amp; &quot;; ROUND([.J41];[.$X$2]))" office:value-type="string" office:string-value="&amp; 0.424" calcext:value-type="string">
            <text:p>&amp; 0.424</text:p>
          </table:table-cell>
          <table:table-cell table:formula="of:=COM.MICROSOFT.CONCAT(&quot;&amp; &quot;; ROUND([.K41];[.$X$2]); &quot; \\&quot;)" office:value-type="string" office:string-value="&amp; 0.427 \\" calcext:value-type="string">
            <text:p>&amp; 0.42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  <table:table-cell office:value-type="float" office:value="0.2748203" calcext:value-type="float">
            <text:p>0.2748203</text:p>
          </table:table-cell>
          <table:table-cell office:value-type="float" office:value="0.3316113" calcext:value-type="float">
            <text:p>0.3316113</text:p>
          </table:table-cell>
          <table:table-cell office:value-type="float" office:value="0.348093" calcext:value-type="float">
            <text:p>0.348093</text:p>
          </table:table-cell>
          <table:table-cell office:value-type="float" office:value="0.407373" calcext:value-type="float">
            <text:p>0.407373</text:p>
          </table:table-cell>
          <table:table-cell office:value-type="float" office:value="0.441503" calcext:value-type="float">
            <text:p>0.441503</text:p>
          </table:table-cell>
          <table:table-cell office:value-type="float" office:value="0.4710583" calcext:value-type="float">
            <text:p>0.4710583</text:p>
          </table:table-cell>
          <table:table-cell/>
          <table:table-cell table:formula="of:=COM.MICROSOFT.CONCAT([.B42]-1)" office:value-type="string" office:string-value="80" calcext:value-type="string">
            <text:p>80</text:p>
          </table:table-cell>
          <table:table-cell table:formula="of:=COM.MICROSOFT.CONCAT(&quot;&amp; &quot;; [.C42])" office:value-type="string" office:string-value="&amp; " calcext:value-type="string">
            <text:p>&amp; </text:p>
          </table:table-cell>
          <table:table-cell table:formula="of:=COM.MICROSOFT.CONCAT(&quot;&amp; &quot;; [.D42])" office:value-type="string" office:string-value="&amp; " calcext:value-type="string">
            <text:p>&amp; </text:p>
          </table:table-cell>
          <table:table-cell table:formula="of:=COM.MICROSOFT.CONCAT(&quot;&amp; &quot;; [.E42])" office:value-type="string" office:string-value="&amp; " calcext:value-type="string">
            <text:p>&amp; </text:p>
          </table:table-cell>
          <table:table-cell table:formula="of:=COM.MICROSOFT.CONCAT(&quot;&amp; &quot;; ROUND([.F42];[.$X$2]))" office:value-type="string" office:string-value="&amp; 0.275" calcext:value-type="string">
            <text:p>&amp; 0.275</text:p>
          </table:table-cell>
          <table:table-cell table:formula="of:=COM.MICROSOFT.CONCAT(&quot;&amp; &quot;; ROUND([.G42];[.$X$2]))" office:value-type="string" office:string-value="&amp; 0.332" calcext:value-type="string">
            <text:p>&amp; 0.332</text:p>
          </table:table-cell>
          <table:table-cell table:formula="of:=COM.MICROSOFT.CONCAT(&quot;&amp; &quot;; ROUND([.H42];[.$X$2]))" office:value-type="string" office:string-value="&amp; 0.348" calcext:value-type="string">
            <text:p>&amp; 0.348</text:p>
          </table:table-cell>
          <table:table-cell table:formula="of:=COM.MICROSOFT.CONCAT(&quot;&amp; &quot;; ROUND([.I42];[.$X$2]))" office:value-type="string" office:string-value="&amp; 0.407" calcext:value-type="string">
            <text:p>&amp; 0.407</text:p>
          </table:table-cell>
          <table:table-cell table:formula="of:=COM.MICROSOFT.CONCAT(&quot;&amp; &quot;; ROUND([.J42];[.$X$2]))" office:value-type="string" office:string-value="&amp; 0.442" calcext:value-type="string">
            <text:p>&amp; 0.442</text:p>
          </table:table-cell>
          <table:table-cell table:formula="of:=COM.MICROSOFT.CONCAT(&quot;&amp; &quot;; ROUND([.K42];[.$X$2]); &quot; \\&quot;)" office:value-type="string" office:string-value="&amp; 0.471 \\" calcext:value-type="string">
            <text:p>&amp; 0.471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  <table:table-cell office:value-type="float" office:value="0.2633707" calcext:value-type="float">
            <text:p>0.2633707</text:p>
          </table:table-cell>
          <table:table-cell office:value-type="float" office:value="0.293037" calcext:value-type="float">
            <text:p>0.293037</text:p>
          </table:table-cell>
          <table:table-cell office:value-type="float" office:value="0.3680923" calcext:value-type="float">
            <text:p>0.3680923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0.476273" calcext:value-type="float">
            <text:p>0.476273</text:p>
          </table:table-cell>
          <table:table-cell office:value-type="float" office:value="0.465976" calcext:value-type="float">
            <text:p>0.465976</text:p>
          </table:table-cell>
          <table:table-cell/>
          <table:table-cell table:formula="of:=COM.MICROSOFT.CONCAT([.B43]-1)" office:value-type="string" office:string-value="82" calcext:value-type="string">
            <text:p>82</text:p>
          </table:table-cell>
          <table:table-cell table:formula="of:=COM.MICROSOFT.CONCAT(&quot;&amp; &quot;; [.C43])" office:value-type="string" office:string-value="&amp; " calcext:value-type="string">
            <text:p>&amp; </text:p>
          </table:table-cell>
          <table:table-cell table:formula="of:=COM.MICROSOFT.CONCAT(&quot;&amp; &quot;; [.D43])" office:value-type="string" office:string-value="&amp; " calcext:value-type="string">
            <text:p>&amp; </text:p>
          </table:table-cell>
          <table:table-cell table:formula="of:=COM.MICROSOFT.CONCAT(&quot;&amp; &quot;; [.E43])" office:value-type="string" office:string-value="&amp; " calcext:value-type="string">
            <text:p>&amp; </text:p>
          </table:table-cell>
          <table:table-cell table:formula="of:=COM.MICROSOFT.CONCAT(&quot;&amp; &quot;; ROUND([.F43];[.$X$2]))" office:value-type="string" office:string-value="&amp; 0.263" calcext:value-type="string">
            <text:p>&amp; 0.263</text:p>
          </table:table-cell>
          <table:table-cell table:formula="of:=COM.MICROSOFT.CONCAT(&quot;&amp; &quot;; ROUND([.G43];[.$X$2]))" office:value-type="string" office:string-value="&amp; 0.293" calcext:value-type="string">
            <text:p>&amp; 0.293</text:p>
          </table:table-cell>
          <table:table-cell table:formula="of:=COM.MICROSOFT.CONCAT(&quot;&amp; &quot;; ROUND([.H43];[.$X$2]))" office:value-type="string" office:string-value="&amp; 0.368" calcext:value-type="string">
            <text:p>&amp; 0.368</text:p>
          </table:table-cell>
          <table:table-cell table:formula="of:=COM.MICROSOFT.CONCAT(&quot;&amp; &quot;; ROUND([.I43];[.$X$2]))" office:value-type="string" office:string-value="&amp; 0.416" calcext:value-type="string">
            <text:p>&amp; 0.416</text:p>
          </table:table-cell>
          <table:table-cell table:formula="of:=COM.MICROSOFT.CONCAT(&quot;&amp; &quot;; ROUND([.J43];[.$X$2]))" office:value-type="string" office:string-value="&amp; 0.476" calcext:value-type="string">
            <text:p>&amp; 0.476</text:p>
          </table:table-cell>
          <table:table-cell table:formula="of:=COM.MICROSOFT.CONCAT(&quot;&amp; &quot;; ROUND([.K43];[.$X$2]); &quot; \\&quot;)" office:value-type="string" office:string-value="&amp; 0.466 \\" calcext:value-type="string">
            <text:p>&amp; 0.46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office:value-type="float" office:value="0.24813" calcext:value-type="float">
            <text:p>0.24813</text:p>
          </table:table-cell>
          <table:table-cell office:value-type="float" office:value="0.273046" calcext:value-type="float">
            <text:p>0.273046</text:p>
          </table:table-cell>
          <table:table-cell office:value-type="float" office:value="0.3432433" calcext:value-type="float">
            <text:p>0.3432433</text:p>
          </table:table-cell>
          <table:table-cell office:value-type="float" office:value="0.3922983" calcext:value-type="float">
            <text:p>0.3922983</text:p>
          </table:table-cell>
          <table:table-cell office:value-type="float" office:value="0.3936807" calcext:value-type="float">
            <text:p>0.3936807</text:p>
          </table:table-cell>
          <table:table-cell office:value-type="float" office:value="0.3889307" calcext:value-type="float">
            <text:p>0.3889307</text:p>
          </table:table-cell>
          <table:table-cell/>
          <table:table-cell table:formula="of:=COM.MICROSOFT.CONCAT([.B44]-1)" office:value-type="string" office:string-value="84" calcext:value-type="string">
            <text:p>84</text:p>
          </table:table-cell>
          <table:table-cell table:formula="of:=COM.MICROSOFT.CONCAT(&quot;&amp; &quot;; [.C44])" office:value-type="string" office:string-value="&amp; " calcext:value-type="string">
            <text:p>&amp; </text:p>
          </table:table-cell>
          <table:table-cell table:formula="of:=COM.MICROSOFT.CONCAT(&quot;&amp; &quot;; [.D44])" office:value-type="string" office:string-value="&amp; " calcext:value-type="string">
            <text:p>&amp; </text:p>
          </table:table-cell>
          <table:table-cell table:formula="of:=COM.MICROSOFT.CONCAT(&quot;&amp; &quot;; [.E44])" office:value-type="string" office:string-value="&amp; " calcext:value-type="string">
            <text:p>&amp; </text:p>
          </table:table-cell>
          <table:table-cell table:formula="of:=COM.MICROSOFT.CONCAT(&quot;&amp; &quot;; ROUND([.F44];[.$X$2]))" office:value-type="string" office:string-value="&amp; 0.248" calcext:value-type="string">
            <text:p>&amp; 0.248</text:p>
          </table:table-cell>
          <table:table-cell table:formula="of:=COM.MICROSOFT.CONCAT(&quot;&amp; &quot;; ROUND([.G44];[.$X$2]))" office:value-type="string" office:string-value="&amp; 0.273" calcext:value-type="string">
            <text:p>&amp; 0.273</text:p>
          </table:table-cell>
          <table:table-cell table:formula="of:=COM.MICROSOFT.CONCAT(&quot;&amp; &quot;; ROUND([.H44];[.$X$2]))" office:value-type="string" office:string-value="&amp; 0.343" calcext:value-type="string">
            <text:p>&amp; 0.343</text:p>
          </table:table-cell>
          <table:table-cell table:formula="of:=COM.MICROSOFT.CONCAT(&quot;&amp; &quot;; ROUND([.I44];[.$X$2]))" office:value-type="string" office:string-value="&amp; 0.392" calcext:value-type="string">
            <text:p>&amp; 0.392</text:p>
          </table:table-cell>
          <table:table-cell table:formula="of:=COM.MICROSOFT.CONCAT(&quot;&amp; &quot;; ROUND([.J44];[.$X$2]))" office:value-type="string" office:string-value="&amp; 0.394" calcext:value-type="string">
            <text:p>&amp; 0.394</text:p>
          </table:table-cell>
          <table:table-cell table:formula="of:=COM.MICROSOFT.CONCAT(&quot;&amp; &quot;; ROUND([.K44];[.$X$2]); &quot; \\&quot;)" office:value-type="string" office:string-value="&amp; 0.389 \\" calcext:value-type="string">
            <text:p>&amp; 0.38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office:value-type="float" office:value="0.224039" calcext:value-type="float">
            <text:p>0.224039</text:p>
          </table:table-cell>
          <table:table-cell office:value-type="float" office:value="0.284743" calcext:value-type="float">
            <text:p>0.284743</text:p>
          </table:table-cell>
          <table:table-cell office:value-type="float" office:value="0.3104487" calcext:value-type="float">
            <text:p>0.3104487</text:p>
          </table:table-cell>
          <table:table-cell office:value-type="float" office:value="0.4108133" calcext:value-type="float">
            <text:p>0.4108133</text:p>
          </table:table-cell>
          <table:table-cell office:value-type="float" office:value="0.426482" calcext:value-type="float">
            <text:p>0.426482</text:p>
          </table:table-cell>
          <table:table-cell office:value-type="float" office:value="0.4398227" calcext:value-type="float">
            <text:p>0.4398227</text:p>
          </table:table-cell>
          <table:table-cell/>
          <table:table-cell table:formula="of:=COM.MICROSOFT.CONCAT([.B45]-1)" office:value-type="string" office:string-value="86" calcext:value-type="string">
            <text:p>86</text:p>
          </table:table-cell>
          <table:table-cell table:formula="of:=COM.MICROSOFT.CONCAT(&quot;&amp; &quot;; [.C45])" office:value-type="string" office:string-value="&amp; " calcext:value-type="string">
            <text:p>&amp; </text:p>
          </table:table-cell>
          <table:table-cell table:formula="of:=COM.MICROSOFT.CONCAT(&quot;&amp; &quot;; [.D45])" office:value-type="string" office:string-value="&amp; " calcext:value-type="string">
            <text:p>&amp; </text:p>
          </table:table-cell>
          <table:table-cell table:formula="of:=COM.MICROSOFT.CONCAT(&quot;&amp; &quot;; [.E45])" office:value-type="string" office:string-value="&amp; " calcext:value-type="string">
            <text:p>&amp; </text:p>
          </table:table-cell>
          <table:table-cell table:formula="of:=COM.MICROSOFT.CONCAT(&quot;&amp; &quot;; ROUND([.F45];[.$X$2]))" office:value-type="string" office:string-value="&amp; 0.224" calcext:value-type="string">
            <text:p>&amp; 0.224</text:p>
          </table:table-cell>
          <table:table-cell table:formula="of:=COM.MICROSOFT.CONCAT(&quot;&amp; &quot;; ROUND([.G45];[.$X$2]))" office:value-type="string" office:string-value="&amp; 0.285" calcext:value-type="string">
            <text:p>&amp; 0.285</text:p>
          </table:table-cell>
          <table:table-cell table:formula="of:=COM.MICROSOFT.CONCAT(&quot;&amp; &quot;; ROUND([.H45];[.$X$2]))" office:value-type="string" office:string-value="&amp; 0.31" calcext:value-type="string">
            <text:p>&amp; 0.31</text:p>
          </table:table-cell>
          <table:table-cell table:formula="of:=COM.MICROSOFT.CONCAT(&quot;&amp; &quot;; ROUND([.I45];[.$X$2]))" office:value-type="string" office:string-value="&amp; 0.411" calcext:value-type="string">
            <text:p>&amp; 0.411</text:p>
          </table:table-cell>
          <table:table-cell table:formula="of:=COM.MICROSOFT.CONCAT(&quot;&amp; &quot;; ROUND([.J45];[.$X$2]))" office:value-type="string" office:string-value="&amp; 0.426" calcext:value-type="string">
            <text:p>&amp; 0.426</text:p>
          </table:table-cell>
          <table:table-cell table:formula="of:=COM.MICROSOFT.CONCAT(&quot;&amp; &quot;; ROUND([.K45];[.$X$2]); &quot; \\&quot;)" office:value-type="string" office:string-value="&amp; 0.44 \\" calcext:value-type="string">
            <text:p>&amp; 0.44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style-name="Default"/>
          <table:table-cell office:value-type="float" office:value="0.2349737" calcext:value-type="float">
            <text:p>0.2349737</text:p>
          </table:table-cell>
          <table:table-cell office:value-type="float" office:value="0.275873" calcext:value-type="float">
            <text:p>0.275873</text:p>
          </table:table-cell>
          <table:table-cell office:value-type="float" office:value="0.3255207" calcext:value-type="float">
            <text:p>0.3255207</text:p>
          </table:table-cell>
          <table:table-cell office:value-type="float" office:value="0.4218767" calcext:value-type="float">
            <text:p>0.4218767</text:p>
          </table:table-cell>
          <table:table-cell office:value-type="float" office:value="0.4269743" calcext:value-type="float">
            <text:p>0.4269743</text:p>
          </table:table-cell>
          <table:table-cell office:value-type="float" office:value="0.4473487" calcext:value-type="float">
            <text:p>0.4473487</text:p>
          </table:table-cell>
          <table:table-cell/>
          <table:table-cell table:formula="of:=COM.MICROSOFT.CONCAT([.B46]-1)" office:value-type="string" office:string-value="88" calcext:value-type="string">
            <text:p>88</text:p>
          </table:table-cell>
          <table:table-cell table:formula="of:=COM.MICROSOFT.CONCAT(&quot;&amp; &quot;; [.C46])" office:value-type="string" office:string-value="&amp; " calcext:value-type="string">
            <text:p>&amp; </text:p>
          </table:table-cell>
          <table:table-cell table:formula="of:=COM.MICROSOFT.CONCAT(&quot;&amp; &quot;; [.D46])" office:value-type="string" office:string-value="&amp; " calcext:value-type="string">
            <text:p>&amp; </text:p>
          </table:table-cell>
          <table:table-cell table:formula="of:=COM.MICROSOFT.CONCAT(&quot;&amp; &quot;; [.E46])" office:value-type="string" office:string-value="&amp; " calcext:value-type="string">
            <text:p>&amp; </text:p>
          </table:table-cell>
          <table:table-cell table:formula="of:=COM.MICROSOFT.CONCAT(&quot;&amp; &quot;; ROUND([.F46];[.$X$2]))" office:value-type="string" office:string-value="&amp; 0.235" calcext:value-type="string">
            <text:p>&amp; 0.235</text:p>
          </table:table-cell>
          <table:table-cell table:formula="of:=COM.MICROSOFT.CONCAT(&quot;&amp; &quot;; ROUND([.G46];[.$X$2]))" office:value-type="string" office:string-value="&amp; 0.276" calcext:value-type="string">
            <text:p>&amp; 0.276</text:p>
          </table:table-cell>
          <table:table-cell table:formula="of:=COM.MICROSOFT.CONCAT(&quot;&amp; &quot;; ROUND([.H46];[.$X$2]))" office:value-type="string" office:string-value="&amp; 0.326" calcext:value-type="string">
            <text:p>&amp; 0.326</text:p>
          </table:table-cell>
          <table:table-cell table:formula="of:=COM.MICROSOFT.CONCAT(&quot;&amp; &quot;; ROUND([.I46];[.$X$2]))" office:value-type="string" office:string-value="&amp; 0.422" calcext:value-type="string">
            <text:p>&amp; 0.422</text:p>
          </table:table-cell>
          <table:table-cell table:formula="of:=COM.MICROSOFT.CONCAT(&quot;&amp; &quot;; ROUND([.J46];[.$X$2]))" office:value-type="string" office:string-value="&amp; 0.427" calcext:value-type="string">
            <text:p>&amp; 0.427</text:p>
          </table:table-cell>
          <table:table-cell table:formula="of:=COM.MICROSOFT.CONCAT(&quot;&amp; &quot;; ROUND([.K46];[.$X$2]); &quot; \\&quot;)" office:value-type="string" office:string-value="&amp; 0.447 \\" calcext:value-type="string">
            <text:p>&amp; 0.447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style-name="Default"/>
          <table:table-cell office:value-type="float" office:value="0.2162363" calcext:value-type="float">
            <text:p>0.2162363</text:p>
          </table:table-cell>
          <table:table-cell office:value-type="float" office:value="0.2510597" calcext:value-type="float">
            <text:p>0.2510597</text:p>
          </table:table-cell>
          <table:table-cell office:value-type="float" office:value="0.3561297" calcext:value-type="float">
            <text:p>0.3561297</text:p>
          </table:table-cell>
          <table:table-cell office:value-type="float" office:value="0.358801" calcext:value-type="float">
            <text:p>0.358801</text:p>
          </table:table-cell>
          <table:table-cell office:value-type="float" office:value="0.4207987" calcext:value-type="float">
            <text:p>0.4207987</text:p>
          </table:table-cell>
          <table:table-cell office:value-type="float" office:value="0.4757803" calcext:value-type="float">
            <text:p>0.4757803</text:p>
          </table:table-cell>
          <table:table-cell/>
          <table:table-cell table:formula="of:=COM.MICROSOFT.CONCAT([.B47]-1)" office:value-type="string" office:string-value="90" calcext:value-type="string">
            <text:p>90</text:p>
          </table:table-cell>
          <table:table-cell table:formula="of:=COM.MICROSOFT.CONCAT(&quot;&amp; &quot;; [.C47])" office:value-type="string" office:string-value="&amp; " calcext:value-type="string">
            <text:p>&amp; </text:p>
          </table:table-cell>
          <table:table-cell table:formula="of:=COM.MICROSOFT.CONCAT(&quot;&amp; &quot;; [.D47])" office:value-type="string" office:string-value="&amp; " calcext:value-type="string">
            <text:p>&amp; </text:p>
          </table:table-cell>
          <table:table-cell table:formula="of:=COM.MICROSOFT.CONCAT(&quot;&amp; &quot;; [.E47])" office:value-type="string" office:string-value="&amp; " calcext:value-type="string">
            <text:p>&amp; </text:p>
          </table:table-cell>
          <table:table-cell table:formula="of:=COM.MICROSOFT.CONCAT(&quot;&amp; &quot;; ROUND([.F47];[.$X$2]))" office:value-type="string" office:string-value="&amp; 0.216" calcext:value-type="string">
            <text:p>&amp; 0.216</text:p>
          </table:table-cell>
          <table:table-cell table:formula="of:=COM.MICROSOFT.CONCAT(&quot;&amp; &quot;; ROUND([.G47];[.$X$2]))" office:value-type="string" office:string-value="&amp; 0.251" calcext:value-type="string">
            <text:p>&amp; 0.251</text:p>
          </table:table-cell>
          <table:table-cell table:formula="of:=COM.MICROSOFT.CONCAT(&quot;&amp; &quot;; ROUND([.H47];[.$X$2]))" office:value-type="string" office:string-value="&amp; 0.356" calcext:value-type="string">
            <text:p>&amp; 0.356</text:p>
          </table:table-cell>
          <table:table-cell table:formula="of:=COM.MICROSOFT.CONCAT(&quot;&amp; &quot;; ROUND([.I47];[.$X$2]))" office:value-type="string" office:string-value="&amp; 0.359" calcext:value-type="string">
            <text:p>&amp; 0.359</text:p>
          </table:table-cell>
          <table:table-cell table:formula="of:=COM.MICROSOFT.CONCAT(&quot;&amp; &quot;; ROUND([.J47];[.$X$2]))" office:value-type="string" office:string-value="&amp; 0.421" calcext:value-type="string">
            <text:p>&amp; 0.421</text:p>
          </table:table-cell>
          <table:table-cell table:formula="of:=COM.MICROSOFT.CONCAT(&quot;&amp; &quot;; ROUND([.K47];[.$X$2]); &quot; \\&quot;)" office:value-type="string" office:string-value="&amp; 0.476 \\" calcext:value-type="string">
            <text:p>&amp; 0.476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table:style-name="Default"/>
          <table:table-cell office:value-type="float" office:value="0.207554" calcext:value-type="float">
            <text:p>0.207554</text:p>
          </table:table-cell>
          <table:table-cell office:value-type="float" office:value="0.268192" calcext:value-type="float">
            <text:p>0.268192</text:p>
          </table:table-cell>
          <table:table-cell office:value-type="float" office:value="0.2887053" calcext:value-type="float">
            <text:p>0.2887053</text:p>
          </table:table-cell>
          <table:table-cell office:value-type="float" office:value="0.3718387" calcext:value-type="float">
            <text:p>0.3718387</text:p>
          </table:table-cell>
          <table:table-cell office:value-type="float" office:value="0.4695713" calcext:value-type="float">
            <text:p>0.4695713</text:p>
          </table:table-cell>
          <table:table-cell office:value-type="float" office:value="0.4478863" calcext:value-type="float">
            <text:p>0.4478863</text:p>
          </table:table-cell>
          <table:table-cell/>
          <table:table-cell table:formula="of:=COM.MICROSOFT.CONCAT([.B48]-1)" office:value-type="string" office:string-value="92" calcext:value-type="string">
            <text:p>92</text:p>
          </table:table-cell>
          <table:table-cell table:formula="of:=COM.MICROSOFT.CONCAT(&quot;&amp; &quot;; [.C48])" office:value-type="string" office:string-value="&amp; " calcext:value-type="string">
            <text:p>&amp; </text:p>
          </table:table-cell>
          <table:table-cell table:formula="of:=COM.MICROSOFT.CONCAT(&quot;&amp; &quot;; [.D48])" office:value-type="string" office:string-value="&amp; " calcext:value-type="string">
            <text:p>&amp; </text:p>
          </table:table-cell>
          <table:table-cell table:formula="of:=COM.MICROSOFT.CONCAT(&quot;&amp; &quot;; [.E48])" office:value-type="string" office:string-value="&amp; " calcext:value-type="string">
            <text:p>&amp; </text:p>
          </table:table-cell>
          <table:table-cell table:formula="of:=COM.MICROSOFT.CONCAT(&quot;&amp; &quot;; ROUND([.F48];[.$X$2]))" office:value-type="string" office:string-value="&amp; 0.208" calcext:value-type="string">
            <text:p>&amp; 0.208</text:p>
          </table:table-cell>
          <table:table-cell table:formula="of:=COM.MICROSOFT.CONCAT(&quot;&amp; &quot;; ROUND([.G48];[.$X$2]))" office:value-type="string" office:string-value="&amp; 0.268" calcext:value-type="string">
            <text:p>&amp; 0.268</text:p>
          </table:table-cell>
          <table:table-cell table:formula="of:=COM.MICROSOFT.CONCAT(&quot;&amp; &quot;; ROUND([.H48];[.$X$2]))" office:value-type="string" office:string-value="&amp; 0.289" calcext:value-type="string">
            <text:p>&amp; 0.289</text:p>
          </table:table-cell>
          <table:table-cell table:formula="of:=COM.MICROSOFT.CONCAT(&quot;&amp; &quot;; ROUND([.I48];[.$X$2]))" office:value-type="string" office:string-value="&amp; 0.372" calcext:value-type="string">
            <text:p>&amp; 0.372</text:p>
          </table:table-cell>
          <table:table-cell table:formula="of:=COM.MICROSOFT.CONCAT(&quot;&amp; &quot;; ROUND([.J48];[.$X$2]))" office:value-type="string" office:string-value="&amp; 0.47" calcext:value-type="string">
            <text:p>&amp; 0.47</text:p>
          </table:table-cell>
          <table:table-cell table:formula="of:=COM.MICROSOFT.CONCAT(&quot;&amp; &quot;; ROUND([.K48];[.$X$2]); &quot; \\&quot;)" office:value-type="string" office:string-value="&amp; 0.448 \\" calcext:value-type="string">
            <text:p>&amp; 0.448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  <table:table-cell office:value-type="float" office:value="0.22478" calcext:value-type="float">
            <text:p>0.22478</text:p>
          </table:table-cell>
          <table:table-cell office:value-type="float" office:value="0.2491857" calcext:value-type="float">
            <text:p>0.2491857</text:p>
          </table:table-cell>
          <table:table-cell office:value-type="float" office:value="0.3076117" calcext:value-type="float">
            <text:p>0.3076117</text:p>
          </table:table-cell>
          <table:table-cell office:value-type="float" office:value="0.4473483" calcext:value-type="float">
            <text:p>0.4473483</text:p>
          </table:table-cell>
          <table:table-cell office:value-type="float" office:value="0.4342867" calcext:value-type="float">
            <text:p>0.4342867</text:p>
          </table:table-cell>
          <table:table-cell office:value-type="float" office:value="0.4315467" calcext:value-type="float">
            <text:p>0.4315467</text:p>
          </table:table-cell>
          <table:table-cell/>
          <table:table-cell table:formula="of:=COM.MICROSOFT.CONCAT([.B49]-1)" office:value-type="string" office:string-value="94" calcext:value-type="string">
            <text:p>94</text:p>
          </table:table-cell>
          <table:table-cell table:formula="of:=COM.MICROSOFT.CONCAT(&quot;&amp; &quot;; [.C49])" office:value-type="string" office:string-value="&amp; " calcext:value-type="string">
            <text:p>&amp; </text:p>
          </table:table-cell>
          <table:table-cell table:formula="of:=COM.MICROSOFT.CONCAT(&quot;&amp; &quot;; [.D49])" office:value-type="string" office:string-value="&amp; " calcext:value-type="string">
            <text:p>&amp; </text:p>
          </table:table-cell>
          <table:table-cell table:formula="of:=COM.MICROSOFT.CONCAT(&quot;&amp; &quot;; [.E49])" office:value-type="string" office:string-value="&amp; " calcext:value-type="string">
            <text:p>&amp; </text:p>
          </table:table-cell>
          <table:table-cell table:formula="of:=COM.MICROSOFT.CONCAT(&quot;&amp; &quot;; ROUND([.F49];[.$X$2]))" office:value-type="string" office:string-value="&amp; 0.225" calcext:value-type="string">
            <text:p>&amp; 0.225</text:p>
          </table:table-cell>
          <table:table-cell table:formula="of:=COM.MICROSOFT.CONCAT(&quot;&amp; &quot;; ROUND([.G49];[.$X$2]))" office:value-type="string" office:string-value="&amp; 0.249" calcext:value-type="string">
            <text:p>&amp; 0.249</text:p>
          </table:table-cell>
          <table:table-cell table:formula="of:=COM.MICROSOFT.CONCAT(&quot;&amp; &quot;; ROUND([.H49];[.$X$2]))" office:value-type="string" office:string-value="&amp; 0.308" calcext:value-type="string">
            <text:p>&amp; 0.308</text:p>
          </table:table-cell>
          <table:table-cell table:formula="of:=COM.MICROSOFT.CONCAT(&quot;&amp; &quot;; ROUND([.I49];[.$X$2]))" office:value-type="string" office:string-value="&amp; 0.447" calcext:value-type="string">
            <text:p>&amp; 0.447</text:p>
          </table:table-cell>
          <table:table-cell table:formula="of:=COM.MICROSOFT.CONCAT(&quot;&amp; &quot;; ROUND([.J49];[.$X$2]))" office:value-type="string" office:string-value="&amp; 0.434" calcext:value-type="string">
            <text:p>&amp; 0.434</text:p>
          </table:table-cell>
          <table:table-cell table:formula="of:=COM.MICROSOFT.CONCAT(&quot;&amp; &quot;; ROUND([.K49];[.$X$2]); &quot; \\&quot;)" office:value-type="string" office:string-value="&amp; 0.432 \\" calcext:value-type="string">
            <text:p>&amp; 0.432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office:value-type="float" office:value="0.195433" calcext:value-type="float">
            <text:p>0.195433</text:p>
          </table:table-cell>
          <table:table-cell office:value-type="float" office:value="0.2720963" calcext:value-type="float">
            <text:p>0.2720963</text:p>
          </table:table-cell>
          <table:table-cell office:value-type="float" office:value="0.3587953" calcext:value-type="float">
            <text:p>0.3587953</text:p>
          </table:table-cell>
          <table:table-cell office:value-type="float" office:value="0.3456107" calcext:value-type="float">
            <text:p>0.3456107</text:p>
          </table:table-cell>
          <table:table-cell office:value-type="float" office:value="0.3567523" calcext:value-type="float">
            <text:p>0.3567523</text:p>
          </table:table-cell>
          <table:table-cell office:value-type="float" office:value="0.359219" calcext:value-type="float">
            <text:p>0.359219</text:p>
          </table:table-cell>
          <table:table-cell/>
          <table:table-cell table:formula="of:=COM.MICROSOFT.CONCAT([.B50]-1)" office:value-type="string" office:string-value="96" calcext:value-type="string">
            <text:p>96</text:p>
          </table:table-cell>
          <table:table-cell table:formula="of:=COM.MICROSOFT.CONCAT(&quot;&amp; &quot;; [.C50])" office:value-type="string" office:string-value="&amp; " calcext:value-type="string">
            <text:p>&amp; </text:p>
          </table:table-cell>
          <table:table-cell table:formula="of:=COM.MICROSOFT.CONCAT(&quot;&amp; &quot;; [.D50])" office:value-type="string" office:string-value="&amp; " calcext:value-type="string">
            <text:p>&amp; </text:p>
          </table:table-cell>
          <table:table-cell table:formula="of:=COM.MICROSOFT.CONCAT(&quot;&amp; &quot;; [.E50])" office:value-type="string" office:string-value="&amp; " calcext:value-type="string">
            <text:p>&amp; </text:p>
          </table:table-cell>
          <table:table-cell table:formula="of:=COM.MICROSOFT.CONCAT(&quot;&amp; &quot;; ROUND([.F50];[.$X$2]))" office:value-type="string" office:string-value="&amp; 0.195" calcext:value-type="string">
            <text:p>&amp; 0.195</text:p>
          </table:table-cell>
          <table:table-cell table:formula="of:=COM.MICROSOFT.CONCAT(&quot;&amp; &quot;; ROUND([.G50];[.$X$2]))" office:value-type="string" office:string-value="&amp; 0.272" calcext:value-type="string">
            <text:p>&amp; 0.272</text:p>
          </table:table-cell>
          <table:table-cell table:formula="of:=COM.MICROSOFT.CONCAT(&quot;&amp; &quot;; ROUND([.H50];[.$X$2]))" office:value-type="string" office:string-value="&amp; 0.359" calcext:value-type="string">
            <text:p>&amp; 0.359</text:p>
          </table:table-cell>
          <table:table-cell table:formula="of:=COM.MICROSOFT.CONCAT(&quot;&amp; &quot;; ROUND([.I50];[.$X$2]))" office:value-type="string" office:string-value="&amp; 0.346" calcext:value-type="string">
            <text:p>&amp; 0.346</text:p>
          </table:table-cell>
          <table:table-cell table:formula="of:=COM.MICROSOFT.CONCAT(&quot;&amp; &quot;; ROUND([.J50];[.$X$2]))" office:value-type="string" office:string-value="&amp; 0.357" calcext:value-type="string">
            <text:p>&amp; 0.357</text:p>
          </table:table-cell>
          <table:table-cell table:formula="of:=COM.MICROSOFT.CONCAT(&quot;&amp; &quot;; ROUND([.K50];[.$X$2]); &quot; \\&quot;)" office:value-type="string" office:string-value="&amp; 0.359 \\" calcext:value-type="string">
            <text:p>&amp; 0.359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style-name="Default"/>
          <table:table-cell office:value-type="float" office:value="0.221453" calcext:value-type="float">
            <text:p>0.221453</text:p>
          </table:table-cell>
          <table:table-cell office:value-type="float" office:value="0.2693227" calcext:value-type="float">
            <text:p>0.2693227</text:p>
          </table:table-cell>
          <table:table-cell office:value-type="float" office:value="0.2531617" calcext:value-type="float">
            <text:p>0.2531617</text:p>
          </table:table-cell>
          <table:table-cell office:value-type="float" office:value="0.328054" calcext:value-type="float">
            <text:p>0.328054</text:p>
          </table:table-cell>
          <table:table-cell office:value-type="float" office:value="0.4130473" calcext:value-type="float">
            <text:p>0.4130473</text:p>
          </table:table-cell>
          <table:table-cell office:value-type="float" office:value="0.4395343" calcext:value-type="float">
            <text:p>0.4395343</text:p>
          </table:table-cell>
          <table:table-cell/>
          <table:table-cell table:formula="of:=COM.MICROSOFT.CONCAT([.B51]-1)" office:value-type="string" office:string-value="98" calcext:value-type="string">
            <text:p>98</text:p>
          </table:table-cell>
          <table:table-cell table:formula="of:=COM.MICROSOFT.CONCAT(&quot;&amp; &quot;; [.C51])" office:value-type="string" office:string-value="&amp; " calcext:value-type="string">
            <text:p>&amp; </text:p>
          </table:table-cell>
          <table:table-cell table:formula="of:=COM.MICROSOFT.CONCAT(&quot;&amp; &quot;; [.D51])" office:value-type="string" office:string-value="&amp; " calcext:value-type="string">
            <text:p>&amp; </text:p>
          </table:table-cell>
          <table:table-cell table:formula="of:=COM.MICROSOFT.CONCAT(&quot;&amp; &quot;; [.E51])" office:value-type="string" office:string-value="&amp; " calcext:value-type="string">
            <text:p>&amp; </text:p>
          </table:table-cell>
          <table:table-cell table:formula="of:=COM.MICROSOFT.CONCAT(&quot;&amp; &quot;; ROUND([.F51];[.$X$2]))" office:value-type="string" office:string-value="&amp; 0.221" calcext:value-type="string">
            <text:p>&amp; 0.221</text:p>
          </table:table-cell>
          <table:table-cell table:formula="of:=COM.MICROSOFT.CONCAT(&quot;&amp; &quot;; ROUND([.G51];[.$X$2]))" office:value-type="string" office:string-value="&amp; 0.269" calcext:value-type="string">
            <text:p>&amp; 0.269</text:p>
          </table:table-cell>
          <table:table-cell table:formula="of:=COM.MICROSOFT.CONCAT(&quot;&amp; &quot;; ROUND([.H51];[.$X$2]))" office:value-type="string" office:string-value="&amp; 0.253" calcext:value-type="string">
            <text:p>&amp; 0.253</text:p>
          </table:table-cell>
          <table:table-cell table:formula="of:=COM.MICROSOFT.CONCAT(&quot;&amp; &quot;; ROUND([.I51];[.$X$2]))" office:value-type="string" office:string-value="&amp; 0.328" calcext:value-type="string">
            <text:p>&amp; 0.328</text:p>
          </table:table-cell>
          <table:table-cell table:formula="of:=COM.MICROSOFT.CONCAT(&quot;&amp; &quot;; ROUND([.J51];[.$X$2]))" office:value-type="string" office:string-value="&amp; 0.413" calcext:value-type="string">
            <text:p>&amp; 0.413</text:p>
          </table:table-cell>
          <table:table-cell table:formula="of:=COM.MICROSOFT.CONCAT(&quot;&amp; &quot;; ROUND([.K51];[.$X$2]); &quot; \\&quot;)" office:value-type="string" office:string-value="&amp; 0.44 \\" calcext:value-type="string">
            <text:p>&amp; 0.44 \\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style-name="Default"/>
          <table:table-cell office:value-type="float" office:value="0.09403453" calcext:value-type="float">
            <text:p>0.09403453</text:p>
          </table:table-cell>
          <table:table-cell office:value-type="float" office:value="0.2151987" calcext:value-type="float">
            <text:p>0.2151987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.5690453" calcext:value-type="float">
            <text:p>0.5690453</text:p>
          </table:table-cell>
          <table:table-cell office:value-type="float" office:value="0.6694403" calcext:value-type="float">
            <text:p>0.6694403</text:p>
          </table:table-cell>
          <table:table-cell office:value-type="float" office:value="0.6846533" calcext:value-type="float">
            <text:p>0.6846533</text:p>
          </table:table-cell>
          <table:table-cell/>
          <table:table-cell table:formula="of:=COM.MICROSOFT.CONCAT([.B52]-1)" office:value-type="string" office:string-value="100" calcext:value-type="string">
            <text:p>100</text:p>
          </table:table-cell>
          <table:table-cell table:formula="of:=COM.MICROSOFT.CONCAT(&quot;&amp; &quot;; [.C52])" office:value-type="string" office:string-value="&amp; " calcext:value-type="string">
            <text:p>&amp; </text:p>
          </table:table-cell>
          <table:table-cell table:formula="of:=COM.MICROSOFT.CONCAT(&quot;&amp; &quot;; [.D52])" office:value-type="string" office:string-value="&amp; " calcext:value-type="string">
            <text:p>&amp; </text:p>
          </table:table-cell>
          <table:table-cell table:formula="of:=COM.MICROSOFT.CONCAT(&quot;&amp; &quot;; [.E52])" office:value-type="string" office:string-value="&amp; " calcext:value-type="string">
            <text:p>&amp; </text:p>
          </table:table-cell>
          <table:table-cell table:formula="of:=COM.MICROSOFT.CONCAT(&quot;&amp; &quot;; ROUND([.F52];[.$X$2]))" office:value-type="string" office:string-value="&amp; 0.094" calcext:value-type="string">
            <text:p>&amp; 0.094</text:p>
          </table:table-cell>
          <table:table-cell table:formula="of:=COM.MICROSOFT.CONCAT(&quot;&amp; &quot;; ROUND([.G52];[.$X$2]))" office:value-type="string" office:string-value="&amp; 0.215" calcext:value-type="string">
            <text:p>&amp; 0.215</text:p>
          </table:table-cell>
          <table:table-cell table:formula="of:=COM.MICROSOFT.CONCAT(&quot;&amp; &quot;; ROUND([.H52];[.$X$2]))" office:value-type="string" office:string-value="&amp; 0.391" calcext:value-type="string">
            <text:p>&amp; 0.391</text:p>
          </table:table-cell>
          <table:table-cell table:formula="of:=COM.MICROSOFT.CONCAT(&quot;&amp; &quot;; ROUND([.I52];[.$X$2]))" office:value-type="string" office:string-value="&amp; 0.569" calcext:value-type="string">
            <text:p>&amp; 0.569</text:p>
          </table:table-cell>
          <table:table-cell table:formula="of:=COM.MICROSOFT.CONCAT(&quot;&amp; &quot;; ROUND([.J52];[.$X$2]))" office:value-type="string" office:string-value="&amp; 0.669" calcext:value-type="string">
            <text:p>&amp; 0.669</text:p>
          </table:table-cell>
          <table:table-cell table:formula="of:=COM.MICROSOFT.CONCAT(&quot;&amp; &quot;; ROUND([.K52];[.$X$2]); &quot; \\&quot;)" office:value-type="string" office:string-value="&amp; 0.685 \\" calcext:value-type="string">
            <text:p>&amp; 0.685 \\</text:p>
          </table:table-cell>
          <table:table-cell table:style-name="Default" table:number-columns-repeated="3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7"/>
          <table:table-cell table:style-name="Default" table:number-columns-repeated="13"/>
        </table:table-row>
        <table:table-row table:style-name="ro2">
          <table:table-cell table:number-columns-repeated="4"/>
          <table:table-cell table:style-name="Default"/>
          <table:table-cell table:number-columns-repeated="7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6:46:49.898691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9:17:20.784544282</dc:date>
    <meta:editing-duration>PT6H33M16S</meta:editing-duration>
    <meta:editing-cycles>17</meta:editing-cycles>
    <meta:generator>LibreOffice/5.3.6.1$Linux_X86_64 LibreOffice_project/30$Build-1</meta:generator>
    <meta:document-statistic meta:table-count="1" meta:cell-count="979" meta:object-count="0"/>
  </office:meta>
</office:document-meta>
</file>